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 and N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 table:number-rows-repeated="6">
          <table:table-cell table:style-name="ce1"/>
          <table:table-cell table:number-columns-repeated="9"/>
        </table:table-row>
        <table:table-row table:style-name="ro1">
          <table:table-cell table:style-name="ce1" office:value-type="string">
            <text:p>Fishing mortality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float" office:value="6">
            <text:p>6</text:p>
          </table:table-cell>
          <table:table-cell office:value-type="string">
            <text:p>7-plus</text:p>
          </table:table-cell>
        </table:table-row>
        <table:table-row table:style-name="ro1">
          <table:table-cell table:style-name="ce1"/>
          <table:table-cell office:value-type="string">
            <text:p>1998</text:p>
          </table:table-cell>
          <table:table-cell office:value-type="float" office:value="0.00689126">
            <text:p>0.00689126</text:p>
          </table:table-cell>
          <table:table-cell office:value-type="float" office:value="0.13640071">
            <text:p>0.13640071</text:p>
          </table:table-cell>
          <table:table-cell office:value-type="float" office:value="0.65651824">
            <text:p>0.65651824</text:p>
          </table:table-cell>
          <table:table-cell office:value-type="float" office:value="0.74808583">
            <text:p>0.74808583</text:p>
          </table:table-cell>
          <table:table-cell office:value-type="float" office:value="0.99614248">
            <text:p>0.99614248</text:p>
          </table:table-cell>
          <table:table-cell office:value-type="float" office:value="1.10207553">
            <text:p>1.10207553</text:p>
          </table:table-cell>
          <table:table-cell office:value-type="float" office:value="0">
            <text:p>0</text:p>
          </table:table-cell>
          <table:table-cell office:value-type="float" office:value="1.10207553">
            <text:p>1.10207553</text:p>
          </table:table-cell>
        </table:table-row>
        <table:table-row table:style-name="ro1">
          <table:table-cell table:style-name="ce1"/>
          <table:table-cell office:value-type="string">
            <text:p>1999</text:p>
          </table:table-cell>
          <table:table-cell office:value-type="float" office:value="0.0028825">
            <text:p>0.0028825</text:p>
          </table:table-cell>
          <table:table-cell office:value-type="float" office:value="0.17556764">
            <text:p>0.17556764</text:p>
          </table:table-cell>
          <table:table-cell office:value-type="float" office:value="0.90798365">
            <text:p>0.90798365</text:p>
          </table:table-cell>
          <table:table-cell office:value-type="float" office:value="1.11503745">
            <text:p>1.11503745</text:p>
          </table:table-cell>
          <table:table-cell office:value-type="float" office:value="1.24998461">
            <text:p>1.24998461</text:p>
          </table:table-cell>
          <table:table-cell office:value-type="float" office:value="1.55774215">
            <text:p>1.55774215</text:p>
          </table:table-cell>
          <table:table-cell office:value-type="float" office:value="0">
            <text:p>0</text:p>
          </table:table-cell>
          <table:table-cell office:value-type="float" office:value="1.55774215">
            <text:p>1.55774215</text:p>
          </table:table-cell>
        </table:table-row>
        <table:table-row table:style-name="ro1">
          <table:table-cell table:style-name="ce1"/>
          <table:table-cell office:value-type="string">
            <text:p>2000</text:p>
          </table:table-cell>
          <table:table-cell office:value-type="float" office:value="0.00119071">
            <text:p>0.00119071</text:p>
          </table:table-cell>
          <table:table-cell office:value-type="float" office:value="0.0789572">
            <text:p>0.0789572</text:p>
          </table:table-cell>
          <table:table-cell office:value-type="float" office:value="0.88061172">
            <text:p>0.88061172</text:p>
          </table:table-cell>
          <table:table-cell office:value-type="float" office:value="1.31687655">
            <text:p>1.31687655</text:p>
          </table:table-cell>
          <table:table-cell office:value-type="float" office:value="1.58516464">
            <text:p>1.58516464</text:p>
          </table:table-cell>
          <table:table-cell office:value-type="float" office:value="1.42565543">
            <text:p>1.42565543</text:p>
          </table:table-cell>
          <table:table-cell office:value-type="float" office:value="0">
            <text:p>0</text:p>
          </table:table-cell>
          <table:table-cell office:value-type="float" office:value="1.42565543">
            <text:p>1.42565543</text:p>
          </table:table-cell>
        </table:table-row>
        <table:table-row table:style-name="ro1">
          <table:table-cell table:style-name="ce1"/>
          <table:table-cell office:value-type="string">
            <text:p>2001</text:p>
          </table:table-cell>
          <table:table-cell office:value-type="float" office:value="0.00307503">
            <text:p>0.00307503</text:p>
          </table:table-cell>
          <table:table-cell office:value-type="float" office:value="0.10270986">
            <text:p>0.10270986</text:p>
          </table:table-cell>
          <table:table-cell office:value-type="float" office:value="0.53642522">
            <text:p>0.53642522</text:p>
          </table:table-cell>
          <table:table-cell office:value-type="float" office:value="1.24961939">
            <text:p>1.24961939</text:p>
          </table:table-cell>
          <table:table-cell office:value-type="float" office:value="1.26935601">
            <text:p>1.26935601</text:p>
          </table:table-cell>
          <table:table-cell office:value-type="float" office:value="1.42692305">
            <text:p>1.42692305</text:p>
          </table:table-cell>
          <table:table-cell office:value-type="float" office:value="0">
            <text:p>0</text:p>
          </table:table-cell>
          <table:table-cell office:value-type="float" office:value="1.42692305">
            <text:p>1.42692305</text:p>
          </table:table-cell>
        </table:table-row>
        <table:table-row table:style-name="ro1">
          <table:table-cell table:style-name="ce1"/>
          <table:table-cell office:value-type="string">
            <text:p>2002</text:p>
          </table:table-cell>
          <table:table-cell office:value-type="float" office:value="0.0457345">
            <text:p>0.0457345</text:p>
          </table:table-cell>
          <table:table-cell office:value-type="float" office:value="0.15360916">
            <text:p>0.15360916</text:p>
          </table:table-cell>
          <table:table-cell office:value-type="float" office:value="0.26671484">
            <text:p>0.26671484</text:p>
          </table:table-cell>
          <table:table-cell office:value-type="float" office:value="0.47159176">
            <text:p>0.47159176</text:p>
          </table:table-cell>
          <table:table-cell office:value-type="float" office:value="1.04111358">
            <text:p>1.04111358</text:p>
          </table:table-cell>
          <table:table-cell office:value-type="float" office:value="1.32753018">
            <text:p>1.32753018</text:p>
          </table:table-cell>
          <table:table-cell office:value-type="float" office:value="0">
            <text:p>0</text:p>
          </table:table-cell>
          <table:table-cell office:value-type="float" office:value="1.32753018">
            <text:p>1.32753018</text:p>
          </table:table-cell>
        </table:table-row>
        <table:table-row table:style-name="ro1">
          <table:table-cell table:style-name="ce1"/>
          <table:table-cell office:value-type="string">
            <text:p>2003</text:p>
          </table:table-cell>
          <table:table-cell office:value-type="float" office:value="0.00828446">
            <text:p>0.00828446</text:p>
          </table:table-cell>
          <table:table-cell office:value-type="float" office:value="0.12174048">
            <text:p>0.12174048</text:p>
          </table:table-cell>
          <table:table-cell office:value-type="float" office:value="0.44419667">
            <text:p>0.44419667</text:p>
          </table:table-cell>
          <table:table-cell office:value-type="float" office:value="0.33595016">
            <text:p>0.33595016</text:p>
          </table:table-cell>
          <table:table-cell office:value-type="float" office:value="0.42831703">
            <text:p>0.42831703</text:p>
          </table:table-cell>
          <table:table-cell office:value-type="float" office:value="1.17274313">
            <text:p>1.17274313</text:p>
          </table:table-cell>
          <table:table-cell office:value-type="float" office:value="0">
            <text:p>0</text:p>
          </table:table-cell>
          <table:table-cell office:value-type="float" office:value="1.17274313">
            <text:p>1.17274313</text:p>
          </table:table-cell>
        </table:table-row>
        <table:table-row table:style-name="ro1">
          <table:table-cell table:style-name="ce1"/>
          <table:table-cell office:value-type="string">
            <text:p>2004</text:p>
          </table:table-cell>
          <table:table-cell office:value-type="float" office:value="0.00094907">
            <text:p>0.00094907</text:p>
          </table:table-cell>
          <table:table-cell office:value-type="float" office:value="0.06342556">
            <text:p>0.06342556</text:p>
          </table:table-cell>
          <table:table-cell office:value-type="float" office:value="0.40724038">
            <text:p>0.40724038</text:p>
          </table:table-cell>
          <table:table-cell office:value-type="float" office:value="0.44129517">
            <text:p>0.44129517</text:p>
          </table:table-cell>
          <table:table-cell office:value-type="float" office:value="0.51144112">
            <text:p>0.51144112</text:p>
          </table:table-cell>
          <table:table-cell office:value-type="float" office:value="0.81968426">
            <text:p>0.81968426</text:p>
          </table:table-cell>
          <table:table-cell office:value-type="float" office:value="0">
            <text:p>0</text:p>
          </table:table-cell>
          <table:table-cell office:value-type="float" office:value="0.81968426">
            <text:p>0.81968426</text:p>
          </table:table-cell>
        </table:table-row>
        <table:table-row table:style-name="ro1">
          <table:table-cell/>
          <table:table-cell office:value-type="string">
            <text:p>2005</text:p>
          </table:table-cell>
          <table:table-cell table:style-name="Default" office:value-type="float" office:value="0.00049122">
            <text:p>0.00049122</text:p>
          </table:table-cell>
          <table:table-cell table:style-name="Default" office:value-type="float" office:value="0.06356801">
            <text:p>0.06356801</text:p>
          </table:table-cell>
          <table:table-cell table:style-name="Default" office:value-type="float" office:value="0.38353456">
            <text:p>0.38353456</text:p>
          </table:table-cell>
          <table:table-cell table:style-name="Default" office:value-type="float" office:value="0.57460089">
            <text:p>0.57460089</text:p>
          </table:table-cell>
          <table:table-cell table:style-name="Default" office:value-type="float" office:value="0.44736201">
            <text:p>0.44736201</text:p>
          </table:table-cell>
          <table:table-cell table:style-name="Default" office:value-type="float" office:value="0.91640212">
            <text:p>0.91640212</text:p>
          </table:table-cell>
          <table:table-cell office:value-type="float" office:value="0">
            <text:p>0</text:p>
          </table:table-cell>
          <table:table-cell office:value-type="float" office:value="0.91640212">
            <text:p>0.91640212</text:p>
          </table:table-cell>
        </table:table-row>
        <table:table-row table:style-name="ro1">
          <table:table-cell/>
          <table:table-cell office:value-type="string">
            <text:p>2006</text:p>
          </table:table-cell>
          <table:table-cell table:style-name="Default" office:value-type="float" office:value="0.00125535">
            <text:p>0.00125535</text:p>
          </table:table-cell>
          <table:table-cell table:style-name="Default" office:value-type="float" office:value="0.0716406">
            <text:p>0.0716406</text:p>
          </table:table-cell>
          <table:table-cell table:style-name="Default" office:value-type="float" office:value="0.60805476">
            <text:p>0.60805476</text:p>
          </table:table-cell>
          <table:table-cell table:style-name="Default" office:value-type="float" office:value="0.89495189">
            <text:p>0.89495189</text:p>
          </table:table-cell>
          <table:table-cell table:style-name="Default" office:value-type="float" office:value="1.06471153">
            <text:p>1.06471153</text:p>
          </table:table-cell>
          <table:table-cell table:style-name="Default" office:value-type="float" office:value="0.99517977">
            <text:p>0.99517977</text:p>
          </table:table-cell>
          <table:table-cell office:value-type="float" office:value="0">
            <text:p>0</text:p>
          </table:table-cell>
          <table:table-cell office:value-type="float" office:value="0.99517977">
            <text:p>0.99517977</text:p>
          </table:table-cell>
        </table:table-row>
        <table:table-row table:style-name="ro1">
          <table:table-cell/>
          <table:table-cell office:value-type="string">
            <text:p>2007</text:p>
          </table:table-cell>
          <table:table-cell table:style-name="Default" office:value-type="float" office:value="0.00148062">
            <text:p>0.00148062</text:p>
          </table:table-cell>
          <table:table-cell table:style-name="Default" office:value-type="float" office:value="0.06424814">
            <text:p>0.06424814</text:p>
          </table:table-cell>
          <table:table-cell table:style-name="Default" office:value-type="float" office:value="0.36054567">
            <text:p>0.36054567</text:p>
          </table:table-cell>
          <table:table-cell table:style-name="Default" office:value-type="float" office:value="0.95524844">
            <text:p>0.95524844</text:p>
          </table:table-cell>
          <table:table-cell table:style-name="Default" office:value-type="float" office:value="1.25290441">
            <text:p>1.25290441</text:p>
          </table:table-cell>
          <table:table-cell table:style-name="Default" office:value-type="float" office:value="1.37950962">
            <text:p>1.37950962</text:p>
          </table:table-cell>
          <table:table-cell office:value-type="float" office:value="0">
            <text:p>0</text:p>
          </table:table-cell>
          <table:table-cell office:value-type="float" office:value="1.37950962">
            <text:p>1.37950962</text:p>
          </table:table-cell>
        </table:table-row>
        <table:table-row table:style-name="ro1">
          <table:table-cell/>
          <table:table-cell office:value-type="string">
            <text:p>2008</text:p>
          </table:table-cell>
          <table:table-cell table:style-name="Default" office:value-type="float" office:value="0.00268613">
            <text:p>0.00268613</text:p>
          </table:table-cell>
          <table:table-cell table:style-name="Default" office:value-type="float" office:value="0.06868645">
            <text:p>0.06868645</text:p>
          </table:table-cell>
          <table:table-cell table:style-name="Default" office:value-type="float" office:value="0.3435098">
            <text:p>0.3435098</text:p>
          </table:table-cell>
          <table:table-cell table:style-name="Default" office:value-type="float" office:value="0.31963003">
            <text:p>0.31963003</text:p>
          </table:table-cell>
          <table:table-cell table:style-name="Default" office:value-type="float" office:value="0.95740743">
            <text:p>0.95740743</text:p>
          </table:table-cell>
          <table:table-cell table:style-name="Default" office:value-type="float" office:value="1.19794941">
            <text:p>1.19794941</text:p>
          </table:table-cell>
          <table:table-cell office:value-type="float" office:value="0">
            <text:p>0</text:p>
          </table:table-cell>
          <table:table-cell office:value-type="float" office:value="1.19794941">
            <text:p>1.19794941</text:p>
          </table:table-cell>
        </table:table-row>
        <table:table-row table:style-name="ro1">
          <table:table-cell/>
          <table:table-cell office:value-type="string">
            <text:p>2009</text:p>
          </table:table-cell>
          <table:table-cell table:style-name="Default" office:value-type="float" office:value="0.0055654">
            <text:p>0.0055654</text:p>
          </table:table-cell>
          <table:table-cell table:style-name="Default" office:value-type="float" office:value="0.05476663">
            <text:p>0.05476663</text:p>
          </table:table-cell>
          <table:table-cell table:style-name="Default" office:value-type="float" office:value="0.26647597">
            <text:p>0.26647597</text:p>
          </table:table-cell>
          <table:table-cell table:style-name="Default" office:value-type="float" office:value="0.49528023">
            <text:p>0.49528023</text:p>
          </table:table-cell>
          <table:table-cell table:style-name="Default" office:value-type="float" office:value="0.67296475">
            <text:p>0.67296475</text:p>
          </table:table-cell>
          <table:table-cell table:style-name="Default" office:value-type="float" office:value="1.04902714">
            <text:p>1.04902714</text:p>
          </table:table-cell>
          <table:table-cell office:value-type="float" office:value="0">
            <text:p>0</text:p>
          </table:table-cell>
          <table:table-cell office:value-type="float" office:value="1.04902714">
            <text:p>1.04902714</text:p>
          </table:table-cell>
        </table:table-row>
        <table:table-row table:style-name="ro1">
          <table:table-cell/>
          <table:table-cell office:value-type="string">
            <text:p>2010</text:p>
          </table:table-cell>
          <table:table-cell table:style-name="Default" office:value-type="float" office:value="0.05461896">
            <text:p>0.05461896</text:p>
          </table:table-cell>
          <table:table-cell table:style-name="Default" office:value-type="float" office:value="0.35216289">
            <text:p>0.35216289</text:p>
          </table:table-cell>
          <table:table-cell table:style-name="Default" office:value-type="float" office:value="0.51226141">
            <text:p>0.51226141</text:p>
          </table:table-cell>
          <table:table-cell table:style-name="Default" office:value-type="float" office:value="0.68306908">
            <text:p>0.68306908</text:p>
          </table:table-cell>
          <table:table-cell table:style-name="Default" office:value-type="float" office:value="0.56899278">
            <text:p>0.56899278</text:p>
          </table:table-cell>
          <table:table-cell table:style-name="Default" office:value-type="float" office:value="0.82261601">
            <text:p>0.82261601</text:p>
          </table:table-cell>
          <table:table-cell office:value-type="float" office:value="0">
            <text:p>0</text:p>
          </table:table-cell>
          <table:table-cell office:value-type="float" office:value="0.82261601">
            <text:p>0.82261601</text:p>
          </table:table-cell>
        </table:table-row>
        <table:table-row table:style-name="ro1">
          <table:table-cell/>
          <table:table-cell office:value-type="string">
            <text:p>2011</text:p>
          </table:table-cell>
          <table:table-cell table:number-columns-repeated="6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Stock numbers</text:p>
          </table:table-cell>
          <table:table-cell/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float" office:value="6">
            <text:p>6</text:p>
          </table:table-cell>
          <table:table-cell office:value-type="string">
            <text:p>7-plus</text:p>
          </table:table-cell>
        </table:table-row>
        <table:table-row table:style-name="ro1">
          <table:table-cell/>
          <table:table-cell office:value-type="string">
            <text:p>1998</text:p>
          </table:table-cell>
          <table:table-cell office:value-type="string">
            <text:p>8.9750e+06</text:p>
          </table:table-cell>
          <table:table-cell office:value-type="string">
            <text:p>1.4813e+06</text:p>
          </table:table-cell>
          <table:table-cell office:value-type="string">
            <text:p>4.2308e+05</text:p>
          </table:table-cell>
          <table:table-cell office:value-type="string">
            <text:p>1.0660e+05</text:p>
          </table:table-cell>
          <table:table-cell office:value-type="string">
            <text:p>1.9403e+05</text:p>
          </table:table-cell>
          <table:table-cell office:value-type="string">
            <text:p>9.5008e+03</text:p>
          </table:table-cell>
          <table:table-cell table:style-name="ce1" office:value-type="string">
            <text:p>3.9366e+03</text:p>
          </table:table-cell>
          <table:table-cell table:style-name="ce1" office:value-type="string">
            <text:p>1.0435e+03</text:p>
          </table:table-cell>
        </table:table-row>
        <table:table-row table:style-name="ro1">
          <table:table-cell/>
          <table:table-cell office:value-type="string">
            <text:p>1999</text:p>
          </table:table-cell>
          <table:table-cell office:value-type="string">
            <text:p>8.1732e+07</text:p>
          </table:table-cell>
          <table:table-cell office:value-type="string">
            <text:p>1.1475e+06</text:p>
          </table:table-cell>
          <table:table-cell office:value-type="string">
            <text:p>2.4820e+05</text:p>
          </table:table-cell>
          <table:table-cell office:value-type="string">
            <text:p>1.4709e+05</text:p>
          </table:table-cell>
          <table:table-cell office:value-type="string">
            <text:p>3.9290e+04</text:p>
          </table:table-cell>
          <table:table-cell office:value-type="string">
            <text:p>5.5805e+04</text:p>
          </table:table-cell>
          <table:table-cell table:style-name="ce1" office:value-type="string">
            <text:p>2.5839e+03</text:p>
          </table:table-cell>
          <table:table-cell table:style-name="ce1" office:value-type="string">
            <text:p>2.7106e+03</text:p>
          </table:table-cell>
        </table:table-row>
        <table:table-row table:style-name="ro1">
          <table:table-cell/>
          <table:table-cell office:value-type="string">
            <text:p>2000</text:p>
          </table:table-cell>
          <table:table-cell office:value-type="string">
            <text:p>1.5533e+07</text:p>
          </table:table-cell>
          <table:table-cell office:value-type="string">
            <text:p>1.0491e+07</text:p>
          </table:table-cell>
          <table:table-cell office:value-type="string">
            <text:p>1.8489e+05</text:p>
          </table:table-cell>
          <table:table-cell office:value-type="string">
            <text:p>6.7105e+04</text:p>
          </table:table-cell>
          <table:table-cell office:value-type="string">
            <text:p>3.7562e+04</text:p>
          </table:table-cell>
          <table:table-cell office:value-type="string">
            <text:p>8.7669e+03</text:p>
          </table:table-cell>
          <table:table-cell table:style-name="ce1" office:value-type="string">
            <text:p>9.6227e+03</text:p>
          </table:table-cell>
          <table:table-cell table:style-name="ce1" office:value-type="string">
            <text:p>1.1953e+03</text:p>
          </table:table-cell>
        </table:table-row>
        <table:table-row table:style-name="ro1">
          <table:table-cell/>
          <table:table-cell office:value-type="string">
            <text:p>2001</text:p>
          </table:table-cell>
          <table:table-cell office:value-type="string">
            <text:p>2.2975e+06</text:p>
          </table:table-cell>
          <table:table-cell office:value-type="string">
            <text:p>1.9972e+06</text:p>
          </table:table-cell>
          <table:table-cell office:value-type="string">
            <text:p>1.8619e+06</text:p>
          </table:table-cell>
          <table:table-cell office:value-type="string">
            <text:p>5.1374e+04</text:p>
          </table:table-cell>
          <table:table-cell office:value-type="string">
            <text:p>1.4005e+04</text:p>
          </table:table-cell>
          <table:table-cell office:value-type="string">
            <text:p>5.9945e+03</text:p>
          </table:table-cell>
          <table:table-cell table:style-name="ce1" office:value-type="string">
            <text:p>1.7252e+03</text:p>
          </table:table-cell>
          <table:table-cell table:style-name="ce1" office:value-type="string">
            <text:p>2.2492e+03</text:p>
          </table:table-cell>
        </table:table-row>
        <table:table-row table:style-name="ro1">
          <table:table-cell/>
          <table:table-cell office:value-type="string">
            <text:p>2002</text:p>
          </table:table-cell>
          <table:table-cell office:value-type="string">
            <text:p>3.1643e+06</text:p>
          </table:table-cell>
          <table:table-cell office:value-type="string">
            <text:p>2.9486e+05</text:p>
          </table:table-cell>
          <table:table-cell office:value-type="string">
            <text:p>3.4613e+05</text:p>
          </table:table-cell>
          <table:table-cell office:value-type="string">
            <text:p>7.2992e+05</text:p>
          </table:table-cell>
          <table:table-cell office:value-type="string">
            <text:p>1.1467e+04</text:p>
          </table:table-cell>
          <table:table-cell office:value-type="string">
            <text:p>3.0650e+03</text:p>
          </table:table-cell>
          <table:table-cell table:style-name="ce1" office:value-type="string">
            <text:p>1.1781e+03</text:p>
          </table:table-cell>
          <table:table-cell table:style-name="ce1" office:value-type="string">
            <text:p>1.9106e+03</text:p>
          </table:table-cell>
        </table:table-row>
        <table:table-row table:style-name="ro1">
          <table:table-cell/>
          <table:table-cell office:value-type="string">
            <text:p>2003</text:p>
          </table:table-cell>
          <table:table-cell office:value-type="string">
            <text:p>3.0647e+06</text:p>
          </table:table-cell>
          <table:table-cell office:value-type="string">
            <text:p>3.8914e+05</text:p>
          </table:table-cell>
          <table:table-cell office:value-type="string">
            <text:p>4.8565e+04</text:p>
          </table:table-cell>
          <table:table-cell office:value-type="string">
            <text:p>1.7770e+05</text:p>
          </table:table-cell>
          <table:table-cell office:value-type="string">
            <text:p>3.5473e+05</text:p>
          </table:table-cell>
          <table:table-cell office:value-type="string">
            <text:p>3.1531e+03</text:p>
          </table:table-cell>
          <table:table-cell table:style-name="ce1" office:value-type="string">
            <text:p>6.6531e+02</text:p>
          </table:table-cell>
          <table:table-cell table:style-name="ce1" office:value-type="string">
            <text:p>8.0588e+02</text:p>
          </table:table-cell>
        </table:table-row>
        <table:table-row table:style-name="ro1">
          <table:table-cell/>
          <table:table-cell office:value-type="string">
            <text:p>2004</text:p>
          </table:table-cell>
          <table:table-cell office:value-type="string">
            <text:p>3.0262e+06</text:p>
          </table:table-cell>
          <table:table-cell office:value-type="string">
            <text:p>3.9128e+05</text:p>
          </table:table-cell>
          <table:table-cell office:value-type="string">
            <text:p>6.6168e+04</text:p>
          </table:table-cell>
          <table:table-cell office:value-type="string">
            <text:p>2.0878e+04</text:p>
          </table:table-cell>
          <table:table-cell office:value-type="string">
            <text:p>9.8903e+04</text:p>
          </table:table-cell>
          <table:table-cell office:value-type="string">
            <text:p>1.8001e+05</text:p>
          </table:table-cell>
          <table:table-cell table:style-name="ce1" office:value-type="string">
            <text:p>7.9904e+02</text:p>
          </table:table-cell>
          <table:table-cell table:style-name="ce1" office:value-type="string">
            <text:p>5.5264e+02</text:p>
          </table:table-cell>
        </table:table-row>
        <table:table-row table:style-name="ro1">
          <table:table-cell/>
          <table:table-cell office:value-type="string">
            <text:p>2005</text:p>
          </table:table-cell>
          <table:table-cell office:value-type="string">
            <text:p>2.7320e+07</text:p>
          </table:table-cell>
          <table:table-cell office:value-type="string">
            <text:p>3.8921e+05</text:p>
          </table:table-cell>
          <table:table-cell office:value-type="string">
            <text:p>7.0527e+04</text:p>
          </table:table-cell>
          <table:table-cell office:value-type="string">
            <text:p>2.9517e+04</text:p>
          </table:table-cell>
          <table:table-cell office:value-type="string">
            <text:p>1.0459e+04</text:p>
          </table:table-cell>
          <table:table-cell office:value-type="string">
            <text:p>4.6187e+04</text:p>
          </table:table-cell>
          <table:table-cell table:style-name="ce1" office:value-type="string">
            <text:p>6.4932e+04</text:p>
          </table:table-cell>
          <table:table-cell table:style-name="ce1" office:value-type="string">
            <text:p>8.3143e+02</text:p>
          </table:table-cell>
        </table:table-row>
        <table:table-row table:style-name="ro1">
          <table:table-cell/>
          <table:table-cell office:value-type="string">
            <text:p>2006</text:p>
          </table:table-cell>
          <table:table-cell office:value-type="string">
            <text:p>5.3584e+06</text:p>
          </table:table-cell>
          <table:table-cell office:value-type="string">
            <text:p>3.5153e+06</text:p>
          </table:table-cell>
          <table:table-cell office:value-type="string">
            <text:p>7.0144e+04</text:p>
          </table:table-cell>
          <table:table-cell office:value-type="string">
            <text:p>3.2216e+04</text:p>
          </table:table-cell>
          <table:table-cell office:value-type="string">
            <text:p>1.2940e+04</text:p>
          </table:table-cell>
          <table:table-cell office:value-type="string">
            <text:p>5.2073e+03</text:p>
          </table:table-cell>
          <table:table-cell table:style-name="ce1" office:value-type="string">
            <text:p>1.5124e+04</text:p>
          </table:table-cell>
          <table:table-cell table:style-name="ce1" office:value-type="string">
            <text:p>5.2368e+04</text:p>
          </table:table-cell>
        </table:table-row>
        <table:table-row table:style-name="ro1">
          <table:table-cell/>
          <table:table-cell office:value-type="string">
            <text:p>2007</text:p>
          </table:table-cell>
          <table:table-cell office:value-type="string">
            <text:p>3.3682e+06</text:p>
          </table:table-cell>
          <table:table-cell office:value-type="string">
            <text:p>6.8895e+05</text:p>
          </table:table-cell>
          <table:table-cell office:value-type="string">
            <text:p>6.2845e+05</text:p>
          </table:table-cell>
          <table:table-cell office:value-type="string">
            <text:p>2.5597e+04</text:p>
          </table:table-cell>
          <table:table-cell office:value-type="string">
            <text:p>1.0252e+04</text:p>
          </table:table-cell>
          <table:table-cell office:value-type="string">
            <text:p>3.4752e+03</text:p>
          </table:table-cell>
          <table:table-cell table:style-name="ce1" office:value-type="string">
            <text:p>1.5760e+03</text:p>
          </table:table-cell>
          <table:table-cell table:style-name="ce1" office:value-type="string">
            <text:p>1.8522e+04</text:p>
          </table:table-cell>
        </table:table-row>
        <table:table-row table:style-name="ro1">
          <table:table-cell/>
          <table:table-cell office:value-type="string">
            <text:p>2008</text:p>
          </table:table-cell>
          <table:table-cell office:value-type="string">
            <text:p>2.0156e+06</text:p>
          </table:table-cell>
          <table:table-cell office:value-type="string">
            <text:p>4.3296e+05</text:p>
          </table:table-cell>
          <table:table-cell office:value-type="string">
            <text:p>1.2408e+05</text:p>
          </table:table-cell>
          <table:table-cell office:value-type="string">
            <text:p>2.9374e+05</text:p>
          </table:table-cell>
          <table:table-cell office:value-type="string">
            <text:p>7.6694e+03</text:p>
          </table:table-cell>
          <table:table-cell office:value-type="string">
            <text:p>2.2810e+03</text:p>
          </table:table-cell>
          <table:table-cell table:style-name="ce1" office:value-type="string">
            <text:p>7.1615e+02</text:p>
          </table:table-cell>
          <table:table-cell table:style-name="ce1" office:value-type="string">
            <text:p>6.2323e+03</text:p>
          </table:table-cell>
        </table:table-row>
        <table:table-row table:style-name="ro1">
          <table:table-cell/>
          <table:table-cell office:value-type="string">
            <text:p>2009</text:p>
          </table:table-cell>
          <table:table-cell office:value-type="string">
            <text:p>4.2495e+06</text:p>
          </table:table-cell>
          <table:table-cell office:value-type="string">
            <text:p>2.5879e+05</text:p>
          </table:table-cell>
          <table:table-cell office:value-type="string">
            <text:p>7.7631e+04</text:p>
          </table:table-cell>
          <table:table-cell office:value-type="string">
            <text:p>5.8993e+04</text:p>
          </table:table-cell>
          <table:table-cell office:value-type="string">
            <text:p>1.6618e+05</text:p>
          </table:table-cell>
          <table:table-cell office:value-type="string">
            <text:p>2.2929e+03</text:p>
          </table:table-cell>
          <table:table-cell table:style-name="ce1" office:value-type="string">
            <text:p>5.6364e+02</text:p>
          </table:table-cell>
          <table:table-cell table:style-name="ce1" office:value-type="string">
            <text:p>2.0951e+03</text:p>
          </table:table-cell>
        </table:table-row>
        <table:table-row table:style-name="ro1">
          <table:table-cell/>
          <table:table-cell office:value-type="string">
            <text:p>2010</text:p>
          </table:table-cell>
          <table:table-cell office:value-type="string">
            <text:p>8.1640e+04</text:p>
          </table:table-cell>
          <table:table-cell office:value-type="string">
            <text:p>5.4402e+05</text:p>
          </table:table-cell>
          <table:table-cell office:value-type="string">
            <text:p>4.7051e+04</text:p>
          </table:table-cell>
          <table:table-cell office:value-type="string">
            <text:p>3.9865e+04</text:p>
          </table:table-cell>
          <table:table-cell office:value-type="string">
            <text:p>2.7998e+04</text:p>
          </table:table-cell>
          <table:table-cell office:value-type="string">
            <text:p>6.6030e+04</text:p>
          </table:table-cell>
          <table:table-cell table:style-name="ce1" office:value-type="string">
            <text:p>6.5758e+02</text:p>
          </table:table-cell>
          <table:table-cell table:style-name="ce1" office:value-type="string">
            <text:p>1.1493e+03</text:p>
          </table:table-cell>
        </table:table-row>
        <table:table-row table:style-name="ro1">
          <table:table-cell/>
          <table:table-cell office:value-type="string">
            <text:p>2011</text:p>
          </table:table-cell>
          <table:table-cell office:value-type="string">
            <text:p>8.1913e+03</text:p>
          </table:table-cell>
          <table:table-cell office:value-type="string">
            <text:p>9.9513e+03</text:p>
          </table:table-cell>
          <table:table-cell office:value-type="string">
            <text:p>7.3466e+04</text:p>
          </table:table-cell>
          <table:table-cell office:value-type="string">
            <text:p>1.8896e+04</text:p>
          </table:table-cell>
          <table:table-cell office:value-type="string">
            <text:p>1.5681e+04</text:p>
          </table:table-cell>
          <table:table-cell office:value-type="string">
            <text:p>1.2344e+04</text:p>
          </table:table-cell>
          <table:table-cell table:style-name="ce1" office:value-type="string">
            <text:p>2.3748e+04</text:p>
          </table:table-cell>
          <table:table-cell table:style-name="ce1" office:value-type="string">
            <text:p>0.0000e+00</text:p>
          </table:table-cell>
        </table:table-row>
      </table:table>
      <table:table table:name="Catch_n" table:style-name="ta1">
        <table:table-column table:style-name="co1" table:number-columns-repeated="18" table:default-cell-style-name="Default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963">
            <text:p>1963</text:p>
          </table:table-cell>
          <table:table-cell office:value-type="float" office:value="9">
            <text:p>9</text:p>
          </table:table-cell>
          <table:table-cell office:value-type="float" office:value="1305779">
            <text:p>1305779</text:p>
          </table:table-cell>
          <table:table-cell office:value-type="float" office:value="334952">
            <text:p>334952</text:p>
          </table:table-cell>
          <table:table-cell office:value-type="float" office:value="20959">
            <text:p>20959</text:p>
          </table:table-cell>
          <table:table-cell office:value-type="float" office:value="13025">
            <text:p>13025</text:p>
          </table:table-cell>
          <table:table-cell office:value-type="float" office:value="5780">
            <text:p>5780</text:p>
          </table:table-cell>
          <table:table-cell office:value-type="float" office:value="502">
            <text:p>502</text:p>
          </table:table-cell>
          <table:table-cell office:value-type="float" office:value="653">
            <text:p>653</text:p>
          </table:table-cell>
          <table:table-cell office:value-type="float" office:value="566">
            <text:p>566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4">
            <text:p>1964</text:p>
          </table:table-cell>
          <table:table-cell office:value-type="float" office:value="139777">
            <text:p>139777</text:p>
          </table:table-cell>
          <table:table-cell office:value-type="float" office:value="7425">
            <text:p>7425</text:p>
          </table:table-cell>
          <table:table-cell office:value-type="float" office:value="1295364">
            <text:p>1295364</text:p>
          </table:table-cell>
          <table:table-cell office:value-type="float" office:value="135110">
            <text:p>135110</text:p>
          </table:table-cell>
          <table:table-cell office:value-type="float" office:value="9067">
            <text:p>9067</text:p>
          </table:table-cell>
          <table:table-cell office:value-type="float" office:value="5348">
            <text:p>5348</text:p>
          </table:table-cell>
          <table:table-cell office:value-type="float" office:value="2405">
            <text:p>2405</text:p>
          </table:table-cell>
          <table:table-cell office:value-type="float" office:value="287">
            <text:p>287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5">
            <text:p>1965</text:p>
          </table:table-cell>
          <table:table-cell office:value-type="float" office:value="649768">
            <text:p>649768</text:p>
          </table:table-cell>
          <table:table-cell office:value-type="float" office:value="367501">
            <text:p>367501</text:p>
          </table:table-cell>
          <table:table-cell office:value-type="float" office:value="15151">
            <text:p>15151</text:p>
          </table:table-cell>
          <table:table-cell office:value-type="float" office:value="649053">
            <text:p>649053</text:p>
          </table:table-cell>
          <table:table-cell office:value-type="float" office:value="29485">
            <text:p>29485</text:p>
          </table:table-cell>
          <table:table-cell office:value-type="float" office:value="4659">
            <text:p>4659</text:p>
          </table:table-cell>
          <table:table-cell office:value-type="float" office:value="1971">
            <text:p>1971</text:p>
          </table:table-cell>
          <table:table-cell office:value-type="float" office:value="452">
            <text:p>452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6">
            <text:p>1966</text:p>
          </table:table-cell>
          <table:table-cell office:value-type="float" office:value="1666973">
            <text:p>1666973</text:p>
          </table:table-cell>
          <table:table-cell office:value-type="float" office:value="1005922">
            <text:p>1005922</text:p>
          </table:table-cell>
          <table:table-cell office:value-type="float" office:value="25657">
            <text:p>25657</text:p>
          </table:table-cell>
          <table:table-cell office:value-type="float" office:value="6423">
            <text:p>6423</text:p>
          </table:table-cell>
          <table:table-cell office:value-type="float" office:value="412510">
            <text:p>412510</text:p>
          </table:table-cell>
          <table:table-cell office:value-type="float" office:value="9978">
            <text:p>9978</text:p>
          </table:table-cell>
          <table:table-cell office:value-type="float" office:value="1045">
            <text:p>1045</text:p>
          </table:table-cell>
          <table:table-cell office:value-type="float" office:value="601">
            <text:p>601</text:p>
          </table:table-cell>
          <table:table-cell office:value-type="float" office:value="165">
            <text:p>165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7">
            <text:p>1967</text:p>
          </table:table-cell>
          <table:table-cell office:value-type="float" office:value="305249">
            <text:p>305249</text:p>
          </table:table-cell>
          <table:table-cell office:value-type="float" office:value="837154">
            <text:p>837154</text:p>
          </table:table-cell>
          <table:table-cell office:value-type="float" office:value="89068">
            <text:p>89068</text:p>
          </table:table-cell>
          <table:table-cell office:value-type="float" office:value="4863">
            <text:p>4863</text:p>
          </table:table-cell>
          <table:table-cell office:value-type="float" office:value="3585">
            <text:p>3585</text:p>
          </table:table-cell>
          <table:table-cell office:value-type="float" office:value="177851">
            <text:p>177851</text:p>
          </table:table-cell>
          <table:table-cell office:value-type="float" office:value="2443">
            <text:p>2443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11105">
            <text:p>11105</text:p>
          </table:table-cell>
          <table:table-cell office:value-type="float" office:value="1097030">
            <text:p>1097030</text:p>
          </table:table-cell>
          <table:table-cell office:value-type="float" office:value="439210">
            <text:p>439210</text:p>
          </table:table-cell>
          <table:table-cell office:value-type="float" office:value="19592">
            <text:p>19592</text:p>
          </table:table-cell>
          <table:table-cell office:value-type="float" office:value="1947">
            <text:p>1947</text:p>
          </table:table-cell>
          <table:table-cell office:value-type="float" office:value="2529">
            <text:p>2529</text:p>
          </table:table-cell>
          <table:table-cell office:value-type="float" office:value="45971">
            <text:p>45971</text:p>
          </table:table-cell>
          <table:table-cell office:value-type="float" office:value="325">
            <text:p>325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72559">
            <text:p>72559</text:p>
          </table:table-cell>
          <table:table-cell office:value-type="float" office:value="20469">
            <text:p>20469</text:p>
          </table:table-cell>
          <table:table-cell office:value-type="float" office:value="3575922">
            <text:p>3575922</text:p>
          </table:table-cell>
          <table:table-cell office:value-type="float" office:value="303333">
            <text:p>303333</text:p>
          </table:table-cell>
          <table:table-cell office:value-type="float" office:value="7595">
            <text:p>7595</text:p>
          </table:table-cell>
          <table:table-cell office:value-type="float" office:value="2410">
            <text:p>2410</text:p>
          </table:table-cell>
          <table:table-cell office:value-type="float" office:value="2515">
            <text:p>2515</text:p>
          </table:table-cell>
          <table:table-cell office:value-type="float" office:value="19128">
            <text:p>19128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924601">
            <text:p>924601</text:p>
          </table:table-cell>
          <table:table-cell office:value-type="float" office:value="266150">
            <text:p>266150</text:p>
          </table:table-cell>
          <table:table-cell office:value-type="float" office:value="218362">
            <text:p>218362</text:p>
          </table:table-cell>
          <table:table-cell office:value-type="float" office:value="1908087">
            <text:p>1908087</text:p>
          </table:table-cell>
          <table:table-cell office:value-type="float" office:value="57430">
            <text:p>57430</text:p>
          </table:table-cell>
          <table:table-cell office:value-type="float" office:value="1177">
            <text:p>1177</text:p>
          </table:table-cell>
          <table:table-cell office:value-type="float" office:value="1197">
            <text:p>1197</text:p>
          </table:table-cell>
          <table:table-cell office:value-type="float" office:value="256">
            <text:p>256</text:p>
          </table:table-cell>
          <table:table-cell office:value-type="float" office:value="5954">
            <text:p>5954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330673">
            <text:p>330673</text:p>
          </table:table-cell>
          <table:table-cell office:value-type="float" office:value="1810248">
            <text:p>1810248</text:p>
          </table:table-cell>
          <table:table-cell office:value-type="float" office:value="70951">
            <text:p>70951</text:p>
          </table:table-cell>
          <table:table-cell office:value-type="float" office:value="47518">
            <text:p>47518</text:p>
          </table:table-cell>
          <table:table-cell office:value-type="float" office:value="400415">
            <text:p>400415</text:p>
          </table:table-cell>
          <table:table-cell office:value-type="float" office:value="10372">
            <text:p>10372</text:p>
          </table:table-cell>
          <table:table-cell office:value-type="float" office:value="462">
            <text:p>462</text:p>
          </table:table-cell>
          <table:table-cell office:value-type="float" office:value="195">
            <text:p>195</text:p>
          </table:table-cell>
          <table:table-cell office:value-type="float" office:value="147">
            <text:p>147</text:p>
          </table:table-cell>
          <table:table-cell office:value-type="float" office:value="1592">
            <text:p>159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240896">
            <text:p>240896</text:p>
          </table:table-cell>
          <table:table-cell office:value-type="float" office:value="676000">
            <text:p>676000</text:p>
          </table:table-cell>
          <table:table-cell office:value-type="float" office:value="586824">
            <text:p>586824</text:p>
          </table:table-cell>
          <table:table-cell office:value-type="float" office:value="40591">
            <text:p>40591</text:p>
          </table:table-cell>
          <table:table-cell office:value-type="float" office:value="21211">
            <text:p>21211</text:p>
          </table:table-cell>
          <table:table-cell office:value-type="float" office:value="157994">
            <text:p>157994</text:p>
          </table:table-cell>
          <table:table-cell office:value-type="float" office:value="3563">
            <text:p>3563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408">
            <text:p>40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59872">
            <text:p>59872</text:p>
          </table:table-cell>
          <table:table-cell office:value-type="float" office:value="364918">
            <text:p>364918</text:p>
          </table:table-cell>
          <table:table-cell office:value-type="float" office:value="570428">
            <text:p>570428</text:p>
          </table:table-cell>
          <table:table-cell office:value-type="float" office:value="240603">
            <text:p>240603</text:p>
          </table:table-cell>
          <table:table-cell office:value-type="float" office:value="6192">
            <text:p>6192</text:p>
          </table:table-cell>
          <table:table-cell office:value-type="float" office:value="4467">
            <text:p>4467</text:p>
          </table:table-cell>
          <table:table-cell office:value-type="float" office:value="39459">
            <text:p>39459</text:p>
          </table:table-cell>
          <table:table-cell office:value-type="float" office:value="1257">
            <text:p>1257</text:p>
          </table:table-cell>
          <table:table-cell office:value-type="float" office:value="108">
            <text:p>108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601412">
            <text:p>601412</text:p>
          </table:table-cell>
          <table:table-cell office:value-type="float" office:value="1214415">
            <text:p>1214415</text:p>
          </table:table-cell>
          <table:table-cell office:value-type="float" office:value="175587">
            <text:p>175587</text:p>
          </table:table-cell>
          <table:table-cell office:value-type="float" office:value="331871">
            <text:p>331871</text:p>
          </table:table-cell>
          <table:table-cell office:value-type="float" office:value="54206">
            <text:p>54206</text:p>
          </table:table-cell>
          <table:table-cell office:value-type="float" office:value="1873">
            <text:p>1873</text:p>
          </table:table-cell>
          <table:table-cell office:value-type="float" office:value="1348">
            <text:p>1348</text:p>
          </table:table-cell>
          <table:table-cell office:value-type="float" office:value="10917">
            <text:p>10917</text:p>
          </table:table-cell>
          <table:table-cell office:value-type="float" office:value="242">
            <text:p>242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44946">
            <text:p>44946</text:p>
          </table:table-cell>
          <table:table-cell office:value-type="float" office:value="2097588">
            <text:p>2097588</text:p>
          </table:table-cell>
          <table:table-cell office:value-type="float" office:value="639003">
            <text:p>639003</text:p>
          </table:table-cell>
          <table:table-cell office:value-type="float" office:value="58836">
            <text:p>58836</text:p>
          </table:table-cell>
          <table:table-cell office:value-type="float" office:value="108892">
            <text:p>108892</text:p>
          </table:table-cell>
          <table:table-cell office:value-type="float" office:value="15809">
            <text:p>15809</text:p>
          </table:table-cell>
          <table:table-cell office:value-type="float" office:value="982">
            <text:p>982</text:p>
          </table:table-cell>
          <table:table-cell office:value-type="float" office:value="620">
            <text:p>620</text:p>
          </table:table-cell>
          <table:table-cell office:value-type="float" office:value="2714">
            <text:p>2714</text:p>
          </table:table-cell>
          <table:table-cell office:value-type="float" office:value="266">
            <text:p>266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167173">
            <text:p>167173</text:p>
          </table:table-cell>
          <table:table-cell office:value-type="float" office:value="167693">
            <text:p>167693</text:p>
          </table:table-cell>
          <table:table-cell office:value-type="float" office:value="1055190">
            <text:p>1055190</text:p>
          </table:table-cell>
          <table:table-cell office:value-type="float" office:value="210308">
            <text:p>210308</text:p>
          </table:table-cell>
          <table:table-cell office:value-type="float" office:value="9950">
            <text:p>9950</text:p>
          </table:table-cell>
          <table:table-cell office:value-type="float" office:value="31186">
            <text:p>31186</text:p>
          </table:table-cell>
          <table:table-cell office:value-type="float" office:value="4996">
            <text:p>4996</text:p>
          </table:table-cell>
          <table:table-cell office:value-type="float" office:value="206">
            <text:p>206</text:p>
          </table:table-cell>
          <table:table-cell office:value-type="float" office:value="76">
            <text:p>76</text:p>
          </table:table-cell>
          <table:table-cell office:value-type="float" office:value="759">
            <text:p>75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114954">
            <text:p>114954</text:p>
          </table:table-cell>
          <table:table-cell office:value-type="float" office:value="250593">
            <text:p>250593</text:p>
          </table:table-cell>
          <table:table-cell office:value-type="float" office:value="106012">
            <text:p>106012</text:p>
          </table:table-cell>
          <table:table-cell office:value-type="float" office:value="390343">
            <text:p>390343</text:p>
          </table:table-cell>
          <table:table-cell office:value-type="float" office:value="40051">
            <text:p>40051</text:p>
          </table:table-cell>
          <table:table-cell office:value-type="float" office:value="4304">
            <text:p>4304</text:p>
          </table:table-cell>
          <table:table-cell office:value-type="float" office:value="6262">
            <text:p>6262</text:p>
          </table:table-cell>
          <table:table-cell office:value-type="float" office:value="1300">
            <text:p>1300</text:p>
          </table:table-cell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285842">
            <text:p>285842</text:p>
          </table:table-cell>
          <table:table-cell office:value-type="float" office:value="454920">
            <text:p>454920</text:p>
          </table:table-cell>
          <table:table-cell office:value-type="float" office:value="146179">
            <text:p>146179</text:p>
          </table:table-cell>
          <table:table-cell office:value-type="float" office:value="30321">
            <text:p>30321</text:p>
          </table:table-cell>
          <table:table-cell office:value-type="float" office:value="113601">
            <text:p>113601</text:p>
          </table:table-cell>
          <table:table-cell office:value-type="float" office:value="8703">
            <text:p>8703</text:p>
          </table:table-cell>
          <table:table-cell office:value-type="float" office:value="1264">
            <text:p>1264</text:p>
          </table:table-cell>
          <table:table-cell office:value-type="float" office:value="2075">
            <text:p>2075</text:p>
          </table:table-cell>
          <table:table-cell office:value-type="float" office:value="402">
            <text:p>402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1439">
            <text:p>841439</text:p>
          </table:table-cell>
          <table:table-cell office:value-type="float" office:value="345399">
            <text:p>345399</text:p>
          </table:table-cell>
          <table:table-cell office:value-type="float" office:value="203196">
            <text:p>203196</text:p>
          </table:table-cell>
          <table:table-cell office:value-type="float" office:value="41225">
            <text:p>41225</text:p>
          </table:table-cell>
          <table:table-cell office:value-type="float" office:value="7402">
            <text:p>7402</text:p>
          </table:table-cell>
          <table:table-cell office:value-type="float" office:value="28006">
            <text:p>28006</text:p>
          </table:table-cell>
          <table:table-cell office:value-type="float" office:value="2236">
            <text:p>2236</text:p>
          </table:table-cell>
          <table:table-cell office:value-type="float" office:value="262">
            <text:p>262</text:p>
          </table:table-cell>
          <table:table-cell office:value-type="float" office:value="483">
            <text:p>483</text:p>
          </table:table-cell>
          <table:table-cell office:value-type="float" office:value="152">
            <text:p>15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374959">
            <text:p>374959</text:p>
          </table:table-cell>
          <table:table-cell office:value-type="float" office:value="660144">
            <text:p>660144</text:p>
          </table:table-cell>
          <table:table-cell office:value-type="float" office:value="331838">
            <text:p>331838</text:p>
          </table:table-cell>
          <table:table-cell office:value-type="float" office:value="72505">
            <text:p>72505</text:p>
          </table:table-cell>
          <table:table-cell office:value-type="float" office:value="10392">
            <text:p>10392</text:p>
          </table:table-cell>
          <table:table-cell office:value-type="float" office:value="1897">
            <text:p>1897</text:p>
          </table:table-cell>
          <table:table-cell office:value-type="float" office:value="8061">
            <text:p>8061</text:p>
          </table:table-cell>
          <table:table-cell office:value-type="float" office:value="598">
            <text:p>598</text:p>
          </table:table-cell>
          <table:table-cell office:value-type="float" office:value="121">
            <text:p>121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646419">
            <text:p>646419</text:p>
          </table:table-cell>
          <table:table-cell office:value-type="float" office:value="134440">
            <text:p>134440</text:p>
          </table:table-cell>
          <table:table-cell office:value-type="float" office:value="421347">
            <text:p>421347</text:p>
          </table:table-cell>
          <table:table-cell office:value-type="float" office:value="142948">
            <text:p>142948</text:p>
          </table:table-cell>
          <table:table-cell office:value-type="float" office:value="15204">
            <text:p>15204</text:p>
          </table:table-cell>
          <table:table-cell office:value-type="float" office:value="2034">
            <text:p>2034</text:p>
          </table:table-cell>
          <table:table-cell office:value-type="float" office:value="457">
            <text:p>457</text:p>
          </table:table-cell>
          <table:table-cell office:value-type="float" office:value="2498">
            <text:p>2498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278705">
            <text:p>278705</text:p>
          </table:table-cell>
          <table:table-cell office:value-type="float" office:value="275385">
            <text:p>275385</text:p>
          </table:table-cell>
          <table:table-cell office:value-type="float" office:value="85474">
            <text:p>85474</text:p>
          </table:table-cell>
          <table:table-cell office:value-type="float" office:value="299211">
            <text:p>299211</text:p>
          </table:table-cell>
          <table:table-cell office:value-type="float" office:value="41383">
            <text:p>41383</text:p>
          </table:table-cell>
          <table:table-cell office:value-type="float" office:value="3377">
            <text:p>3377</text:p>
          </table:table-cell>
          <table:table-cell office:value-type="float" office:value="713">
            <text:p>713</text:p>
          </table:table-cell>
          <table:table-cell office:value-type="float" office:value="279">
            <text:p>279</text:p>
          </table:table-cell>
          <table:table-cell office:value-type="float" office:value="784">
            <text:p>78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639814">
            <text:p>639814</text:p>
          </table:table-cell>
          <table:table-cell office:value-type="float" office:value="156256">
            <text:p>156256</text:p>
          </table:table-cell>
          <table:table-cell office:value-type="float" office:value="251703">
            <text:p>251703</text:p>
          </table:table-cell>
          <table:table-cell office:value-type="float" office:value="73666">
            <text:p>73666</text:p>
          </table:table-cell>
          <table:table-cell office:value-type="float" office:value="127173">
            <text:p>127173</text:p>
          </table:table-cell>
          <table:table-cell office:value-type="float" office:value="16480">
            <text:p>16480</text:p>
          </table:table-cell>
          <table:table-cell office:value-type="float" office:value="1708">
            <text:p>1708</text:p>
          </table:table-cell>
          <table:table-cell office:value-type="float" office:value="297">
            <text:p>297</text:p>
          </table:table-cell>
          <table:table-cell office:value-type="float" office:value="61">
            <text:p>61</text:p>
          </table:table-cell>
          <table:table-cell office:value-type="float" office:value="191">
            <text:p>19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95502">
            <text:p>95502</text:p>
          </table:table-cell>
          <table:table-cell office:value-type="float" office:value="432178">
            <text:p>432178</text:p>
          </table:table-cell>
          <table:table-cell office:value-type="float" office:value="167411">
            <text:p>167411</text:p>
          </table:table-cell>
          <table:table-cell office:value-type="float" office:value="122783">
            <text:p>122783</text:p>
          </table:table-cell>
          <table:table-cell office:value-type="float" office:value="22067">
            <text:p>22067</text:p>
          </table:table-cell>
          <table:table-cell office:value-type="float" office:value="32649">
            <text:p>32649</text:p>
          </table:table-cell>
          <table:table-cell office:value-type="float" office:value="3789">
            <text:p>3789</text:p>
          </table:table-cell>
          <table:table-cell office:value-type="float" office:value="596">
            <text:p>596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112">
            <text:p>11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139579">
            <text:p>139579</text:p>
          </table:table-cell>
          <table:table-cell office:value-type="float" office:value="178878">
            <text:p>178878</text:p>
          </table:table-cell>
          <table:table-cell office:value-type="float" office:value="533698">
            <text:p>533698</text:p>
          </table:table-cell>
          <table:table-cell office:value-type="float" office:value="78633">
            <text:p>78633</text:p>
          </table:table-cell>
          <table:table-cell office:value-type="float" office:value="37430">
            <text:p>37430</text:p>
          </table:table-cell>
          <table:table-cell office:value-type="float" office:value="5303">
            <text:p>5303</text:p>
          </table:table-cell>
          <table:table-cell office:value-type="float" office:value="7355">
            <text:p>7355</text:p>
          </table:table-cell>
          <table:table-cell office:value-type="float" office:value="965">
            <text:p>965</text:p>
          </table:table-cell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56503">
            <text:p>56503</text:p>
          </table:table-cell>
          <table:table-cell office:value-type="float" office:value="160359">
            <text:p>160359</text:p>
          </table:table-cell>
          <table:table-cell office:value-type="float" office:value="178798">
            <text:p>178798</text:p>
          </table:table-cell>
          <table:table-cell office:value-type="float" office:value="323638">
            <text:p>323638</text:p>
          </table:table-cell>
          <table:table-cell office:value-type="float" office:value="27683">
            <text:p>27683</text:p>
          </table:table-cell>
          <table:table-cell office:value-type="float" office:value="9690">
            <text:p>9690</text:p>
          </table:table-cell>
          <table:table-cell office:value-type="float" office:value="1237">
            <text:p>1237</text:p>
          </table:table-cell>
          <table:table-cell office:value-type="float" office:value="1810">
            <text:p>1810</text:p>
          </table:table-cell>
          <table:table-cell office:value-type="float" office:value="237">
            <text:p>237</text:p>
          </table:table-cell>
          <table:table-cell office:value-type="float" office:value="117">
            <text:p>117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9419">
            <text:p>9419</text:p>
          </table:table-cell>
          <table:table-cell office:value-type="float" office:value="277704">
            <text:p>277704</text:p>
          </table:table-cell>
          <table:table-cell office:value-type="float" office:value="250003">
            <text:p>250003</text:p>
          </table:table-cell>
          <table:table-cell office:value-type="float" office:value="47379">
            <text:p>47379</text:p>
          </table:table-cell>
          <table:table-cell office:value-type="float" office:value="67864">
            <text:p>67864</text:p>
          </table:table-cell>
          <table:table-cell office:value-type="float" office:value="4761">
            <text:p>4761</text:p>
          </table:table-cell>
          <table:table-cell office:value-type="float" office:value="2877">
            <text:p>2877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  <table:table-cell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10808">
            <text:p>10808</text:p>
          </table:table-cell>
          <table:table-cell office:value-type="float" office:value="29420">
            <text:p>29420</text:p>
          </table:table-cell>
          <table:table-cell office:value-type="float" office:value="484481">
            <text:p>484481</text:p>
          </table:table-cell>
          <table:table-cell office:value-type="float" office:value="89071">
            <text:p>89071</text:p>
          </table:table-cell>
          <table:table-cell office:value-type="float" office:value="13431">
            <text:p>13431</text:p>
          </table:table-cell>
          <table:table-cell office:value-type="float" office:value="18579">
            <text:p>18579</text:p>
          </table:table-cell>
          <table:table-cell office:value-type="float" office:value="1602">
            <text:p>1602</text:p>
          </table:table-cell>
          <table:table-cell office:value-type="float" office:value="639">
            <text:p>639</text:p>
          </table:table-cell>
          <table:table-cell office:value-type="float" office:value="166">
            <text:p>166</text:p>
          </table:table-cell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10704">
            <text:p>10704</text:p>
          </table:table-cell>
          <table:table-cell office:value-type="float" office:value="47271">
            <text:p>47271</text:p>
          </table:table-cell>
          <table:table-cell office:value-type="float" office:value="35096">
            <text:p>35096</text:p>
          </table:table-cell>
          <table:table-cell office:value-type="float" office:value="182331">
            <text:p>182331</text:p>
          </table:table-cell>
          <table:table-cell office:value-type="float" office:value="18037">
            <text:p>18037</text:p>
          </table:table-cell>
          <table:table-cell office:value-type="float" office:value="2631">
            <text:p>2631</text:p>
          </table:table-cell>
          <table:table-cell office:value-type="float" office:value="4045">
            <text:p>4045</text:p>
          </table:table-cell>
          <table:table-cell office:value-type="float" office:value="508">
            <text:p>508</text:p>
          </table:table-cell>
          <table:table-cell office:value-type="float" office:value="200">
            <text:p>200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55473">
            <text:p>55473</text:p>
          </table:table-cell>
          <table:table-cell office:value-type="float" office:value="81335">
            <text:p>81335</text:p>
          </table:table-cell>
          <table:table-cell office:value-type="float" office:value="101513">
            <text:p>101513</text:p>
          </table:table-cell>
          <table:table-cell office:value-type="float" office:value="18673">
            <text:p>18673</text:p>
          </table:table-cell>
          <table:table-cell office:value-type="float" office:value="56696">
            <text:p>56696</text:p>
          </table:table-cell>
          <table:table-cell office:value-type="float" office:value="3732">
            <text:p>3732</text:p>
          </table:table-cell>
          <table:table-cell office:value-type="float" office:value="877">
            <text:p>877</text:p>
          </table:table-cell>
          <table:table-cell office:value-type="float" office:value="1320">
            <text:p>1320</text:p>
          </table:table-cell>
          <table:table-cell office:value-type="float" office:value="206">
            <text:p>206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123910">
            <text:p>123910</text:p>
          </table:table-cell>
          <table:table-cell office:value-type="float" office:value="224136">
            <text:p>224136</text:p>
          </table:table-cell>
          <table:table-cell office:value-type="float" office:value="78092">
            <text:p>78092</text:p>
          </table:table-cell>
          <table:table-cell office:value-type="float" office:value="23167">
            <text:p>23167</text:p>
          </table:table-cell>
          <table:table-cell office:value-type="float" office:value="3882">
            <text:p>3882</text:p>
          </table:table-cell>
          <table:table-cell office:value-type="float" office:value="12524">
            <text:p>12524</text:p>
          </table:table-cell>
          <table:table-cell office:value-type="float" office:value="976">
            <text:p>976</text:p>
          </table:table-cell>
          <table:table-cell office:value-type="float" office:value="401">
            <text:p>401</text:p>
          </table:table-cell>
          <table:table-cell office:value-type="float" office:value="614">
            <text:p>614</text:p>
          </table:table-cell>
          <table:table-cell office:value-type="float" office:value="148">
            <text:p>148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270758">
            <text:p>270758</text:p>
          </table:table-cell>
          <table:table-cell office:value-type="float" office:value="194249">
            <text:p>194249</text:p>
          </table:table-cell>
          <table:table-cell office:value-type="float" office:value="252884">
            <text:p>252884</text:p>
          </table:table-cell>
          <table:table-cell office:value-type="float" office:value="32483">
            <text:p>32483</text:p>
          </table:table-cell>
          <table:table-cell office:value-type="float" office:value="6550">
            <text:p>6550</text:p>
          </table:table-cell>
          <table:table-cell office:value-type="float" office:value="1250">
            <text:p>1250</text:p>
          </table:table-cell>
          <table:table-cell office:value-type="float" office:value="4861">
            <text:p>4861</text:p>
          </table:table-cell>
          <table:table-cell office:value-type="float" office:value="454">
            <text:p>454</text:p>
          </table:table-cell>
          <table:table-cell office:value-type="float" office:value="301">
            <text:p>301</text:p>
          </table:table-cell>
          <table:table-cell office:value-type="float" office:value="293">
            <text:p>293</text:p>
          </table:table-cell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141209">
            <text:p>141209</text:p>
          </table:table-cell>
          <table:table-cell office:value-type="float" office:value="345275">
            <text:p>345275</text:p>
          </table:table-cell>
          <table:table-cell office:value-type="float" office:value="261834">
            <text:p>261834</text:p>
          </table:table-cell>
          <table:table-cell office:value-type="float" office:value="108395">
            <text:p>108395</text:p>
          </table:table-cell>
          <table:table-cell office:value-type="float" office:value="7105">
            <text:p>7105</text:p>
          </table:table-cell>
          <table:table-cell office:value-type="float" office:value="1697">
            <text:p>1697</text:p>
          </table:table-cell>
          <table:table-cell office:value-type="float" office:value="450">
            <text:p>450</text:p>
          </table:table-cell>
          <table:table-cell office:value-type="float" office:value="1138">
            <text:p>1138</text:p>
          </table:table-cell>
          <table:table-cell office:value-type="float" office:value="146">
            <text:p>146</text:p>
          </table:table-cell>
          <table:table-cell office:value-type="float" office:value="103">
            <text:p>103</text:p>
          </table:table-cell>
          <table:table-cell office:value-type="float" office:value="144">
            <text:p>14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5966">
            <text:p>85966</text:p>
          </table:table-cell>
          <table:table-cell office:value-type="float" office:value="96850">
            <text:p>96850</text:p>
          </table:table-cell>
          <table:table-cell office:value-type="float" office:value="296528">
            <text:p>296528</text:p>
          </table:table-cell>
          <table:table-cell office:value-type="float" office:value="100466">
            <text:p>100466</text:p>
          </table:table-cell>
          <table:table-cell office:value-type="float" office:value="29609">
            <text:p>29609</text:p>
          </table:table-cell>
          <table:table-cell office:value-type="float" office:value="1920">
            <text:p>1920</text:p>
          </table:table-cell>
          <table:table-cell office:value-type="float" office:value="573">
            <text:p>573</text:p>
          </table:table-cell>
          <table:table-cell office:value-type="float" office:value="191">
            <text:p>191</text:p>
          </table:table-cell>
          <table:table-cell office:value-type="float" office:value="509">
            <text:p>509</text:p>
          </table:table-cell>
          <table:table-cell office:value-type="float" office:value="115">
            <text:p>115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201260">
            <text:p>201260</text:p>
          </table:table-cell>
          <table:table-cell office:value-type="float" office:value="296237">
            <text:p>296237</text:p>
          </table:table-cell>
          <table:table-cell office:value-type="float" office:value="85826">
            <text:p>85826</text:p>
          </table:table-cell>
          <table:table-cell office:value-type="float" office:value="167801">
            <text:p>167801</text:p>
          </table:table-cell>
          <table:table-cell office:value-type="float" office:value="25875">
            <text:p>25875</text:p>
          </table:table-cell>
          <table:table-cell office:value-type="float" office:value="7645">
            <text:p>7645</text:p>
          </table:table-cell>
          <table:table-cell office:value-type="float" office:value="511">
            <text:p>511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148437">
            <text:p>148437</text:p>
          </table:table-cell>
          <table:table-cell office:value-type="float" office:value="46689">
            <text:p>46689</text:p>
          </table:table-cell>
          <table:table-cell office:value-type="float" office:value="357942">
            <text:p>357942</text:p>
          </table:table-cell>
          <table:table-cell office:value-type="float" office:value="56894">
            <text:p>56894</text:p>
          </table:table-cell>
          <table:table-cell office:value-type="float" office:value="55147">
            <text:p>55147</text:p>
          </table:table-cell>
          <table:table-cell office:value-type="float" office:value="7503">
            <text:p>7503</text:p>
          </table:table-cell>
          <table:table-cell office:value-type="float" office:value="3052">
            <text:p>3052</text:p>
          </table:table-cell>
          <table:table-cell office:value-type="float" office:value="756">
            <text:p>756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28855">
            <text:p>28855</text:p>
          </table:table-cell>
          <table:table-cell office:value-type="float" office:value="132262">
            <text:p>132262</text:p>
          </table:table-cell>
          <table:table-cell office:value-type="float" office:value="85854">
            <text:p>85854</text:p>
          </table:table-cell>
          <table:table-cell office:value-type="float" office:value="213293">
            <text:p>213293</text:p>
          </table:table-cell>
          <table:table-cell office:value-type="float" office:value="15272">
            <text:p>15272</text:p>
          </table:table-cell>
          <table:table-cell office:value-type="float" office:value="15406">
            <text:p>15406</text:p>
          </table:table-cell>
          <table:table-cell office:value-type="float" office:value="1892">
            <text:p>1892</text:p>
          </table:table-cell>
          <table:table-cell office:value-type="float" office:value="679">
            <text:p>679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22115">
            <text:p>22115</text:p>
          </table:table-cell>
          <table:table-cell office:value-type="float" office:value="82770">
            <text:p>82770</text:p>
          </table:table-cell>
          <table:table-cell office:value-type="float" office:value="166732">
            <text:p>166732</text:p>
          </table:table-cell>
          <table:table-cell office:value-type="float" office:value="49550">
            <text:p>49550</text:p>
          </table:table-cell>
          <table:table-cell office:value-type="float" office:value="107995">
            <text:p>107995</text:p>
          </table:table-cell>
          <table:table-cell office:value-type="float" office:value="5741">
            <text:p>5741</text:p>
          </table:table-cell>
          <table:table-cell office:value-type="float" office:value="3562">
            <text:p>3562</text:p>
          </table:table-cell>
          <table:table-cell office:value-type="float" office:value="472">
            <text:p>472</text:p>
          </table:table-cell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4408">
            <text:p>84408</text:p>
          </table:table-cell>
          <table:table-cell office:value-type="float" office:value="80970">
            <text:p>80970</text:p>
          </table:table-cell>
          <table:table-cell office:value-type="float" office:value="121249">
            <text:p>121249</text:p>
          </table:table-cell>
          <table:table-cell office:value-type="float" office:value="87242">
            <text:p>87242</text:p>
          </table:table-cell>
          <table:table-cell office:value-type="float" office:value="24739">
            <text:p>24739</text:p>
          </table:table-cell>
          <table:table-cell office:value-type="float" office:value="39860">
            <text:p>39860</text:p>
          </table:table-cell>
          <table:table-cell office:value-type="float" office:value="2338">
            <text:p>2338</text:p>
          </table:table-cell>
          <table:table-cell office:value-type="float" office:value="1595">
            <text:p>1595</text:p>
          </table:table-cell>
          <table:table-cell office:value-type="float" office:value="342">
            <text:p>342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6632">
            <text:p>6632</text:p>
          </table:table-cell>
          <table:table-cell office:value-type="float" office:value="349062">
            <text:p>349062</text:p>
          </table:table-cell>
          <table:table-cell office:value-type="float" office:value="88624">
            <text:p>88624</text:p>
          </table:table-cell>
          <table:table-cell office:value-type="float" office:value="43351">
            <text:p>43351</text:p>
          </table:table-cell>
          <table:table-cell office:value-type="float" office:value="26356">
            <text:p>26356</text:p>
          </table:table-cell>
          <table:table-cell office:value-type="float" office:value="6026">
            <text:p>6026</text:p>
          </table:table-cell>
          <table:table-cell office:value-type="float" office:value="8707">
            <text:p>8707</text:p>
          </table:table-cell>
          <table:table-cell office:value-type="float" office:value="560">
            <text:p>560</text:p>
          </table:table-cell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2531">
            <text:p>2531</text:p>
          </table:table-cell>
          <table:table-cell office:value-type="float" office:value="85435">
            <text:p>85435</text:p>
          </table:table-cell>
          <table:table-cell office:value-type="float" office:value="632880">
            <text:p>632880</text:p>
          </table:table-cell>
          <table:table-cell office:value-type="float" office:value="32343">
            <text:p>32343</text:p>
          </table:table-cell>
          <table:table-cell office:value-type="float" office:value="8886">
            <text:p>8886</text:p>
          </table:table-cell>
          <table:table-cell office:value-type="float" office:value="4122">
            <text:p>4122</text:p>
          </table:table-cell>
          <table:table-cell office:value-type="float" office:value="1561">
            <text:p>1561</text:p>
          </table:table-cell>
          <table:table-cell office:value-type="float" office:value="1305">
            <text:p>1305</text:p>
          </table:table-cell>
          <table:table-cell office:value-type="float" office:value="195">
            <text:p>195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50754">
            <text:p>50754</text:p>
          </table:table-cell>
          <table:table-cell office:value-type="float" office:value="18400">
            <text:p>18400</text:p>
          </table:table-cell>
          <table:table-cell office:value-type="float" office:value="66343">
            <text:p>66343</text:p>
          </table:table-cell>
          <table:table-cell office:value-type="float" office:value="242196">
            <text:p>242196</text:p>
          </table:table-cell>
          <table:table-cell office:value-type="float" office:value="6547">
            <text:p>6547</text:p>
          </table:table-cell>
          <table:table-cell office:value-type="float" office:value="2038">
            <text:p>2038</text:p>
          </table:table-cell>
          <table:table-cell office:value-type="float" office:value="1066">
            <text:p>1066</text:p>
          </table:table-cell>
          <table:table-cell office:value-type="float" office:value="549">
            <text:p>549</text:p>
          </table:table-cell>
          <table:table-cell office:value-type="float" office:value="458">
            <text:p>458</text:p>
          </table:table-cell>
          <table:table-cell office:value-type="float" office:value="265">
            <text:p>26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9072">
            <text:p>9072</text:p>
          </table:table-cell>
          <table:table-cell office:value-type="float" office:value="19547">
            <text:p>19547</text:p>
          </table:table-cell>
          <table:table-cell office:value-type="float" office:value="14261">
            <text:p>14261</text:p>
          </table:table-cell>
          <table:table-cell office:value-type="float" office:value="44747">
            <text:p>44747</text:p>
          </table:table-cell>
          <table:table-cell office:value-type="float" office:value="109063">
            <text:p>109063</text:p>
          </table:table-cell>
          <table:table-cell office:value-type="float" office:value="1970">
            <text:p>1970</text:p>
          </table:table-cell>
          <table:table-cell office:value-type="float" office:value="602">
            <text:p>602</text:p>
          </table:table-cell>
          <table:table-cell office:value-type="float" office:value="271">
            <text:p>271</text:p>
          </table:table-cell>
          <table:table-cell office:value-type="float" office:value="110">
            <text:p>110</text:p>
          </table:table-cell>
          <table:table-cell office:value-type="float" office:value="89">
            <text:p>89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1030">
            <text:p>1030</text:p>
          </table:table-cell>
          <table:table-cell office:value-type="float" office:value="10538">
            <text:p>10538</text:p>
          </table:table-cell>
          <table:table-cell office:value-type="float" office:value="18122">
            <text:p>18122</text:p>
          </table:table-cell>
          <table:table-cell office:value-type="float" office:value="6574">
            <text:p>6574</text:p>
          </table:table-cell>
          <table:table-cell office:value-type="float" office:value="34945">
            <text:p>34945</text:p>
          </table:table-cell>
          <table:table-cell office:value-type="float" office:value="91121">
            <text:p>91121</text:p>
          </table:table-cell>
          <table:table-cell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float" office:value="56">
            <text:p>56</text:p>
          </table:table-cell>
          <table:table-cell table:number-columns-repeated="2"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4814">
            <text:p>4814</text:p>
          </table:table-cell>
          <table:table-cell office:value-type="float" office:value="10505">
            <text:p>10505</text:p>
          </table:table-cell>
          <table:table-cell office:value-type="float" office:value="18394">
            <text:p>18394</text:p>
          </table:table-cell>
          <table:table-cell office:value-type="float" office:value="11385">
            <text:p>11385</text:p>
          </table:table-cell>
          <table:table-cell office:value-type="float" office:value="3329">
            <text:p>3329</text:p>
          </table:table-cell>
          <table:table-cell office:value-type="float" office:value="25077">
            <text:p>25077</text:p>
          </table:table-cell>
          <table:table-cell office:value-type="float" office:value="58753">
            <text:p>58753</text:p>
          </table:table-cell>
          <table:table-cell office:value-type="float" office:value="314">
            <text:p>314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2412">
            <text:p>2412</text:p>
          </table:table-cell>
          <table:table-cell office:value-type="float" office:value="106505">
            <text:p>106505</text:p>
          </table:table-cell>
          <table:table-cell office:value-type="float" office:value="26164">
            <text:p>26164</text:p>
          </table:table-cell>
          <table:table-cell office:value-type="float" office:value="16813">
            <text:p>16813</text:p>
          </table:table-cell>
          <table:table-cell office:value-type="float" office:value="7482">
            <text:p>7482</text:p>
          </table:table-cell>
          <table:table-cell office:value-type="float" office:value="2970">
            <text:p>2970</text:p>
          </table:table-cell>
          <table:table-cell office:value-type="float" office:value="13685">
            <text:p>13685</text:p>
          </table:table-cell>
          <table:table-cell office:value-type="float" office:value="30229">
            <text:p>30229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1788">
            <text:p>1788</text:p>
          </table:table-cell>
          <table:table-cell office:value-type="float" office:value="18788">
            <text:p>18788</text:p>
          </table:table-cell>
          <table:table-cell office:value-type="float" office:value="155750">
            <text:p>155750</text:p>
          </table:table-cell>
          <table:table-cell office:value-type="float" office:value="13899">
            <text:p>13899</text:p>
          </table:table-cell>
          <table:table-cell office:value-type="float" office:value="6463">
            <text:p>6463</text:p>
          </table:table-cell>
          <table:table-cell office:value-type="float" office:value="2353">
            <text:p>2353</text:p>
          </table:table-cell>
          <table:table-cell office:value-type="float" office:value="1426">
            <text:p>1426</text:p>
          </table:table-cell>
          <table:table-cell office:value-type="float" office:value="5973">
            <text:p>5973</text:p>
          </table:table-cell>
          <table:table-cell office:value-type="float" office:value="6776">
            <text:p>6776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1940">
            <text:p>1940</text:p>
          </table:table-cell>
          <table:table-cell office:value-type="float" office:value="12595">
            <text:p>12595</text:p>
          </table:table-cell>
          <table:table-cell office:value-type="float" office:value="29534">
            <text:p>29534</text:p>
          </table:table-cell>
          <table:table-cell office:value-type="float" office:value="70920">
            <text:p>70920</text:p>
          </table:table-cell>
          <table:table-cell office:value-type="float" office:value="4170">
            <text:p>4170</text:p>
          </table:table-cell>
          <table:table-cell office:value-type="float" office:value="1441">
            <text:p>1441</text:p>
          </table:table-cell>
          <table:table-cell office:value-type="float" office:value="648">
            <text:p>648</text:p>
          </table:table-cell>
          <table:table-cell office:value-type="float" office:value="311">
            <text:p>311</text:p>
          </table:table-cell>
          <table:table-cell office:value-type="float" office:value="1247">
            <text:p>1247</text:p>
          </table:table-cell>
          <table:table-cell office:value-type="float" office:value="2448">
            <text:p>244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462">
            <text:p>8462</text:p>
          </table:table-cell>
          <table:table-cell office:value-type="float" office:value="6044">
            <text:p>6044</text:p>
          </table:table-cell>
          <table:table-cell office:value-type="float" office:value="14868">
            <text:p>14868</text:p>
          </table:table-cell>
          <table:table-cell office:value-type="float" office:value="20335">
            <text:p>20335</text:p>
          </table:table-cell>
          <table:table-cell office:value-type="float" office:value="71832">
            <text:p>71832</text:p>
          </table:table-cell>
          <table:table-cell office:value-type="float" office:value="1348">
            <text:p>1348</text:p>
          </table:table-cell>
          <table:table-cell office:value-type="float" office:value="510">
            <text:p>510</text:p>
          </table:table-cell>
          <table:table-cell office:value-type="float" office:value="313">
            <text:p>313</text:p>
          </table:table-cell>
          <table:table-cell office:value-type="float" office:value="160">
            <text:p>160</text:p>
          </table:table-cell>
          <table:table-cell office:value-type="float" office:value="236">
            <text:p>236</text:p>
          </table:table-cell>
          <table:table-cell office:value-type="float" office:value="538">
            <text:p>5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1557">
            <text:p>1557</text:p>
          </table:table-cell>
          <table:table-cell office:value-type="float" office:value="70768">
            <text:p>70768</text:p>
          </table:table-cell>
          <table:table-cell office:value-type="float" office:value="15442">
            <text:p>15442</text:p>
          </table:table-cell>
          <table:table-cell office:value-type="float" office:value="17412">
            <text:p>17412</text:p>
          </table:table-cell>
          <table:table-cell office:value-type="float" office:value="10721">
            <text:p>10721</text:p>
          </table:table-cell>
          <table:table-cell office:value-type="float" office:value="33501">
            <text:p>33501</text:p>
          </table:table-cell>
          <table:table-cell office:value-type="float" office:value="595">
            <text:p>595</text:p>
          </table:table-cell>
          <table:table-cell office:value-type="float" office:value="258">
            <text:p>258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2939">
            <text:p>2939</text:p>
          </table:table-cell>
          <table:table-cell office:value-type="float" office:value="4361">
            <text:p>4361</text:p>
          </table:table-cell>
          <table:table-cell office:value-type="float" office:value="60149">
            <text:p>60149</text:p>
          </table:table-cell>
          <table:table-cell office:value-type="float" office:value="16676">
            <text:p>16676</text:p>
          </table:table-cell>
          <table:table-cell office:value-type="float" office:value="13838">
            <text:p>13838</text:p>
          </table:table-cell>
          <table:table-cell office:value-type="float" office:value="11169">
            <text:p>11169</text:p>
          </table:table-cell>
          <table:table-cell office:value-type="float" office:value="21488">
            <text:p>21488</text:p>
          </table:table-cell>
          <table:table-cell office:value-type="float" office:value="589">
            <text:p>589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Catch" table:style-name="ta1">
        <table:table-column table:style-name="co1" table:number-columns-repeated="2" table:default-cell-style-name="Default"/>
        <table:table-row table:style-name="ro1">
          <table:table-cell office:value-type="float" office:value="1963">
            <text:p>1963</text:p>
          </table:table-cell>
          <table:table-cell office:value-type="float" office:value="271849">
            <text:p>271849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379915">
            <text:p>37991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299344">
            <text:p>299344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46347">
            <text:p>346347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246664">
            <text:p>246664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01822">
            <text:p>301822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930043">
            <text:p>930043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5777">
            <text:p>805777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446825">
            <text:p>44682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53083">
            <text:p>353083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07593">
            <text:p>307593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66992">
            <text:p>366992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453205">
            <text:p>453205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75308">
            <text:p>375308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224516">
            <text:p>224516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79377">
            <text:p>179377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45022">
            <text:p>14502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22129">
            <text:p>222129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213241">
            <text:p>213241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33283">
            <text:p>233283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244215">
            <text:p>24421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18948">
            <text:p>21894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55367">
            <text:p>255367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23080">
            <text:p>22308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73852">
            <text:p>173852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73124">
            <text:p>17312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6532">
            <text:p>1065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8936">
            <text:p>8893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3282">
            <text:p>93282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1653">
            <text:p>13165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72549">
            <text:p>172549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51022">
            <text:p>15102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42557">
            <text:p>14255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56623">
            <text:p>15662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41291">
            <text:p>14129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31331">
            <text:p>13133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12012">
            <text:p>11201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4527">
            <text:p>104527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67060">
            <text:p>16706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7917">
            <text:p>10791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6792">
            <text:p>6679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4800">
            <text:p>648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7181">
            <text:p>5718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6058">
            <text:p>560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9603">
            <text:p>5960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3644">
            <text:p>4364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3374">
            <text:p>4337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9612">
            <text:p>3961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8141">
            <text:p>48141</text:p>
          </table:table-cell>
        </table:table-row>
      </table:table>
      <table:table table:name="Catch_wt" table:style-name="ta1">
        <table:table-column table:style-name="co1" table:number-columns-repeated="18" table:default-cell-style-name="Default"/>
        <table:table-row table:style-name="ro2">
          <table:table-cell table:number-columns-repeated="18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963">
            <text:p>1963</text:p>
          </table:table-cell>
          <table:table-cell office:value-type="float" office:value="0.012">
            <text:p>0.012</text:p>
          </table:table-cell>
          <table:table-cell office:value-type="float" office:value="0.123">
            <text:p>0.123</text:p>
          </table:table-cell>
          <table:table-cell office:value-type="float" office:value="0.253">
            <text:p>0.253</text:p>
          </table:table-cell>
          <table:table-cell office:value-type="float" office:value="0.473">
            <text:p>0.473</text:p>
          </table:table-cell>
          <table:table-cell office:value-type="float" office:value="0.695">
            <text:p>0.695</text:p>
          </table:table-cell>
          <table:table-cell office:value-type="float" office:value="0.807">
            <text:p>0.807</text:p>
          </table:table-cell>
          <table:table-cell office:value-type="float" office:value="1.004">
            <text:p>1.004</text:p>
          </table:table-cell>
          <table:table-cell office:value-type="float" office:value="1.131">
            <text:p>1.131</text:p>
          </table:table-cell>
          <table:table-cell office:value-type="float" office:value="1.173">
            <text:p>1.173</text:p>
          </table:table-cell>
          <table:table-cell office:value-type="float" office:value="1.576">
            <text:p>1.576</text:p>
          </table:table-cell>
          <table:table-cell office:value-type="float" office:value="1.825">
            <text:p>1.82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4">
            <text:p>1964</text:p>
          </table:table-cell>
          <table:table-cell office:value-type="float" office:value="0.011">
            <text:p>0.011</text:p>
          </table:table-cell>
          <table:table-cell office:value-type="float" office:value="0.118">
            <text:p>0.118</text:p>
          </table:table-cell>
          <table:table-cell office:value-type="float" office:value="0.239">
            <text:p>0.239</text:p>
          </table:table-cell>
          <table:table-cell office:value-type="float" office:value="0.403">
            <text:p>0.403</text:p>
          </table:table-cell>
          <table:table-cell office:value-type="float" office:value="0.664">
            <text:p>0.664</text:p>
          </table:table-cell>
          <table:table-cell office:value-type="float" office:value="0.814">
            <text:p>0.814</text:p>
          </table:table-cell>
          <table:table-cell office:value-type="float" office:value="0.909">
            <text:p>0.909</text:p>
          </table:table-cell>
          <table:table-cell office:value-type="float" office:value="1.382">
            <text:p>1.382</text:p>
          </table:table-cell>
          <table:table-cell office:value-type="float" office:value="1.148">
            <text:p>1.148</text:p>
          </table:table-cell>
          <table:table-cell office:value-type="float" office:value="1.47">
            <text:p>1.47</text:p>
          </table:table-cell>
          <table:table-cell office:value-type="float" office:value="1.781">
            <text:p>1.7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5">
            <text:p>1965</text:p>
          </table:table-cell>
          <table:table-cell office:value-type="float" office:value="0.01">
            <text:p>0.01</text:p>
          </table:table-cell>
          <table:table-cell office:value-type="float" office:value="0.069">
            <text:p>0.069</text:p>
          </table:table-cell>
          <table:table-cell office:value-type="float" office:value="0.226">
            <text:p>0.226</text:p>
          </table:table-cell>
          <table:table-cell office:value-type="float" office:value="0.366">
            <text:p>0.366</text:p>
          </table:table-cell>
          <table:table-cell office:value-type="float" office:value="0.648">
            <text:p>0.648</text:p>
          </table:table-cell>
          <table:table-cell office:value-type="float" office:value="0.845">
            <text:p>0.845</text:p>
          </table:table-cell>
          <table:table-cell office:value-type="float" office:value="1.193">
            <text:p>1.193</text:p>
          </table:table-cell>
          <table:table-cell office:value-type="float" office:value="1.173">
            <text:p>1.173</text:p>
          </table:table-cell>
          <table:table-cell office:value-type="float" office:value="1.482">
            <text:p>1.482</text:p>
          </table:table-cell>
          <table:table-cell office:value-type="float" office:value="1.707">
            <text:p>1.707</text:p>
          </table:table-cell>
          <table:table-cell office:value-type="float" office:value="2.239">
            <text:p>2.23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6">
            <text:p>1966</text:p>
          </table:table-cell>
          <table:table-cell office:value-type="float" office:value="0.01">
            <text:p>0.01</text:p>
          </table:table-cell>
          <table:table-cell office:value-type="float" office:value="0.088">
            <text:p>0.088</text:p>
          </table:table-cell>
          <table:table-cell office:value-type="float" office:value="0.247">
            <text:p>0.247</text:p>
          </table:table-cell>
          <table:table-cell office:value-type="float" office:value="0.367">
            <text:p>0.367</text:p>
          </table:table-cell>
          <table:table-cell office:value-type="float" office:value="0.533">
            <text:p>0.533</text:p>
          </table:table-cell>
          <table:table-cell office:value-type="float" office:value="0.949">
            <text:p>0.949</text:p>
          </table:table-cell>
          <table:table-cell office:value-type="float" office:value="1.266">
            <text:p>1.266</text:p>
          </table:table-cell>
          <table:table-cell office:value-type="float" office:value="1.525">
            <text:p>1.525</text:p>
          </table:table-cell>
          <table:table-cell office:value-type="float" office:value="1.938">
            <text:p>1.938</text:p>
          </table:table-cell>
          <table:table-cell office:value-type="float" office:value="1.727">
            <text:p>1.727</text:p>
          </table:table-cell>
          <table:table-cell office:value-type="float" office:value="2.963">
            <text:p>2.963</text:p>
          </table:table-cell>
          <table:table-cell office:value-type="float" office:value="2.04">
            <text:p>2.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7">
            <text:p>1967</text:p>
          </table:table-cell>
          <table:table-cell office:value-type="float" office:value="0.011">
            <text:p>0.011</text:p>
          </table:table-cell>
          <table:table-cell office:value-type="float" office:value="0.115">
            <text:p>0.115</text:p>
          </table:table-cell>
          <table:table-cell office:value-type="float" office:value="0.281">
            <text:p>0.281</text:p>
          </table:table-cell>
          <table:table-cell office:value-type="float" office:value="0.461">
            <text:p>0.461</text:p>
          </table:table-cell>
          <table:table-cell office:value-type="float" office:value="0.594">
            <text:p>0.594</text:p>
          </table:table-cell>
          <table:table-cell office:value-type="float" office:value="0.639">
            <text:p>0.639</text:p>
          </table:table-cell>
          <table:table-cell office:value-type="float" office:value="1.057">
            <text:p>1.057</text:p>
          </table:table-cell>
          <table:table-cell office:value-type="float" office:value="1.501">
            <text:p>1.501</text:p>
          </table:table-cell>
          <table:table-cell office:value-type="float" office:value="1.922">
            <text:p>1.922</text:p>
          </table:table-cell>
          <table:table-cell office:value-type="float" office:value="2.069">
            <text:p>2.069</text:p>
          </table:table-cell>
          <table:table-cell office:value-type="float" office:value="2.348">
            <text:p>2.34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0.01">
            <text:p>0.01</text:p>
          </table:table-cell>
          <table:table-cell office:value-type="float" office:value="0.126">
            <text:p>0.126</text:p>
          </table:table-cell>
          <table:table-cell office:value-type="float" office:value="0.253">
            <text:p>0.253</text:p>
          </table:table-cell>
          <table:table-cell office:value-type="float" office:value="0.51">
            <text:p>0.51</text:p>
          </table:table-cell>
          <table:table-cell office:value-type="float" office:value="0.731">
            <text:p>0.731</text:p>
          </table:table-cell>
          <table:table-cell office:value-type="float" office:value="0.857">
            <text:p>0.857</text:p>
          </table:table-cell>
          <table:table-cell office:value-type="float" office:value="0.837">
            <text:p>0.837</text:p>
          </table:table-cell>
          <table:table-cell office:value-type="float" office:value="1.606">
            <text:p>1.606</text:p>
          </table:table-cell>
          <table:table-cell office:value-type="float" office:value="2.26">
            <text:p>2.26</text:p>
          </table:table-cell>
          <table:table-cell office:value-type="float" office:value="2.702">
            <text:p>2.702</text:p>
          </table:table-cell>
          <table:table-cell office:value-type="float" office:value="2.073">
            <text:p>2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0.011">
            <text:p>0.011</text:p>
          </table:table-cell>
          <table:table-cell office:value-type="float" office:value="0.063">
            <text:p>0.063</text:p>
          </table:table-cell>
          <table:table-cell office:value-type="float" office:value="0.216">
            <text:p>0.216</text:p>
          </table:table-cell>
          <table:table-cell office:value-type="float" office:value="0.406">
            <text:p>0.406</text:p>
          </table:table-cell>
          <table:table-cell office:value-type="float" office:value="0.799">
            <text:p>0.799</text:p>
          </table:table-cell>
          <table:table-cell office:value-type="float" office:value="0.891">
            <text:p>0.891</text:p>
          </table:table-cell>
          <table:table-cell office:value-type="float" office:value="1.031">
            <text:p>1.031</text:p>
          </table:table-cell>
          <table:table-cell office:value-type="float" office:value="1.094">
            <text:p>1.094</text:p>
          </table:table-cell>
          <table:table-cell office:value-type="float" office:value="2.04">
            <text:p>2.04</text:p>
          </table:table-cell>
          <table:table-cell office:value-type="float" office:value="3.034">
            <text:p>3.034</text:p>
          </table:table-cell>
          <table:table-cell office:value-type="float" office:value="3.264">
            <text:p>3.2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0.013">
            <text:p>0.013</text:p>
          </table:table-cell>
          <table:table-cell office:value-type="float" office:value="0.073">
            <text:p>0.073</text:p>
          </table:table-cell>
          <table:table-cell office:value-type="float" office:value="0.222">
            <text:p>0.222</text:p>
          </table:table-cell>
          <table:table-cell office:value-type="float" office:value="0.352">
            <text:p>0.352</text:p>
          </table:table-cell>
          <table:table-cell office:value-type="float" office:value="0.735">
            <text:p>0.735</text:p>
          </table:table-cell>
          <table:table-cell office:value-type="float" office:value="0.873">
            <text:p>0.873</text:p>
          </table:table-cell>
          <table:table-cell office:value-type="float" office:value="1.191">
            <text:p>1.191</text:p>
          </table:table-cell>
          <table:table-cell office:value-type="float" office:value="1.362">
            <text:p>1.362</text:p>
          </table:table-cell>
          <table:table-cell office:value-type="float" office:value="1.437">
            <text:p>1.437</text:p>
          </table:table-cell>
          <table:table-cell office:value-type="float" office:value="2.571">
            <text:p>2.571</text:p>
          </table:table-cell>
          <table:table-cell office:value-type="float" office:value="3.95">
            <text:p>3.95</text:p>
          </table:table-cell>
          <table:table-cell office:value-type="float" office:value="3.869">
            <text:p>3.86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0.011">
            <text:p>0.011</text:p>
          </table:table-cell>
          <table:table-cell office:value-type="float" office:value="0.107">
            <text:p>0.107</text:p>
          </table:table-cell>
          <table:table-cell office:value-type="float" office:value="0.247">
            <text:p>0.247</text:p>
          </table:table-cell>
          <table:table-cell office:value-type="float" office:value="0.362">
            <text:p>0.362</text:p>
          </table:table-cell>
          <table:table-cell office:value-type="float" office:value="0.506">
            <text:p>0.506</text:p>
          </table:table-cell>
          <table:table-cell office:value-type="float" office:value="0.887">
            <text:p>0.887</text:p>
          </table:table-cell>
          <table:table-cell office:value-type="float" office:value="1.267">
            <text:p>1.267</text:p>
          </table:table-cell>
          <table:table-cell office:value-type="float" office:value="1.534">
            <text:p>1.534</text:p>
          </table:table-cell>
          <table:table-cell office:value-type="float" office:value="1.337">
            <text:p>1.337</text:p>
          </table:table-cell>
          <table:table-cell office:value-type="float" office:value="1.275">
            <text:p>1.275</text:p>
          </table:table-cell>
          <table:table-cell office:value-type="float" office:value="1.969">
            <text:p>1.969</text:p>
          </table:table-cell>
          <table:table-cell office:value-type="float" office:value="4.306">
            <text:p>4.306</text:p>
          </table:table-cell>
          <table:table-cell office:value-type="float" office:value="3.543">
            <text:p>3.5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0.024">
            <text:p>0.024</text:p>
          </table:table-cell>
          <table:table-cell office:value-type="float" office:value="0.116">
            <text:p>0.116</text:p>
          </table:table-cell>
          <table:table-cell office:value-type="float" office:value="0.243">
            <text:p>0.243</text:p>
          </table:table-cell>
          <table:table-cell office:value-type="float" office:value="0.388">
            <text:p>0.388</text:p>
          </table:table-cell>
          <table:table-cell office:value-type="float" office:value="0.506">
            <text:p>0.506</text:p>
          </table:table-cell>
          <table:table-cell office:value-type="float" office:value="0.606">
            <text:p>0.606</text:p>
          </table:table-cell>
          <table:table-cell office:value-type="float" office:value="1">
            <text:p>1</text:p>
          </table:table-cell>
          <table:table-cell office:value-type="float" office:value="1.366">
            <text:p>1.366</text:p>
          </table:table-cell>
          <table:table-cell office:value-type="float" office:value="2.241">
            <text:p>2.241</text:p>
          </table:table-cell>
          <table:table-cell office:value-type="float" office:value="2.006">
            <text:p>2.006</text:p>
          </table:table-cell>
          <table:table-cell office:value-type="float" office:value="1.651">
            <text:p>1.651</text:p>
          </table:table-cell>
          <table:table-cell office:value-type="float" office:value="2.899">
            <text:p>2.89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0.044">
            <text:p>0.044</text:p>
          </table:table-cell>
          <table:table-cell office:value-type="float" office:value="0.112">
            <text:p>0.112</text:p>
          </table:table-cell>
          <table:table-cell office:value-type="float" office:value="0.241">
            <text:p>0.241</text:p>
          </table:table-cell>
          <table:table-cell office:value-type="float" office:value="0.373">
            <text:p>0.373</text:p>
          </table:table-cell>
          <table:table-cell office:value-type="float" office:value="0.586">
            <text:p>0.586</text:p>
          </table:table-cell>
          <table:table-cell office:value-type="float" office:value="0.649">
            <text:p>0.649</text:p>
          </table:table-cell>
          <table:table-cell office:value-type="float" office:value="0.725">
            <text:p>0.725</text:p>
          </table:table-cell>
          <table:table-cell office:value-type="float" office:value="1.044">
            <text:p>1.044</text:p>
          </table:table-cell>
          <table:table-cell office:value-type="float" office:value="1.302">
            <text:p>1.302</text:p>
          </table:table-cell>
          <table:table-cell office:value-type="float" office:value="2.796">
            <text:p>2.796</text:p>
          </table:table-cell>
          <table:table-cell office:value-type="float" office:value="1.726">
            <text:p>1.726</text:p>
          </table:table-cell>
          <table:table-cell office:value-type="float" office:value="2.02">
            <text:p>2.02</text:p>
          </table:table-cell>
          <table:table-cell office:value-type="float" office:value="2.158">
            <text:p>2.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0.024">
            <text:p>0.024</text:p>
          </table:table-cell>
          <table:table-cell office:value-type="float" office:value="0.128">
            <text:p>0.128</text:p>
          </table:table-cell>
          <table:table-cell office:value-type="float" office:value="0.227">
            <text:p>0.227</text:p>
          </table:table-cell>
          <table:table-cell office:value-type="float" office:value="0.344">
            <text:p>0.344</text:p>
          </table:table-cell>
          <table:table-cell office:value-type="float" office:value="0.549">
            <text:p>0.549</text:p>
          </table:table-cell>
          <table:table-cell office:value-type="float" office:value="0.892">
            <text:p>0.892</text:p>
          </table:table-cell>
          <table:table-cell office:value-type="float" office:value="0.896">
            <text:p>0.896</text:p>
          </table:table-cell>
          <table:table-cell office:value-type="float" office:value="0.952">
            <text:p>0.952</text:p>
          </table:table-cell>
          <table:table-cell office:value-type="float" office:value="1.513">
            <text:p>1.513</text:p>
          </table:table-cell>
          <table:table-cell office:value-type="float" office:value="2.315">
            <text:p>2.315</text:p>
          </table:table-cell>
          <table:table-cell office:value-type="float" office:value="2.508">
            <text:p>2.508</text:p>
          </table:table-cell>
          <table:table-cell office:value-type="float" office:value="4.152">
            <text:p>4.152</text:p>
          </table:table-cell>
          <table:table-cell office:value-type="float" office:value="2.264">
            <text:p>2.2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0.02">
            <text:p>0.02</text:p>
          </table:table-cell>
          <table:table-cell office:value-type="float" office:value="0.101">
            <text:p>0.101</text:p>
          </table:table-cell>
          <table:table-cell office:value-type="float" office:value="0.242">
            <text:p>0.242</text:p>
          </table:table-cell>
          <table:table-cell office:value-type="float" office:value="0.357">
            <text:p>0.357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1.245">
            <text:p>1.245</text:p>
          </table:table-cell>
          <table:table-cell office:value-type="float" office:value="1.124">
            <text:p>1.124</text:p>
          </table:table-cell>
          <table:table-cell office:value-type="float" office:value="1.093">
            <text:p>1.093</text:p>
          </table:table-cell>
          <table:table-cell office:value-type="float" office:value="1.72">
            <text:p>1.72</text:p>
          </table:table-cell>
          <table:table-cell office:value-type="float" office:value="2.217">
            <text:p>2.217</text:p>
          </table:table-cell>
          <table:table-cell office:value-type="float" office:value="2.854">
            <text:p>2.854</text:p>
          </table:table-cell>
          <table:table-cell office:value-type="float" office:value="0">
            <text:p>0</text:p>
          </table:table-cell>
          <table:table-cell office:value-type="float" office:value="3.426">
            <text:p>3.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0.013">
            <text:p>0.013</text:p>
          </table:table-cell>
          <table:table-cell office:value-type="float" office:value="0.125">
            <text:p>0.125</text:p>
          </table:table-cell>
          <table:table-cell office:value-type="float" office:value="0.225">
            <text:p>0.225</text:p>
          </table:table-cell>
          <table:table-cell office:value-type="float" office:value="0.402">
            <text:p>0.402</text:p>
          </table:table-cell>
          <table:table-cell office:value-type="float" office:value="0.512">
            <text:p>0.512</text:p>
          </table:table-cell>
          <table:table-cell office:value-type="float" office:value="0.589">
            <text:p>0.589</text:p>
          </table:table-cell>
          <table:table-cell office:value-type="float" office:value="0.922">
            <text:p>0.922</text:p>
          </table:table-cell>
          <table:table-cell office:value-type="float" office:value="1.933">
            <text:p>1.933</text:p>
          </table:table-cell>
          <table:table-cell office:value-type="float" office:value="1.784">
            <text:p>1.784</text:p>
          </table:table-cell>
          <table:table-cell office:value-type="float" office:value="1.306">
            <text:p>1.306</text:p>
          </table:table-cell>
          <table:table-cell office:value-type="float" office:value="2.425">
            <text:p>2.425</text:p>
          </table:table-cell>
          <table:table-cell office:value-type="float" office:value="2.528">
            <text:p>2.52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0.019">
            <text:p>0.019</text:p>
          </table:table-cell>
          <table:table-cell office:value-type="float" office:value="0.109">
            <text:p>0.109</text:p>
          </table:table-cell>
          <table:table-cell office:value-type="float" office:value="0.243">
            <text:p>0.243</text:p>
          </table:table-cell>
          <table:table-cell office:value-type="float" office:value="0.347">
            <text:p>0.347</text:p>
          </table:table-cell>
          <table:table-cell office:value-type="float" office:value="0.602">
            <text:p>0.602</text:p>
          </table:table-cell>
          <table:table-cell office:value-type="float" office:value="0.614">
            <text:p>0.614</text:p>
          </table:table-cell>
          <table:table-cell office:value-type="float" office:value="0.803">
            <text:p>0.803</text:p>
          </table:table-cell>
          <table:table-cell office:value-type="float" office:value="1.181">
            <text:p>1.181</text:p>
          </table:table-cell>
          <table:table-cell office:value-type="float" office:value="1.943">
            <text:p>1.943</text:p>
          </table:table-cell>
          <table:table-cell office:value-type="float" office:value="2.322">
            <text:p>2.322</text:p>
          </table:table-cell>
          <table:table-cell office:value-type="float" office:value="1.78">
            <text:p>1.78</text:p>
          </table:table-cell>
          <table:table-cell office:value-type="float" office:value="3.189">
            <text:p>3.189</text:p>
          </table:table-cell>
          <table:table-cell office:value-type="float" office:value="0">
            <text:p>0</text:p>
          </table:table-cell>
          <table:table-cell office:value-type="float" office:value="4.119">
            <text:p>4.1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0.011">
            <text:p>0.011</text:p>
          </table:table-cell>
          <table:table-cell office:value-type="float" office:value="0.144">
            <text:p>0.144</text:p>
          </table:table-cell>
          <table:table-cell office:value-type="float" office:value="0.256">
            <text:p>0.256</text:p>
          </table:table-cell>
          <table:table-cell office:value-type="float" office:value="0.42">
            <text:p>0.42</text:p>
          </table:table-cell>
          <table:table-cell office:value-type="float" office:value="0.443">
            <text:p>0.443</text:p>
          </table:table-cell>
          <table:table-cell office:value-type="float" office:value="0.719">
            <text:p>0.719</text:p>
          </table:table-cell>
          <table:table-cell office:value-type="float" office:value="0.745">
            <text:p>0.745</text:p>
          </table:table-cell>
          <table:table-cell office:value-type="float" office:value="0.955">
            <text:p>0.955</text:p>
          </table:table-cell>
          <table:table-cell office:value-type="float" office:value="1.398">
            <text:p>1.398</text:p>
          </table:table-cell>
          <table:table-cell office:value-type="float" office:value="2.124">
            <text:p>2.124</text:p>
          </table:table-cell>
          <table:table-cell office:value-type="float" office:value="2.868">
            <text:p>2.868</text:p>
          </table:table-cell>
          <table:table-cell office:value-type="float" office:value="1.849">
            <text:p>1.849</text:p>
          </table:table-cell>
          <table:table-cell office:value-type="float" office:value="2.454">
            <text:p>2.454</text:p>
          </table:table-cell>
          <table:table-cell office:value-type="float" office:value="4.782">
            <text:p>4.7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0.009">
            <text:p>0.009</text:p>
          </table:table-cell>
          <table:table-cell office:value-type="float" office:value="0.096">
            <text:p>0.096</text:p>
          </table:table-cell>
          <table:table-cell office:value-type="float" office:value="0.292">
            <text:p>0.292</text:p>
          </table:table-cell>
          <table:table-cell office:value-type="float" office:value="0.444">
            <text:p>0.444</text:p>
          </table:table-cell>
          <table:table-cell office:value-type="float" office:value="0.637">
            <text:p>0.637</text:p>
          </table:table-cell>
          <table:table-cell office:value-type="float" office:value="0.664">
            <text:p>0.664</text:p>
          </table:table-cell>
          <table:table-cell office:value-type="float" office:value="0.934">
            <text:p>0.934</text:p>
          </table:table-cell>
          <table:table-cell table:number-columns-repeated="2" office:value-type="float" office:value="1.187">
            <text:p>1.187</text:p>
          </table:table-cell>
          <table:table-cell office:value-type="float" office:value="1.468">
            <text:p>1.468</text:p>
          </table:table-cell>
          <table:table-cell office:value-type="float" office:value="2.679">
            <text:p>2.679</text:p>
          </table:table-cell>
          <table:table-cell office:value-type="float" office:value="1.624">
            <text:p>1.624</text:p>
          </table:table-cell>
          <table:table-cell office:value-type="float" office:value="1.76">
            <text:p>1.76</text:p>
          </table:table-cell>
          <table:table-cell office:value-type="float" office:value="1.643">
            <text:p>1.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0.012">
            <text:p>0.012</text:p>
          </table:table-cell>
          <table:table-cell office:value-type="float" office:value="0.104">
            <text:p>0.104</text:p>
          </table:table-cell>
          <table:table-cell office:value-type="float" office:value="0.286">
            <text:p>0.286</text:p>
          </table:table-cell>
          <table:table-cell office:value-type="float" office:value="0.488">
            <text:p>0.488</text:p>
          </table:table-cell>
          <table:table-cell office:value-type="float" office:value="0.733">
            <text:p>0.733</text:p>
          </table:table-cell>
          <table:table-cell office:value-type="float" office:value="1.046">
            <text:p>1.046</text:p>
          </table:table-cell>
          <table:table-cell office:value-type="float" office:value="0.936">
            <text:p>0.936</text:p>
          </table:table-cell>
          <table:table-cell office:value-type="float" office:value="1.394">
            <text:p>1.394</text:p>
          </table:table-cell>
          <table:table-cell office:value-type="float" office:value="1.599">
            <text:p>1.599</text:p>
          </table:table-cell>
          <table:table-cell office:value-type="float" office:value="1.593">
            <text:p>1.593</text:p>
          </table:table-cell>
          <table:table-cell office:value-type="float" office:value="1.726">
            <text:p>1.726</text:p>
          </table:table-cell>
          <table:table-cell office:value-type="float" office:value="3.328">
            <text:p>3.328</text:p>
          </table:table-cell>
          <table:table-cell office:value-type="float" office:value="1.119">
            <text:p>1.119</text:p>
          </table:table-cell>
          <table:table-cell office:value-type="float" office:value="3.071">
            <text:p>3.071</text:p>
          </table:table-cell>
          <table:table-cell office:value-type="float" office:value="3.111">
            <text:p>3.11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0.009">
            <text:p>0.009</text:p>
          </table:table-cell>
          <table:table-cell office:value-type="float" office:value="0.074">
            <text:p>0.074</text:p>
          </table:table-cell>
          <table:table-cell office:value-type="float" office:value="0.265">
            <text:p>0.265</text:p>
          </table:table-cell>
          <table:table-cell office:value-type="float" office:value="0.477">
            <text:p>0.477</text:p>
          </table:table-cell>
          <table:table-cell office:value-type="float" office:value="0.745">
            <text:p>0.745</text:p>
          </table:table-cell>
          <table:table-cell office:value-type="float" office:value="1.148">
            <text:p>1.148</text:p>
          </table:table-cell>
          <table:table-cell office:value-type="float" office:value="1.48">
            <text:p>1.48</text:p>
          </table:table-cell>
          <table:table-cell office:value-type="float" office:value="1.18">
            <text:p>1.18</text:p>
          </table:table-cell>
          <table:table-cell office:value-type="float" office:value="1.634">
            <text:p>1.634</text:p>
          </table:table-cell>
          <table:table-cell office:value-type="float" office:value="1.764">
            <text:p>1.764</text:p>
          </table:table-cell>
          <table:table-cell office:value-type="float" office:value="1.554">
            <text:p>1.554</text:p>
          </table:table-cell>
          <table:table-cell office:value-type="float" office:value="1.492">
            <text:p>1.492</text:p>
          </table:table-cell>
          <table:table-cell office:value-type="float" office:value="3.389">
            <text:p>3.389</text:p>
          </table:table-cell>
          <table:table-cell office:value-type="float" office:value="4.273">
            <text:p>4.273</text:p>
          </table:table-cell>
          <table:table-cell office:value-type="float" office:value="1.981">
            <text:p>1.98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0.011">
            <text:p>0.011</text:p>
          </table:table-cell>
          <table:table-cell office:value-type="float" office:value="0.1">
            <text:p>0.1</text:p>
          </table:table-cell>
          <table:table-cell office:value-type="float" office:value="0.293">
            <text:p>0.293</text:p>
          </table:table-cell>
          <table:table-cell office:value-type="float" office:value="0.462">
            <text:p>0.462</text:p>
          </table:table-cell>
          <table:table-cell office:value-type="float" office:value="0.785">
            <text:p>0.785</text:p>
          </table:table-cell>
          <table:table-cell office:value-type="float" office:value="1.17">
            <text:p>1.17</text:p>
          </table:table-cell>
          <table:table-cell office:value-type="float" office:value="1.441">
            <text:p>1.441</text:p>
          </table:table-cell>
          <table:table-cell office:value-type="float" office:value="1.672">
            <text:p>1.672</text:p>
          </table:table-cell>
          <table:table-cell office:value-type="float" office:value="1.456">
            <text:p>1.456</text:p>
          </table:table-cell>
          <table:table-cell office:value-type="float" office:value="2.634">
            <text:p>2.634</text:p>
          </table:table-cell>
          <table:table-cell office:value-type="float" office:value="2.164">
            <text:p>2.164</text:p>
          </table:table-cell>
          <table:table-cell office:value-type="float" office:value="1.924">
            <text:p>1.924</text:p>
          </table:table-cell>
          <table:table-cell office:value-type="float" office:value="1.886">
            <text:p>1.886</text:p>
          </table:table-cell>
          <table:table-cell office:value-type="float" office:value="3.179">
            <text:p>3.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0.022">
            <text:p>0.022</text:p>
          </table:table-cell>
          <table:table-cell office:value-type="float" office:value="0.136">
            <text:p>0.136</text:p>
          </table:table-cell>
          <table:table-cell office:value-type="float" office:value="0.298">
            <text:p>0.298</text:p>
          </table:table-cell>
          <table:table-cell office:value-type="float" office:value="0.449">
            <text:p>0.449</text:p>
          </table:table-cell>
          <table:table-cell office:value-type="float" office:value="0.651">
            <text:p>0.651</text:p>
          </table:table-cell>
          <table:table-cell office:value-type="float" office:value="0.916">
            <text:p>0.916</text:p>
          </table:table-cell>
          <table:table-cell office:value-type="float" office:value="1.215">
            <text:p>1.215</text:p>
          </table:table-cell>
          <table:table-cell office:value-type="float" office:value="1.162">
            <text:p>1.162</text:p>
          </table:table-cell>
          <table:table-cell office:value-type="float" office:value="1.92">
            <text:p>1.92</text:p>
          </table:table-cell>
          <table:table-cell office:value-type="float" office:value="1.376">
            <text:p>1.376</text:p>
          </table:table-cell>
          <table:table-cell office:value-type="float" office:value="1.395">
            <text:p>1.395</text:p>
          </table:table-cell>
          <table:table-cell office:value-type="float" office:value="1.907">
            <text:p>1.907</text:p>
          </table:table-cell>
          <table:table-cell office:value-type="float" office:value="2.853">
            <text:p>2.853</text:p>
          </table:table-cell>
          <table:table-cell office:value-type="float" office:value="4.689">
            <text:p>4.6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0.01">
            <text:p>0.01</text:p>
          </table:table-cell>
          <table:table-cell office:value-type="float" office:value="0.141">
            <text:p>0.141</text:p>
          </table:table-cell>
          <table:table-cell office:value-type="float" office:value="0.302">
            <text:p>0.302</text:p>
          </table:table-cell>
          <table:table-cell office:value-type="float" office:value="0.489">
            <text:p>0.489</text:p>
          </table:table-cell>
          <table:table-cell office:value-type="float" office:value="0.671">
            <text:p>0.671</text:p>
          </table:table-cell>
          <table:table-cell office:value-type="float" office:value="0.805">
            <text:p>0.805</text:p>
          </table:table-cell>
          <table:table-cell office:value-type="float" office:value="1.097">
            <text:p>1.097</text:p>
          </table:table-cell>
          <table:table-cell office:value-type="float" office:value="1.1">
            <text:p>1.1</text:p>
          </table:table-cell>
          <table:table-cell office:value-type="float" office:value="1.868">
            <text:p>1.868</text:p>
          </table:table-cell>
          <table:table-cell office:value-type="float" office:value="2.425">
            <text:p>2.425</text:p>
          </table:table-cell>
          <table:table-cell office:value-type="float" office:value="1.972">
            <text:p>1.972</text:p>
          </table:table-cell>
          <table:table-cell office:value-type="float" office:value="2.247">
            <text:p>2.247</text:p>
          </table:table-cell>
          <table:table-cell office:value-type="float" office:value="2.422">
            <text:p>2.422</text:p>
          </table:table-cell>
          <table:table-cell office:value-type="float" office:value="2.822">
            <text:p>2.822</text:p>
          </table:table-cell>
          <table:table-cell office:value-type="float" office:value="4.995">
            <text:p>4.99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0.013">
            <text:p>0.013</text:p>
          </table:table-cell>
          <table:table-cell office:value-type="float" office:value="0.149">
            <text:p>0.149</text:p>
          </table:table-cell>
          <table:table-cell office:value-type="float" office:value="0.28">
            <text:p>0.28</text:p>
          </table:table-cell>
          <table:table-cell office:value-type="float" office:value="0.481">
            <text:p>0.481</text:p>
          </table:table-cell>
          <table:table-cell office:value-type="float" office:value="0.668">
            <text:p>0.668</text:p>
          </table:table-cell>
          <table:table-cell office:value-type="float" office:value="0.858">
            <text:p>0.858</text:p>
          </table:table-cell>
          <table:table-cell office:value-type="float" office:value="1.049">
            <text:p>1.049</text:p>
          </table:table-cell>
          <table:table-cell office:value-type="float" office:value="1.459">
            <text:p>1.459</text:p>
          </table:table-cell>
          <table:table-cell office:value-type="float" office:value="1.833">
            <text:p>1.833</text:p>
          </table:table-cell>
          <table:table-cell office:value-type="float" office:value="2.124">
            <text:p>2.124</text:p>
          </table:table-cell>
          <table:table-cell office:value-type="float" office:value="2.145">
            <text:p>2.145</text:p>
          </table:table-cell>
          <table:table-cell office:value-type="float" office:value="2.003">
            <text:p>2.003</text:p>
          </table:table-cell>
          <table:table-cell office:value-type="float" office:value="2.387">
            <text:p>2.387</text:p>
          </table:table-cell>
          <table:table-cell office:value-type="float" office:value="2.471">
            <text:p>2.471</text:p>
          </table:table-cell>
          <table:table-cell office:value-type="float" office:value="2.721">
            <text:p>2.721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0.025">
            <text:p>0.025</text:p>
          </table:table-cell>
          <table:table-cell office:value-type="float" office:value="0.124">
            <text:p>0.124</text:p>
          </table:table-cell>
          <table:table-cell office:value-type="float" office:value="0.242">
            <text:p>0.242</text:p>
          </table:table-cell>
          <table:table-cell office:value-type="float" office:value="0.397">
            <text:p>0.397</text:p>
          </table:table-cell>
          <table:table-cell office:value-type="float" office:value="0.613">
            <text:p>0.613</text:p>
          </table:table-cell>
          <table:table-cell office:value-type="float" office:value="0.863">
            <text:p>0.863</text:p>
          </table:table-cell>
          <table:table-cell office:value-type="float" office:value="1.257">
            <text:p>1.257</text:p>
          </table:table-cell>
          <table:table-cell office:value-type="float" office:value="1.195">
            <text:p>1.195</text:p>
          </table:table-cell>
          <table:table-cell office:value-type="float" office:value="1.715">
            <text:p>1.715</text:p>
          </table:table-cell>
          <table:table-cell office:value-type="float" office:value="1.525">
            <text:p>1.525</text:p>
          </table:table-cell>
          <table:table-cell office:value-type="float" office:value="2.484">
            <text:p>2.484</text:p>
          </table:table-cell>
          <table:table-cell office:value-type="float" office:value="2.653">
            <text:p>2.653</text:p>
          </table:table-cell>
          <table:table-cell office:value-type="float" office:value="2.538">
            <text:p>2.538</text:p>
          </table:table-cell>
          <table:table-cell office:value-type="float" office:value="3.075">
            <text:p>3.075</text:p>
          </table:table-cell>
          <table:table-cell office:value-type="float" office:value="2.778">
            <text:p>2.778</text:p>
          </table:table-cell>
          <table:table-cell office:value-type="float" office:value="2.894">
            <text:p>2.894</text:p>
          </table:table-cell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0.008">
            <text:p>0.008</text:p>
          </table:table-cell>
          <table:table-cell office:value-type="float" office:value="0.126">
            <text:p>0.126</text:p>
          </table:table-cell>
          <table:table-cell office:value-type="float" office:value="0.267">
            <text:p>0.267</text:p>
          </table:table-cell>
          <table:table-cell office:value-type="float" office:value="0.406">
            <text:p>0.406</text:p>
          </table:table-cell>
          <table:table-cell office:value-type="float" office:value="0.615">
            <text:p>0.615</text:p>
          </table:table-cell>
          <table:table-cell office:value-type="float" office:value="1.029">
            <text:p>1.029</text:p>
          </table:table-cell>
          <table:table-cell office:value-type="float" office:value="1.276">
            <text:p>1.276</text:p>
          </table:table-cell>
          <table:table-cell office:value-type="float" office:value="1.433">
            <text:p>1.433</text:p>
          </table:table-cell>
          <table:table-cell office:value-type="float" office:value="1.529">
            <text:p>1.529</text:p>
          </table:table-cell>
          <table:table-cell office:value-type="float" office:value="1.877">
            <text:p>1.877</text:p>
          </table:table-cell>
          <table:table-cell office:value-type="float" office:value="2.054">
            <text:p>2.054</text:p>
          </table:table-cell>
          <table:table-cell office:value-type="float" office:value="1.94">
            <text:p>1.94</text:p>
          </table:table-cell>
          <table:table-cell office:value-type="float" office:value="2.471">
            <text:p>2.471</text:p>
          </table:table-cell>
          <table:table-cell office:value-type="float" office:value="2.411">
            <text:p>2.411</text:p>
          </table:table-cell>
          <table:table-cell office:value-type="float" office:value="2.996">
            <text:p>2.996</text:p>
          </table:table-cell>
          <table:table-cell office:value-type="float" office:value="2.638">
            <text:p>2.638</text:p>
          </table:table-cell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0.024">
            <text:p>0.024</text:p>
          </table:table-cell>
          <table:table-cell office:value-type="float" office:value="0.166">
            <text:p>0.166</text:p>
          </table:table-cell>
          <table:table-cell office:value-type="float" office:value="0.217">
            <text:p>0.217</text:p>
          </table:table-cell>
          <table:table-cell office:value-type="float" office:value="0.418">
            <text:p>0.418</text:p>
          </table:table-cell>
          <table:table-cell office:value-type="float" office:value="0.59">
            <text:p>0.59</text:p>
          </table:table-cell>
          <table:table-cell office:value-type="float" office:value="0.748">
            <text:p>0.748</text:p>
          </table:table-cell>
          <table:table-cell office:value-type="float" office:value="1.284">
            <text:p>1.284</text:p>
          </table:table-cell>
          <table:table-cell office:value-type="float" office:value="1.424">
            <text:p>1.424</text:p>
          </table:table-cell>
          <table:table-cell office:value-type="float" office:value="1.551">
            <text:p>1.551</text:p>
          </table:table-cell>
          <table:table-cell office:value-type="float" office:value="1.627">
            <text:p>1.627</text:p>
          </table:table-cell>
          <table:table-cell office:value-type="float" office:value="1.68">
            <text:p>1.68</text:p>
          </table:table-cell>
          <table:table-cell office:value-type="float" office:value="3.068">
            <text:p>3.068</text:p>
          </table:table-cell>
          <table:table-cell office:value-type="float" office:value="2.468">
            <text:p>2.468</text:p>
          </table:table-cell>
          <table:table-cell office:value-type="float" office:value="2.885">
            <text:p>2.885</text:p>
          </table:table-cell>
          <table:table-cell office:value-type="float" office:value="3.337">
            <text:p>3.337</text:p>
          </table:table-cell>
          <table:table-cell office:value-type="float" office:value="2.863">
            <text:p>2.863</text:p>
          </table:table-cell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0.027">
            <text:p>0.027</text:p>
          </table:table-cell>
          <table:table-cell office:value-type="float" office:value="0.198">
            <text:p>0.198</text:p>
          </table:table-cell>
          <table:table-cell office:value-type="float" office:value="0.304">
            <text:p>0.304</text:p>
          </table:table-cell>
          <table:table-cell office:value-type="float" office:value="0.372">
            <text:p>0.372</text:p>
          </table:table-cell>
          <table:table-cell office:value-type="float" office:value="0.606">
            <text:p>0.606</text:p>
          </table:table-cell>
          <table:table-cell office:value-type="float" office:value="0.811">
            <text:p>0.811</text:p>
          </table:table-cell>
          <table:table-cell office:value-type="float" office:value="0.982">
            <text:p>0.982</text:p>
          </table:table-cell>
          <table:table-cell office:value-type="float" office:value="1.364">
            <text:p>1.364</text:p>
          </table:table-cell>
          <table:table-cell office:value-type="float" office:value="1.655">
            <text:p>1.655</text:p>
          </table:table-cell>
          <table:table-cell office:value-type="float" office:value="1.684">
            <text:p>1.684</text:p>
          </table:table-cell>
          <table:table-cell office:value-type="float" office:value="2.248">
            <text:p>2.248</text:p>
          </table:table-cell>
          <table:table-cell office:value-type="float" office:value="2.166">
            <text:p>2.166</text:p>
          </table:table-cell>
          <table:table-cell office:value-type="float" office:value="2.364">
            <text:p>2.364</text:p>
          </table:table-cell>
          <table:table-cell office:value-type="float" office:value="2.389">
            <text:p>2.389</text:p>
          </table:table-cell>
          <table:table-cell office:value-type="float" office:value="2.307">
            <text:p>2.307</text:p>
          </table:table-cell>
          <table:table-cell office:value-type="float" office:value="1.146">
            <text:p>1.146</text:p>
          </table:table-cell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0.044">
            <text:p>0.044</text:p>
          </table:table-cell>
          <table:table-cell office:value-type="float" office:value="0.195">
            <text:p>0.195</text:p>
          </table:table-cell>
          <table:table-cell office:value-type="float" office:value="0.293">
            <text:p>0.293</text:p>
          </table:table-cell>
          <table:table-cell office:value-type="float" office:value="0.434">
            <text:p>0.434</text:p>
          </table:table-cell>
          <table:table-cell office:value-type="float" office:value="0.474">
            <text:p>0.474</text:p>
          </table:table-cell>
          <table:table-cell office:value-type="float" office:value="0.772">
            <text:p>0.772</text:p>
          </table:table-cell>
          <table:table-cell office:value-type="float" office:value="0.971">
            <text:p>0.971</text:p>
          </table:table-cell>
          <table:table-cell office:value-type="float" office:value="1.168">
            <text:p>1.168</text:p>
          </table:table-cell>
          <table:table-cell office:value-type="float" office:value="1.53">
            <text:p>1.53</text:p>
          </table:table-cell>
          <table:table-cell office:value-type="float" office:value="2.037">
            <text:p>2.037</text:p>
          </table:table-cell>
          <table:table-cell office:value-type="float" office:value="2.653">
            <text:p>2.653</text:p>
          </table:table-cell>
          <table:table-cell office:value-type="float" office:value="2.53">
            <text:p>2.53</text:p>
          </table:table-cell>
          <table:table-cell office:value-type="float" office:value="2.392">
            <text:p>2.392</text:p>
          </table:table-cell>
          <table:table-cell office:value-type="float" office:value="3.444">
            <text:p>3.444</text:p>
          </table:table-cell>
          <table:table-cell office:value-type="float" office:value="1.852">
            <text:p>1.852</text:p>
          </table:table-cell>
          <table:table-cell office:value-type="float" office:value="4.731">
            <text:p>4.731</text:p>
          </table:table-cell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0.029">
            <text:p>0.029</text:p>
          </table:table-cell>
          <table:table-cell office:value-type="float" office:value="0.179">
            <text:p>0.179</text:p>
          </table:table-cell>
          <table:table-cell office:value-type="float" office:value="0.322">
            <text:p>0.322</text:p>
          </table:table-cell>
          <table:table-cell office:value-type="float" office:value="0.473">
            <text:p>0.473</text:p>
          </table:table-cell>
          <table:table-cell office:value-type="float" office:value="0.64">
            <text:p>0.64</text:p>
          </table:table-cell>
          <table:table-cell office:value-type="float" office:value="0.651">
            <text:p>0.651</text:p>
          </table:table-cell>
          <table:table-cell office:value-type="float" office:value="1.042">
            <text:p>1.042</text:p>
          </table:table-cell>
          <table:table-cell office:value-type="float" office:value="1.232">
            <text:p>1.232</text:p>
          </table:table-cell>
          <table:table-cell office:value-type="float" office:value="1.481">
            <text:p>1.481</text:p>
          </table:table-cell>
          <table:table-cell office:value-type="float" office:value="1.776">
            <text:p>1.776</text:p>
          </table:table-cell>
          <table:table-cell office:value-type="float" office:value="1.996">
            <text:p>1.996</text:p>
          </table:table-cell>
          <table:table-cell office:value-type="float" office:value="2.253">
            <text:p>2.253</text:p>
          </table:table-cell>
          <table:table-cell office:value-type="float" office:value="2.404">
            <text:p>2.404</text:p>
          </table:table-cell>
          <table:table-cell office:value-type="float" office:value="1.07">
            <text:p>1.07</text:p>
          </table:table-cell>
          <table:table-cell office:value-type="float" office:value="3.509">
            <text:p>3.509</text:p>
          </table:table-cell>
          <table:table-cell office:value-type="float" office:value="2.936">
            <text:p>2.936</text:p>
          </table:table-cell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0.018">
            <text:p>0.018</text:p>
          </table:table-cell>
          <table:table-cell office:value-type="float" office:value="0.108">
            <text:p>0.108</text:p>
          </table:table-cell>
          <table:table-cell office:value-type="float" office:value="0.307">
            <text:p>0.307</text:p>
          </table:table-cell>
          <table:table-cell office:value-type="float" office:value="0.486">
            <text:p>0.486</text:p>
          </table:table-cell>
          <table:table-cell office:value-type="float" office:value="0.748">
            <text:p>0.748</text:p>
          </table:table-cell>
          <table:table-cell office:value-type="float" office:value="1.016">
            <text:p>1.016</text:p>
          </table:table-cell>
          <table:table-cell office:value-type="float" office:value="0.896">
            <text:p>0.896</text:p>
          </table:table-cell>
          <table:table-cell office:value-type="float" office:value="1.395">
            <text:p>1.395</text:p>
          </table:table-cell>
          <table:table-cell office:value-type="float" office:value="1.537">
            <text:p>1.537</text:p>
          </table:table-cell>
          <table:table-cell office:value-type="float" office:value="1.912">
            <text:p>1.912</text:p>
          </table:table-cell>
          <table:table-cell office:value-type="float" office:value="1.997">
            <text:p>1.997</text:p>
          </table:table-cell>
          <table:table-cell office:value-type="float" office:value="2.067">
            <text:p>2.067</text:p>
          </table:table-cell>
          <table:table-cell office:value-type="float" office:value="2.441">
            <text:p>2.441</text:p>
          </table:table-cell>
          <table:table-cell office:value-type="float" office:value="1.781">
            <text:p>1.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0.01">
            <text:p>0.01</text:p>
          </table:table-cell>
          <table:table-cell office:value-type="float" office:value="0.116">
            <text:p>0.116</text:p>
          </table:table-cell>
          <table:table-cell office:value-type="float" office:value="0.282">
            <text:p>0.282</text:p>
          </table:table-cell>
          <table:table-cell office:value-type="float" office:value="0.447">
            <text:p>0.447</text:p>
          </table:table-cell>
          <table:table-cell office:value-type="float" office:value="0.68">
            <text:p>0.68</text:p>
          </table:table-cell>
          <table:table-cell office:value-type="float" office:value="0.894">
            <text:p>0.894</text:p>
          </table:table-cell>
          <table:table-cell office:value-type="float" office:value="1.173">
            <text:p>1.173</text:p>
          </table:table-cell>
          <table:table-cell office:value-type="float" office:value="1.102">
            <text:p>1.102</text:p>
          </table:table-cell>
          <table:table-cell office:value-type="float" office:value="1.592">
            <text:p>1.592</text:p>
          </table:table-cell>
          <table:table-cell office:value-type="float" office:value="1.737">
            <text:p>1.737</text:p>
          </table:table-cell>
          <table:table-cell office:value-type="float" office:value="1.92">
            <text:p>1.92</text:p>
          </table:table-cell>
          <table:table-cell office:value-type="float" office:value="1.718">
            <text:p>1.718</text:p>
          </table:table-cell>
          <table:table-cell office:value-type="float" office:value="2.274">
            <text:p>2.274</text:p>
          </table:table-cell>
          <table:table-cell office:value-type="float" office:value="2.516">
            <text:p>2.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0.017">
            <text:p>0.017</text:p>
          </table:table-cell>
          <table:table-cell office:value-type="float" office:value="0.116">
            <text:p>0.116</text:p>
          </table:table-cell>
          <table:table-cell office:value-type="float" office:value="0.251">
            <text:p>0.251</text:p>
          </table:table-cell>
          <table:table-cell office:value-type="float" office:value="0.42">
            <text:p>0.42</text:p>
          </table:table-cell>
          <table:table-cell office:value-type="float" office:value="0.597">
            <text:p>0.597</text:p>
          </table:table-cell>
          <table:table-cell office:value-type="float" office:value="0.943">
            <text:p>0.943</text:p>
          </table:table-cell>
          <table:table-cell office:value-type="float" office:value="1.209">
            <text:p>1.209</text:p>
          </table:table-cell>
          <table:table-cell office:value-type="float" office:value="1.57">
            <text:p>1.57</text:p>
          </table:table-cell>
          <table:table-cell office:value-type="float" office:value="1.469">
            <text:p>1.469</text:p>
          </table:table-cell>
          <table:table-cell office:value-type="float" office:value="1.62">
            <text:p>1.62</text:p>
          </table:table-cell>
          <table:table-cell office:value-type="float" office:value="2.418">
            <text:p>2.418</text:p>
          </table:table-cell>
          <table:table-cell office:value-type="float" office:value="2.108">
            <text:p>2.108</text:p>
          </table:table-cell>
          <table:table-cell office:value-type="float" office:value="2.849">
            <text:p>2.849</text:p>
          </table:table-cell>
          <table:table-cell office:value-type="float" office:value="2.403">
            <text:p>2.403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0.013">
            <text:p>0.013</text:p>
          </table:table-cell>
          <table:table-cell office:value-type="float" office:value="0.102">
            <text:p>0.102</text:p>
          </table:table-cell>
          <table:table-cell office:value-type="float" office:value="0.301">
            <text:p>0.301</text:p>
          </table:table-cell>
          <table:table-cell office:value-type="float" office:value="0.366">
            <text:p>0.366</text:p>
          </table:table-cell>
          <table:table-cell office:value-type="float" office:value="0.597">
            <text:p>0.597</text:p>
          </table:table-cell>
          <table:table-cell office:value-type="float" office:value="0.768">
            <text:p>0.768</text:p>
          </table:table-cell>
          <table:table-cell office:value-type="float" office:value="1.118">
            <text:p>1.118</text:p>
          </table:table-cell>
          <table:table-cell office:value-type="float" office:value="1.444">
            <text:p>1.444</text:p>
          </table:table-cell>
          <table:table-cell office:value-type="float" office:value="1.761">
            <text:p>1.761</text:p>
          </table:table-cell>
          <table:table-cell office:value-type="float" office:value="1.873">
            <text:p>1.873</text:p>
          </table:table-cell>
          <table:table-cell office:value-type="float" office:value="1.881">
            <text:p>1.881</text:p>
          </table:table-cell>
          <table:table-cell office:value-type="float" office:value="2.508">
            <text:p>2.508</text:p>
          </table:table-cell>
          <table:table-cell office:value-type="float" office:value="1.674">
            <text:p>1.674</text:p>
          </table:table-cell>
          <table:table-cell office:value-type="float" office:value="1.699">
            <text:p>1.699</text:p>
          </table:table-cell>
          <table:table-cell office:value-type="float" office:value="2.243">
            <text:p>2.24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0.019">
            <text:p>0.019</text:p>
          </table:table-cell>
          <table:table-cell office:value-type="float" office:value="0.128">
            <text:p>0.128</text:p>
          </table:table-cell>
          <table:table-cell office:value-type="float" office:value="0.248">
            <text:p>0.248</text:p>
          </table:table-cell>
          <table:table-cell office:value-type="float" office:value="0.398">
            <text:p>0.398</text:p>
          </table:table-cell>
          <table:table-cell office:value-type="float" office:value="0.491">
            <text:p>0.491</text:p>
          </table:table-cell>
          <table:table-cell office:value-type="float" office:value="0.795">
            <text:p>0.795</text:p>
          </table:table-cell>
          <table:table-cell office:value-type="float" office:value="0.879">
            <text:p>0.879</text:p>
          </table:table-cell>
          <table:table-cell office:value-type="float" office:value="0.855">
            <text:p>0.855</text:p>
          </table:table-cell>
          <table:table-cell office:value-type="float" office:value="1.833">
            <text:p>1.833</text:p>
          </table:table-cell>
          <table:table-cell office:value-type="float" office:value="2.018">
            <text:p>2.018</text:p>
          </table:table-cell>
          <table:table-cell office:value-type="float" office:value="1.623">
            <text:p>1.623</text:p>
          </table:table-cell>
          <table:table-cell office:value-type="float" office:value="2.393">
            <text:p>2.393</text:p>
          </table:table-cell>
          <table:table-cell office:value-type="float" office:value="2.369">
            <text:p>2.369</text:p>
          </table:table-cell>
          <table:table-cell office:value-type="float" office:value="2.598">
            <text:p>2.598</text:p>
          </table:table-cell>
          <table:table-cell office:value-type="float" office:value="3.439">
            <text:p>3.43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0.021">
            <text:p>0.021</text:p>
          </table:table-cell>
          <table:table-cell office:value-type="float" office:value="0.134">
            <text:p>0.134</text:p>
          </table:table-cell>
          <table:table-cell office:value-type="float" office:value="0.286">
            <text:p>0.286</text:p>
          </table:table-cell>
          <table:table-cell office:value-type="float" office:value="0.362">
            <text:p>0.362</text:p>
          </table:table-cell>
          <table:table-cell office:value-type="float" office:value="0.591">
            <text:p>0.591</text:p>
          </table:table-cell>
          <table:table-cell office:value-type="float" office:value="0.621">
            <text:p>0.621</text:p>
          </table:table-cell>
          <table:table-cell office:value-type="float" office:value="0.921">
            <text:p>0.921</text:p>
          </table:table-cell>
          <table:table-cell office:value-type="float" office:value="0.974">
            <text:p>0.974</text:p>
          </table:table-cell>
          <table:table-cell office:value-type="float" office:value="1.647">
            <text:p>1.647</text:p>
          </table:table-cell>
          <table:table-cell office:value-type="float" office:value="2.209">
            <text:p>2.209</text:p>
          </table:table-cell>
          <table:table-cell office:value-type="float" office:value="2.146">
            <text:p>2.146</text:p>
          </table:table-cell>
          <table:table-cell office:value-type="float" office:value="2.032">
            <text:p>2.032</text:p>
          </table:table-cell>
          <table:table-cell office:value-type="float" office:value="2.757">
            <text:p>2.757</text:p>
          </table:table-cell>
          <table:table-cell office:value-type="float" office:value="2.262">
            <text:p>2.262</text:p>
          </table:table-cell>
          <table:table-cell office:value-type="float" office:value="2.867">
            <text:p>2.867</text:p>
          </table:table-cell>
          <table:table-cell office:value-type="float" office:value="2.782">
            <text:p>2.782</text:p>
          </table:table-cell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0.023">
            <text:p>0.023</text:p>
          </table:table-cell>
          <table:table-cell office:value-type="float" office:value="0.154">
            <text:p>0.154</text:p>
          </table:table-cell>
          <table:table-cell office:value-type="float" office:value="0.258">
            <text:p>0.258</text:p>
          </table:table-cell>
          <table:table-cell office:value-type="float" office:value="0.405">
            <text:p>0.405</text:p>
          </table:table-cell>
          <table:table-cell office:value-type="float" office:value="0.442">
            <text:p>0.442</text:p>
          </table:table-cell>
          <table:table-cell office:value-type="float" office:value="0.66">
            <text:p>0.66</text:p>
          </table:table-cell>
          <table:table-cell office:value-type="float" office:value="0.769">
            <text:p>0.769</text:p>
          </table:table-cell>
          <table:table-cell office:value-type="float" office:value="1.113">
            <text:p>1.113</text:p>
          </table:table-cell>
          <table:table-cell office:value-type="float" office:value="1.2">
            <text:p>1.2</text:p>
          </table:table-cell>
          <table:table-cell office:value-type="float" office:value="1.834">
            <text:p>1.834</text:p>
          </table:table-cell>
          <table:table-cell office:value-type="float" office:value="2.34">
            <text:p>2.34</text:p>
          </table:table-cell>
          <table:table-cell office:value-type="float" office:value="2.15">
            <text:p>2.15</text:p>
          </table:table-cell>
          <table:table-cell office:value-type="float" office:value="1.115">
            <text:p>1.115</text:p>
          </table:table-cell>
          <table:table-cell office:value-type="float" office:value="2.423">
            <text:p>2.423</text:p>
          </table:table-cell>
          <table:table-cell office:value-type="float" office:value="2.085">
            <text:p>2.085</text:p>
          </table:table-cell>
          <table:table-cell office:value-type="float" office:value="2.509">
            <text:p>2.509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0.023">
            <text:p>0.023</text:p>
          </table:table-cell>
          <table:table-cell office:value-type="float" office:value="0.168">
            <text:p>0.168</text:p>
          </table:table-cell>
          <table:table-cell office:value-type="float" office:value="0.244">
            <text:p>0.244</text:p>
          </table:table-cell>
          <table:table-cell office:value-type="float" office:value="0.365">
            <text:p>0.365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691">
            <text:p>0.691</text:p>
          </table:table-cell>
          <table:table-cell office:value-type="float" office:value="0.785">
            <text:p>0.785</text:p>
          </table:table-cell>
          <table:table-cell office:value-type="float" office:value="0.758">
            <text:p>0.758</text:p>
          </table:table-cell>
          <table:table-cell office:value-type="float" office:value="1.258">
            <text:p>1.258</text:p>
          </table:table-cell>
          <table:table-cell office:value-type="float" office:value="1.559">
            <text:p>1.559</text:p>
          </table:table-cell>
          <table:table-cell office:value-type="float" office:value="1.913">
            <text:p>1.913</text:p>
          </table:table-cell>
          <table:table-cell office:value-type="float" office:value="2.232">
            <text:p>2.232</text:p>
          </table:table-cell>
          <table:table-cell office:value-type="float" office:value="2.392">
            <text:p>2.392</text:p>
          </table:table-cell>
          <table:table-cell office:value-type="float" office:value="2.912">
            <text:p>2.912</text:p>
          </table:table-cell>
          <table:table-cell office:value-type="float" office:value="2.225">
            <text:p>2.225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0.048">
            <text:p>0.048</text:p>
          </table:table-cell>
          <table:table-cell office:value-type="float" office:value="0.12">
            <text:p>0.12</text:p>
          </table:table-cell>
          <table:table-cell office:value-type="float" office:value="0.256">
            <text:p>0.256</text:p>
          </table:table-cell>
          <table:table-cell office:value-type="float" office:value="0.37">
            <text:p>0.37</text:p>
          </table:table-cell>
          <table:table-cell office:value-type="float" office:value="0.501">
            <text:p>0.501</text:p>
          </table:table-cell>
          <table:table-cell office:value-type="float" office:value="0.618">
            <text:p>0.618</text:p>
          </table:table-cell>
          <table:table-cell office:value-type="float" office:value="0.653">
            <text:p>0.653</text:p>
          </table:table-cell>
          <table:table-cell office:value-type="float" office:value="1.104">
            <text:p>1.104</text:p>
          </table:table-cell>
          <table:table-cell office:value-type="float" office:value="1.1">
            <text:p>1.1</text:p>
          </table:table-cell>
          <table:table-cell office:value-type="float" office:value="1.757">
            <text:p>1.757</text:p>
          </table:table-cell>
          <table:table-cell office:value-type="float" office:value="1.963">
            <text:p>1.963</text:p>
          </table:table-cell>
          <table:table-cell office:value-type="float" office:value="2.323">
            <text:p>2.323</text:p>
          </table:table-cell>
          <table:table-cell office:value-type="float" office:value="2.385">
            <text:p>2.385</text:p>
          </table:table-cell>
          <table:table-cell office:value-type="float" office:value="2.315">
            <text:p>2.315</text:p>
          </table:table-cell>
          <table:table-cell office:value-type="float" office:value="3.595">
            <text:p>3.595</text:p>
          </table:table-cell>
          <table:table-cell office:value-type="float" office:value="1.843">
            <text:p>1.843</text:p>
          </table:table-cell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0.021">
            <text:p>0.021</text:p>
          </table:table-cell>
          <table:table-cell office:value-type="float" office:value="0.11">
            <text:p>0.11</text:p>
          </table:table-cell>
          <table:table-cell office:value-type="float" office:value="0.217">
            <text:p>0.217</text:p>
          </table:table-cell>
          <table:table-cell office:value-type="float" office:value="0.315">
            <text:p>0.315</text:p>
          </table:table-cell>
          <table:table-cell office:value-type="float" office:value="0.472">
            <text:p>0.472</text:p>
          </table:table-cell>
          <table:table-cell office:value-type="float" office:value="0.706">
            <text:p>0.706</text:p>
          </table:table-cell>
          <table:table-cell office:value-type="float" office:value="0.762">
            <text:p>0.762</text:p>
          </table:table-cell>
          <table:table-cell office:value-type="float" office:value="0.975">
            <text:p>0.975</text:p>
          </table:table-cell>
          <table:table-cell office:value-type="float" office:value="1.892">
            <text:p>1.892</text:p>
          </table:table-cell>
          <table:table-cell office:value-type="float" office:value="1.216">
            <text:p>1.216</text:p>
          </table:table-cell>
          <table:table-cell office:value-type="float" office:value="2.144">
            <text:p>2.144</text:p>
          </table:table-cell>
          <table:table-cell office:value-type="float" office:value="2.891">
            <text:p>2.891</text:p>
          </table:table-cell>
          <table:table-cell office:value-type="float" office:value="3.237">
            <text:p>3.237</text:p>
          </table:table-cell>
          <table:table-cell office:value-type="float" office:value="2.534">
            <text:p>2.534</text:p>
          </table:table-cell>
          <table:table-cell office:value-type="float" office:value="1.239">
            <text:p>1.239</text:p>
          </table:table-cell>
          <table:table-cell office:value-type="float" office:value="3.425">
            <text:p>3.425</text:p>
          </table:table-cell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0.016">
            <text:p>0.016</text:p>
          </table:table-cell>
          <table:table-cell office:value-type="float" office:value="0.1">
            <text:p>0.1</text:p>
          </table:table-cell>
          <table:table-cell office:value-type="float" office:value="0.27">
            <text:p>0.27</text:p>
          </table:table-cell>
          <table:table-cell office:value-type="float" office:value="0.329">
            <text:p>0.329</text:p>
          </table:table-cell>
          <table:table-cell office:value-type="float" office:value="0.541">
            <text:p>0.541</text:p>
          </table:table-cell>
          <table:table-cell office:value-type="float" office:value="0.745">
            <text:p>0.745</text:p>
          </table:table-cell>
          <table:table-cell office:value-type="float" office:value="0.931">
            <text:p>0.931</text:p>
          </table:table-cell>
          <table:table-cell office:value-type="float" office:value="0.849">
            <text:p>0.849</text:p>
          </table:table-cell>
          <table:table-cell office:value-type="float" office:value="1.426">
            <text:p>1.426</text:p>
          </table:table-cell>
          <table:table-cell office:value-type="float" office:value="1.942">
            <text:p>1.942</text:p>
          </table:table-cell>
          <table:table-cell office:value-type="float" office:value="2.346">
            <text:p>2.346</text:p>
          </table:table-cell>
          <table:table-cell office:value-type="float" office:value="1.84">
            <text:p>1.84</text:p>
          </table:table-cell>
          <table:table-cell office:value-type="float" office:value="2.349">
            <text:p>2.349</text:p>
          </table:table-cell>
          <table:table-cell office:value-type="float" office:value="2.762">
            <text:p>2.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0.03">
            <text:p>0.03</text:p>
          </table:table-cell>
          <table:table-cell office:value-type="float" office:value="0.097">
            <text:p>0.097</text:p>
          </table:table-cell>
          <table:table-cell office:value-type="float" office:value="0.214">
            <text:p>0.214</text:p>
          </table:table-cell>
          <table:table-cell office:value-type="float" office:value="0.329">
            <text:p>0.329</text:p>
          </table:table-cell>
          <table:table-cell office:value-type="float" office:value="0.406">
            <text:p>0.406</text:p>
          </table:table-cell>
          <table:table-cell office:value-type="float" office:value="0.682">
            <text:p>0.682</text:p>
          </table:table-cell>
          <table:table-cell office:value-type="float" office:value="0.791">
            <text:p>0.791</text:p>
          </table:table-cell>
          <table:table-cell office:value-type="float" office:value="1.158">
            <text:p>1.158</text:p>
          </table:table-cell>
          <table:table-cell office:value-type="float" office:value="1.384">
            <text:p>1.384</text:p>
          </table:table-cell>
          <table:table-cell office:value-type="float" office:value="1.657">
            <text:p>1.657</text:p>
          </table:table-cell>
          <table:table-cell office:value-type="float" office:value="2.181">
            <text:p>2.181</text:p>
          </table:table-cell>
          <table:table-cell office:value-type="float" office:value="2.209">
            <text:p>2.209</text:p>
          </table:table-cell>
          <table:table-cell office:value-type="float" office:value="2.506">
            <text:p>2.506</text:p>
          </table:table-cell>
          <table:table-cell office:value-type="float" office:value="2.606">
            <text:p>2.606</text:p>
          </table:table-cell>
          <table:table-cell office:value-type="float" office:value="1.981">
            <text:p>1.981</text:p>
          </table:table-cell>
          <table:table-cell office:value-type="float" office:value="3.092">
            <text:p>3.092</text:p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0.053">
            <text:p>0.053</text:p>
          </table:table-cell>
          <table:table-cell office:value-type="float" office:value="0.177">
            <text:p>0.177</text:p>
          </table:table-cell>
          <table:table-cell office:value-type="float" office:value="0.256">
            <text:p>0.256</text:p>
          </table:table-cell>
          <table:table-cell office:value-type="float" office:value="0.41">
            <text:p>0.41</text:p>
          </table:table-cell>
          <table:table-cell office:value-type="float" office:value="0.404">
            <text:p>0.404</text:p>
          </table:table-cell>
          <table:table-cell office:value-type="float" office:value="0.445">
            <text:p>0.445</text:p>
          </table:table-cell>
          <table:table-cell office:value-type="float" office:value="0.744">
            <text:p>0.744</text:p>
          </table:table-cell>
          <table:table-cell office:value-type="float" office:value="1.07">
            <text:p>1.07</text:p>
          </table:table-cell>
          <table:table-cell office:value-type="float" office:value="1.372">
            <text:p>1.372</text:p>
          </table:table-cell>
          <table:table-cell office:value-type="float" office:value="1.741">
            <text:p>1.741</text:p>
          </table:table-cell>
          <table:table-cell office:value-type="float" office:value="1.777">
            <text:p>1.777</text:p>
          </table:table-cell>
          <table:table-cell office:value-type="float" office:value="2.355">
            <text:p>2.355</text:p>
          </table:table-cell>
          <table:table-cell office:value-type="float" office:value="2.172">
            <text:p>2.1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295">
            <text:p>0.295</text:p>
          </table:table-cell>
          <table:table-cell office:value-type="float" office:value="0.387">
            <text:p>0.387</text:p>
          </table:table-cell>
          <table:table-cell office:value-type="float" office:value="0.522">
            <text:p>0.522</text:p>
          </table:table-cell>
          <table:table-cell office:value-type="float" office:value="0.484">
            <text:p>0.484</text:p>
          </table:table-cell>
          <table:table-cell office:value-type="float" office:value="0.521">
            <text:p>0.521</text:p>
          </table:table-cell>
          <table:table-cell office:value-type="float" office:value="0.882">
            <text:p>0.882</text:p>
          </table:table-cell>
          <table:table-cell office:value-type="float" office:value="1.119">
            <text:p>1.119</text:p>
          </table:table-cell>
          <table:table-cell office:value-type="float" office:value="1.36">
            <text:p>1.36</text:p>
          </table:table-cell>
          <table:table-cell office:value-type="float" office:value="1.835">
            <text:p>1.835</text:p>
          </table:table-cell>
          <table:table-cell office:value-type="float" office:value="2.682">
            <text:p>2.682</text:p>
          </table:table-cell>
          <table:table-cell office:value-type="float" office:value="2.553">
            <text:p>2.553</text:p>
          </table:table-cell>
          <table:table-cell office:value-type="float" office:value="2.319">
            <text:p>2.319</text:p>
          </table:table-cell>
          <table:table-cell office:value-type="float" office:value="3.431">
            <text:p>3.43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0.048">
            <text:p>0.048</text:p>
          </table:table-cell>
          <table:table-cell office:value-type="float" office:value="0.122">
            <text:p>0.122</text:p>
          </table:table-cell>
          <table:table-cell office:value-type="float" office:value="0.289">
            <text:p>0.289</text:p>
          </table:table-cell>
          <table:table-cell office:value-type="float" office:value="0.358">
            <text:p>0.358</text:p>
          </table:table-cell>
          <table:table-cell office:value-type="float" office:value="0.47">
            <text:p>0.47</text:p>
          </table:table-cell>
          <table:table-cell office:value-type="float" office:value="0.545">
            <text:p>0.545</text:p>
          </table:table-cell>
          <table:table-cell office:value-type="float" office:value="0.546">
            <text:p>0.546</text:p>
          </table:table-cell>
          <table:table-cell office:value-type="float" office:value="0.549">
            <text:p>0.549</text:p>
          </table:table-cell>
          <table:table-cell office:value-type="float" office:value="0.997">
            <text:p>0.997</text:p>
          </table:table-cell>
          <table:table-cell office:value-type="float" office:value="1.584">
            <text:p>1.584</text:p>
          </table:table-cell>
          <table:table-cell office:value-type="float" office:value="2.13">
            <text:p>2.13</text:p>
          </table:table-cell>
          <table:table-cell office:value-type="float" office:value="2.516">
            <text:p>2.516</text:p>
          </table:table-cell>
          <table:table-cell office:value-type="float" office:value="1.834">
            <text:p>1.834</text:p>
          </table:table-cell>
          <table:table-cell office:value-type="float" office:value="2.878">
            <text:p>2.878</text:p>
          </table:table-cell>
          <table:table-cell office:value-type="float" office:value="2.764">
            <text:p>2.764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0.039">
            <text:p>0.039</text:p>
          </table:table-cell>
          <table:table-cell office:value-type="float" office:value="0.163">
            <text:p>0.163</text:p>
          </table:table-cell>
          <table:table-cell office:value-type="float" office:value="0.227">
            <text:p>0.227</text:p>
          </table:table-cell>
          <table:table-cell office:value-type="float" office:value="0.423">
            <text:p>0.423</text:p>
          </table:table-cell>
          <table:table-cell office:value-type="float" office:value="0.498">
            <text:p>0.498</text:p>
          </table:table-cell>
          <table:table-cell office:value-type="float" office:value="0.624">
            <text:p>0.624</text:p>
          </table:table-cell>
          <table:table-cell office:value-type="float" office:value="0.718">
            <text:p>0.718</text:p>
          </table:table-cell>
          <table:table-cell office:value-type="float" office:value="0.716">
            <text:p>0.716</text:p>
          </table:table-cell>
          <table:table-cell office:value-type="float" office:value="0.749">
            <text:p>0.749</text:p>
          </table:table-cell>
          <table:table-cell office:value-type="float" office:value="0.909">
            <text:p>0.909</text:p>
          </table:table-cell>
          <table:table-cell office:value-type="float" office:value="2.278">
            <text:p>2.278</text:p>
          </table:table-cell>
          <table:table-cell office:value-type="float" office:value="0.954">
            <text:p>0.954</text:p>
          </table:table-cell>
          <table:table-cell office:value-type="float" office:value="1.712">
            <text:p>1.712</text:p>
          </table:table-cell>
          <table:table-cell office:value-type="float" office:value="2.348">
            <text:p>2.348</text:p>
          </table:table-cell>
          <table:table-cell office:value-type="float" office:value="4.244">
            <text:p>4.24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0.038">
            <text:p>0.038</text:p>
          </table:table-cell>
          <table:table-cell office:value-type="float" office:value="0.181">
            <text:p>0.181</text:p>
          </table:table-cell>
          <table:table-cell office:value-type="float" office:value="0.257">
            <text:p>0.257</text:p>
          </table:table-cell>
          <table:table-cell office:value-type="float" office:value="0.365">
            <text:p>0.365</text:p>
          </table:table-cell>
          <table:table-cell office:value-type="float" office:value="0.607">
            <text:p>0.607</text:p>
          </table:table-cell>
          <table:table-cell office:value-type="float" office:value="0.701">
            <text:p>0.701</text:p>
          </table:table-cell>
          <table:table-cell office:value-type="float" office:value="0.842">
            <text:p>0.842</text:p>
          </table:table-cell>
          <table:table-cell office:value-type="float" office:value="1.109">
            <text:p>1.109</text:p>
          </table:table-cell>
          <table:table-cell office:value-type="float" office:value="0.947">
            <text:p>0.947</text:p>
          </table:table-cell>
          <table:table-cell office:value-type="float" office:value="0.877">
            <text:p>0.877</text:p>
          </table:table-cell>
          <table:table-cell office:value-type="float" office:value="1.681">
            <text:p>1.681</text:p>
          </table:table-cell>
          <table:table-cell office:value-type="float" office:value="1.969">
            <text:p>1.969</text:p>
          </table:table-cell>
          <table:table-cell office:value-type="float" office:value="0.914">
            <text:p>0.914</text:p>
          </table:table-cell>
          <table:table-cell office:value-type="float" office:value="0.224">
            <text:p>0.224</text:p>
          </table:table-cell>
          <table:table-cell office:value-type="float" office:value="3.792">
            <text:p>3.792</text:p>
          </table:table-cell>
          <table:table-cell office:value-type="float" office:value="3.024">
            <text:p>3.024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0.048">
            <text:p>0.048</text:p>
          </table:table-cell>
          <table:table-cell office:value-type="float" office:value="0.208">
            <text:p>0.208</text:p>
          </table:table-cell>
          <table:table-cell office:value-type="float" office:value="0.306">
            <text:p>0.306</text:p>
          </table:table-cell>
          <table:table-cell office:value-type="float" office:value="0.323">
            <text:p>0.323</text:p>
          </table:table-cell>
          <table:table-cell office:value-type="float" office:value="0.386">
            <text:p>0.386</text:p>
          </table:table-cell>
          <table:table-cell office:value-type="float" office:value="0.718">
            <text:p>0.718</text:p>
          </table:table-cell>
          <table:table-cell office:value-type="float" office:value="0.908">
            <text:p>0.908</text:p>
          </table:table-cell>
          <table:table-cell office:value-type="float" office:value="1.008">
            <text:p>1.008</text:p>
          </table:table-cell>
          <table:table-cell office:value-type="float" office:value="1.509">
            <text:p>1.509</text:p>
          </table:table-cell>
          <table:table-cell office:value-type="float" office:value="1.366">
            <text:p>1.366</text:p>
          </table:table-cell>
          <table:table-cell office:value-type="float" office:value="1.013">
            <text:p>1.013</text:p>
          </table:table-cell>
          <table:table-cell office:value-type="float" office:value="0.983">
            <text:p>0.983</text:p>
          </table:table-cell>
          <table:table-cell office:value-type="float" office:value="1.15">
            <text:p>1.15</text:p>
          </table:table-cell>
          <table:table-cell office:value-type="float" office:value="3.158">
            <text:p>3.158</text:p>
          </table:table-cell>
          <table:table-cell office:value-type="float" office:value="2.115">
            <text:p>2.11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0.03">
            <text:p>0.03</text:p>
          </table:table-cell>
          <table:table-cell office:value-type="float" office:value="0.084">
            <text:p>0.084</text:p>
          </table:table-cell>
          <table:table-cell office:value-type="float" office:value="0.302">
            <text:p>0.302</text:p>
          </table:table-cell>
          <table:table-cell office:value-type="float" office:value="0.412">
            <text:p>0.412</text:p>
          </table:table-cell>
          <table:table-cell office:value-type="float" office:value="0.457">
            <text:p>0.457</text:p>
          </table:table-cell>
          <table:table-cell office:value-type="float" office:value="0.467">
            <text:p>0.467</text:p>
          </table:table-cell>
          <table:table-cell office:value-type="float" office:value="0.704">
            <text:p>0.704</text:p>
          </table:table-cell>
          <table:table-cell office:value-type="float" office:value="0.987">
            <text:p>0.987</text:p>
          </table:table-cell>
          <table:table-cell office:value-type="float" office:value="1.549">
            <text:p>1.549</text:p>
          </table:table-cell>
          <table:table-cell office:value-type="float" office:value="1.937">
            <text:p>1.937</text:p>
          </table:table-cell>
          <table:table-cell office:value-type="float" office:value="1.649">
            <text:p>1.649</text:p>
          </table:table-cell>
          <table:table-cell office:value-type="float" office:value="1.474">
            <text:p>1.474</text:p>
          </table:table-cell>
          <table:table-cell office:value-type="float" office:value="2.766">
            <text:p>2.766</text:p>
          </table:table-cell>
          <table:table-cell office:value-type="float" office:value="2.214">
            <text:p>2.214</text:p>
          </table:table-cell>
          <table:table-cell office:value-type="float" office:value="2.677">
            <text:p>2.677</text:p>
          </table:table-cell>
          <table:table-cell office:value-type="float" office:value="2.588">
            <text:p>2.588</text:p>
          </table:table-cell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0.017">
            <text:p>0.017</text:p>
          </table:table-cell>
          <table:table-cell office:value-type="float" office:value="0.174">
            <text:p>0.174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433">
            <text:p>0.433</text:p>
          </table:table-cell>
          <table:table-cell office:value-type="float" office:value="0.466">
            <text:p>0.466</text:p>
          </table:table-cell>
          <table:table-cell office:value-type="float" office:value="0.527">
            <text:p>0.527</text:p>
          </table:table-cell>
          <table:table-cell office:value-type="float" office:value="0.637">
            <text:p>0.637</text:p>
          </table:table-cell>
          <table:table-cell office:value-type="float" office:value="0.802">
            <text:p>0.802</text:p>
          </table:table-cell>
          <table:table-cell office:value-type="float" office:value="0.559">
            <text:p>0.559</text:p>
          </table:table-cell>
          <table:table-cell office:value-type="float" office:value="1.484">
            <text:p>1.484</text:p>
          </table:table-cell>
          <table:table-cell office:value-type="float" office:value="1.787">
            <text:p>1.787</text:p>
          </table:table-cell>
          <table:table-cell office:value-type="float" office:value="1.593">
            <text:p>1.5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8"/>
        </table:table-row>
      </table:table>
      <table:table table:name="Prop mat" table:style-name="ta1">
        <table:table-column table:style-name="co1" table:number-columns-repeated="20" table:default-cell-style-name="Default"/>
        <table:table-row table:style-name="ro2" table:number-rows-repeated="4">
          <table:table-cell table:number-columns-repeated="20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float" office:value="1963">
            <text:p>196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4">
            <text:p>196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5">
            <text:p>196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6">
            <text:p>196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7">
            <text:p>196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8">
            <text:p>196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0">
            <text:p>197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2">
            <text:p>197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3">
            <text:p>197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5">
            <text:p>197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6">
            <text:p>197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7">
            <text:p>197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0">
            <text:p>198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2">
            <text:p>198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3">
            <text:p>198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6">
            <text:p>198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7">
            <text:p>198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8">
            <text:p>198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89">
            <text:p>198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office:value-type="float" office:value="0.71">
            <text:p>0.71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10" office:value-type="float" office:value="1">
            <text:p>1</text:p>
          </table:table-cell>
        </table:table-row>
        <table:table-row table:style-name="ro1">
          <table:table-cell table:number-columns-repeated="20"/>
        </table:table-row>
      </table:table>
      <table:table table:name="Natural Mort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</table:table-row>
      </table:table>
      <table:table table:name="stock weights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0.012">
            <text:p>0.012</text:p>
          </table:table-cell>
          <table:table-cell office:value-type="float" office:value="0.123">
            <text:p>0.123</text:p>
          </table:table-cell>
          <table:table-cell office:value-type="float" office:value="0.253">
            <text:p>0.253</text:p>
          </table:table-cell>
          <table:table-cell office:value-type="float" office:value="0.473">
            <text:p>0.473</text:p>
          </table:table-cell>
          <table:table-cell office:value-type="float" office:value="0.695">
            <text:p>0.695</text:p>
          </table:table-cell>
          <table:table-cell office:value-type="float" office:value="0.807">
            <text:p>0.807</text:p>
          </table:table-cell>
          <table:table-cell office:value-type="float" office:value="1.004">
            <text:p>1.004</text:p>
          </table:table-cell>
          <table:table-cell office:value-type="float" office:value="1.131">
            <text:p>1.131</text:p>
          </table:table-cell>
          <table:table-cell office:value-type="float" office:value="1.173">
            <text:p>1.173</text:p>
          </table:table-cell>
          <table:table-cell office:value-type="float" office:value="1.576">
            <text:p>1.576</text:p>
          </table:table-cell>
          <table:table-cell office:value-type="float" office:value="1.825">
            <text:p>1.82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0.011">
            <text:p>0.011</text:p>
          </table:table-cell>
          <table:table-cell office:value-type="float" office:value="0.118">
            <text:p>0.118</text:p>
          </table:table-cell>
          <table:table-cell office:value-type="float" office:value="0.239">
            <text:p>0.239</text:p>
          </table:table-cell>
          <table:table-cell office:value-type="float" office:value="0.403">
            <text:p>0.403</text:p>
          </table:table-cell>
          <table:table-cell office:value-type="float" office:value="0.664">
            <text:p>0.664</text:p>
          </table:table-cell>
          <table:table-cell office:value-type="float" office:value="0.814">
            <text:p>0.814</text:p>
          </table:table-cell>
          <table:table-cell office:value-type="float" office:value="0.909">
            <text:p>0.909</text:p>
          </table:table-cell>
          <table:table-cell office:value-type="float" office:value="1.382">
            <text:p>1.382</text:p>
          </table:table-cell>
          <table:table-cell office:value-type="float" office:value="1.148">
            <text:p>1.148</text:p>
          </table:table-cell>
          <table:table-cell office:value-type="float" office:value="1.47">
            <text:p>1.47</text:p>
          </table:table-cell>
          <table:table-cell office:value-type="float" office:value="1.781">
            <text:p>1.7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0.01">
            <text:p>0.01</text:p>
          </table:table-cell>
          <table:table-cell office:value-type="float" office:value="0.069">
            <text:p>0.069</text:p>
          </table:table-cell>
          <table:table-cell office:value-type="float" office:value="0.226">
            <text:p>0.226</text:p>
          </table:table-cell>
          <table:table-cell office:value-type="float" office:value="0.366">
            <text:p>0.366</text:p>
          </table:table-cell>
          <table:table-cell office:value-type="float" office:value="0.648">
            <text:p>0.648</text:p>
          </table:table-cell>
          <table:table-cell office:value-type="float" office:value="0.845">
            <text:p>0.845</text:p>
          </table:table-cell>
          <table:table-cell office:value-type="float" office:value="1.193">
            <text:p>1.193</text:p>
          </table:table-cell>
          <table:table-cell office:value-type="float" office:value="1.173">
            <text:p>1.173</text:p>
          </table:table-cell>
          <table:table-cell office:value-type="float" office:value="1.482">
            <text:p>1.482</text:p>
          </table:table-cell>
          <table:table-cell office:value-type="float" office:value="1.707">
            <text:p>1.707</text:p>
          </table:table-cell>
          <table:table-cell office:value-type="float" office:value="2.239">
            <text:p>2.239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0.01">
            <text:p>0.01</text:p>
          </table:table-cell>
          <table:table-cell office:value-type="float" office:value="0.088">
            <text:p>0.088</text:p>
          </table:table-cell>
          <table:table-cell office:value-type="float" office:value="0.247">
            <text:p>0.247</text:p>
          </table:table-cell>
          <table:table-cell office:value-type="float" office:value="0.367">
            <text:p>0.367</text:p>
          </table:table-cell>
          <table:table-cell office:value-type="float" office:value="0.533">
            <text:p>0.533</text:p>
          </table:table-cell>
          <table:table-cell office:value-type="float" office:value="0.949">
            <text:p>0.949</text:p>
          </table:table-cell>
          <table:table-cell office:value-type="float" office:value="1.266">
            <text:p>1.266</text:p>
          </table:table-cell>
          <table:table-cell office:value-type="float" office:value="1.525">
            <text:p>1.525</text:p>
          </table:table-cell>
          <table:table-cell office:value-type="float" office:value="1.938">
            <text:p>1.938</text:p>
          </table:table-cell>
          <table:table-cell office:value-type="float" office:value="1.727">
            <text:p>1.727</text:p>
          </table:table-cell>
          <table:table-cell office:value-type="float" office:value="2.963">
            <text:p>2.963</text:p>
          </table:table-cell>
          <table:table-cell office:value-type="float" office:value="2.04">
            <text:p>2.0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0.011">
            <text:p>0.011</text:p>
          </table:table-cell>
          <table:table-cell office:value-type="float" office:value="0.115">
            <text:p>0.115</text:p>
          </table:table-cell>
          <table:table-cell office:value-type="float" office:value="0.281">
            <text:p>0.281</text:p>
          </table:table-cell>
          <table:table-cell office:value-type="float" office:value="0.461">
            <text:p>0.461</text:p>
          </table:table-cell>
          <table:table-cell office:value-type="float" office:value="0.594">
            <text:p>0.594</text:p>
          </table:table-cell>
          <table:table-cell office:value-type="float" office:value="0.639">
            <text:p>0.639</text:p>
          </table:table-cell>
          <table:table-cell office:value-type="float" office:value="1.057">
            <text:p>1.057</text:p>
          </table:table-cell>
          <table:table-cell office:value-type="float" office:value="1.501">
            <text:p>1.501</text:p>
          </table:table-cell>
          <table:table-cell office:value-type="float" office:value="1.922">
            <text:p>1.922</text:p>
          </table:table-cell>
          <table:table-cell office:value-type="float" office:value="2.069">
            <text:p>2.069</text:p>
          </table:table-cell>
          <table:table-cell office:value-type="float" office:value="2.348">
            <text:p>2.34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0.01">
            <text:p>0.01</text:p>
          </table:table-cell>
          <table:table-cell office:value-type="float" office:value="0.126">
            <text:p>0.126</text:p>
          </table:table-cell>
          <table:table-cell office:value-type="float" office:value="0.253">
            <text:p>0.253</text:p>
          </table:table-cell>
          <table:table-cell office:value-type="float" office:value="0.51">
            <text:p>0.51</text:p>
          </table:table-cell>
          <table:table-cell office:value-type="float" office:value="0.731">
            <text:p>0.731</text:p>
          </table:table-cell>
          <table:table-cell office:value-type="float" office:value="0.857">
            <text:p>0.857</text:p>
          </table:table-cell>
          <table:table-cell office:value-type="float" office:value="0.837">
            <text:p>0.837</text:p>
          </table:table-cell>
          <table:table-cell office:value-type="float" office:value="1.606">
            <text:p>1.606</text:p>
          </table:table-cell>
          <table:table-cell office:value-type="float" office:value="2.26">
            <text:p>2.26</text:p>
          </table:table-cell>
          <table:table-cell office:value-type="float" office:value="2.702">
            <text:p>2.702</text:p>
          </table:table-cell>
          <table:table-cell office:value-type="float" office:value="2.073">
            <text:p>2.07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0.011">
            <text:p>0.011</text:p>
          </table:table-cell>
          <table:table-cell office:value-type="float" office:value="0.063">
            <text:p>0.063</text:p>
          </table:table-cell>
          <table:table-cell office:value-type="float" office:value="0.216">
            <text:p>0.216</text:p>
          </table:table-cell>
          <table:table-cell office:value-type="float" office:value="0.406">
            <text:p>0.406</text:p>
          </table:table-cell>
          <table:table-cell office:value-type="float" office:value="0.799">
            <text:p>0.799</text:p>
          </table:table-cell>
          <table:table-cell office:value-type="float" office:value="0.891">
            <text:p>0.891</text:p>
          </table:table-cell>
          <table:table-cell office:value-type="float" office:value="1.031">
            <text:p>1.031</text:p>
          </table:table-cell>
          <table:table-cell office:value-type="float" office:value="1.094">
            <text:p>1.094</text:p>
          </table:table-cell>
          <table:table-cell office:value-type="float" office:value="2.04">
            <text:p>2.04</text:p>
          </table:table-cell>
          <table:table-cell office:value-type="float" office:value="3.034">
            <text:p>3.034</text:p>
          </table:table-cell>
          <table:table-cell office:value-type="float" office:value="3.264">
            <text:p>3.26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0.013">
            <text:p>0.013</text:p>
          </table:table-cell>
          <table:table-cell office:value-type="float" office:value="0.073">
            <text:p>0.073</text:p>
          </table:table-cell>
          <table:table-cell office:value-type="float" office:value="0.222">
            <text:p>0.222</text:p>
          </table:table-cell>
          <table:table-cell office:value-type="float" office:value="0.352">
            <text:p>0.352</text:p>
          </table:table-cell>
          <table:table-cell office:value-type="float" office:value="0.735">
            <text:p>0.735</text:p>
          </table:table-cell>
          <table:table-cell office:value-type="float" office:value="0.873">
            <text:p>0.873</text:p>
          </table:table-cell>
          <table:table-cell office:value-type="float" office:value="1.191">
            <text:p>1.191</text:p>
          </table:table-cell>
          <table:table-cell office:value-type="float" office:value="1.362">
            <text:p>1.362</text:p>
          </table:table-cell>
          <table:table-cell office:value-type="float" office:value="1.437">
            <text:p>1.437</text:p>
          </table:table-cell>
          <table:table-cell office:value-type="float" office:value="2.571">
            <text:p>2.571</text:p>
          </table:table-cell>
          <table:table-cell office:value-type="float" office:value="3.95">
            <text:p>3.95</text:p>
          </table:table-cell>
          <table:table-cell office:value-type="float" office:value="3.869">
            <text:p>3.86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0.011">
            <text:p>0.011</text:p>
          </table:table-cell>
          <table:table-cell office:value-type="float" office:value="0.107">
            <text:p>0.107</text:p>
          </table:table-cell>
          <table:table-cell office:value-type="float" office:value="0.247">
            <text:p>0.247</text:p>
          </table:table-cell>
          <table:table-cell office:value-type="float" office:value="0.362">
            <text:p>0.362</text:p>
          </table:table-cell>
          <table:table-cell office:value-type="float" office:value="0.506">
            <text:p>0.506</text:p>
          </table:table-cell>
          <table:table-cell office:value-type="float" office:value="0.887">
            <text:p>0.887</text:p>
          </table:table-cell>
          <table:table-cell office:value-type="float" office:value="1.267">
            <text:p>1.267</text:p>
          </table:table-cell>
          <table:table-cell office:value-type="float" office:value="1.534">
            <text:p>1.534</text:p>
          </table:table-cell>
          <table:table-cell office:value-type="float" office:value="1.337">
            <text:p>1.337</text:p>
          </table:table-cell>
          <table:table-cell office:value-type="float" office:value="1.275">
            <text:p>1.275</text:p>
          </table:table-cell>
          <table:table-cell office:value-type="float" office:value="1.969">
            <text:p>1.969</text:p>
          </table:table-cell>
          <table:table-cell office:value-type="float" office:value="4.306">
            <text:p>4.306</text:p>
          </table:table-cell>
          <table:table-cell office:value-type="float" office:value="3.543">
            <text:p>3.5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0.024">
            <text:p>0.024</text:p>
          </table:table-cell>
          <table:table-cell office:value-type="float" office:value="0.116">
            <text:p>0.116</text:p>
          </table:table-cell>
          <table:table-cell office:value-type="float" office:value="0.243">
            <text:p>0.243</text:p>
          </table:table-cell>
          <table:table-cell office:value-type="float" office:value="0.388">
            <text:p>0.388</text:p>
          </table:table-cell>
          <table:table-cell office:value-type="float" office:value="0.506">
            <text:p>0.506</text:p>
          </table:table-cell>
          <table:table-cell office:value-type="float" office:value="0.606">
            <text:p>0.606</text:p>
          </table:table-cell>
          <table:table-cell office:value-type="float" office:value="1">
            <text:p>1</text:p>
          </table:table-cell>
          <table:table-cell office:value-type="float" office:value="1.366">
            <text:p>1.366</text:p>
          </table:table-cell>
          <table:table-cell office:value-type="float" office:value="2.241">
            <text:p>2.241</text:p>
          </table:table-cell>
          <table:table-cell office:value-type="float" office:value="2.006">
            <text:p>2.006</text:p>
          </table:table-cell>
          <table:table-cell office:value-type="float" office:value="1.651">
            <text:p>1.651</text:p>
          </table:table-cell>
          <table:table-cell office:value-type="float" office:value="2.899">
            <text:p>2.89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0.044">
            <text:p>0.044</text:p>
          </table:table-cell>
          <table:table-cell office:value-type="float" office:value="0.112">
            <text:p>0.112</text:p>
          </table:table-cell>
          <table:table-cell office:value-type="float" office:value="0.241">
            <text:p>0.241</text:p>
          </table:table-cell>
          <table:table-cell office:value-type="float" office:value="0.373">
            <text:p>0.373</text:p>
          </table:table-cell>
          <table:table-cell office:value-type="float" office:value="0.586">
            <text:p>0.586</text:p>
          </table:table-cell>
          <table:table-cell office:value-type="float" office:value="0.649">
            <text:p>0.649</text:p>
          </table:table-cell>
          <table:table-cell office:value-type="float" office:value="0.725">
            <text:p>0.725</text:p>
          </table:table-cell>
          <table:table-cell office:value-type="float" office:value="1.044">
            <text:p>1.044</text:p>
          </table:table-cell>
          <table:table-cell office:value-type="float" office:value="1.302">
            <text:p>1.302</text:p>
          </table:table-cell>
          <table:table-cell office:value-type="float" office:value="2.796">
            <text:p>2.796</text:p>
          </table:table-cell>
          <table:table-cell office:value-type="float" office:value="1.726">
            <text:p>1.726</text:p>
          </table:table-cell>
          <table:table-cell office:value-type="float" office:value="2.02">
            <text:p>2.02</text:p>
          </table:table-cell>
          <table:table-cell office:value-type="float" office:value="2.158">
            <text:p>2.1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0.024">
            <text:p>0.024</text:p>
          </table:table-cell>
          <table:table-cell office:value-type="float" office:value="0.128">
            <text:p>0.128</text:p>
          </table:table-cell>
          <table:table-cell office:value-type="float" office:value="0.227">
            <text:p>0.227</text:p>
          </table:table-cell>
          <table:table-cell office:value-type="float" office:value="0.344">
            <text:p>0.344</text:p>
          </table:table-cell>
          <table:table-cell office:value-type="float" office:value="0.549">
            <text:p>0.549</text:p>
          </table:table-cell>
          <table:table-cell office:value-type="float" office:value="0.892">
            <text:p>0.892</text:p>
          </table:table-cell>
          <table:table-cell office:value-type="float" office:value="0.896">
            <text:p>0.896</text:p>
          </table:table-cell>
          <table:table-cell office:value-type="float" office:value="0.952">
            <text:p>0.952</text:p>
          </table:table-cell>
          <table:table-cell office:value-type="float" office:value="1.513">
            <text:p>1.513</text:p>
          </table:table-cell>
          <table:table-cell office:value-type="float" office:value="2.315">
            <text:p>2.315</text:p>
          </table:table-cell>
          <table:table-cell office:value-type="float" office:value="2.508">
            <text:p>2.508</text:p>
          </table:table-cell>
          <table:table-cell office:value-type="float" office:value="4.152">
            <text:p>4.152</text:p>
          </table:table-cell>
          <table:table-cell office:value-type="float" office:value="2.264">
            <text:p>2.2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0.02">
            <text:p>0.02</text:p>
          </table:table-cell>
          <table:table-cell office:value-type="float" office:value="0.101">
            <text:p>0.101</text:p>
          </table:table-cell>
          <table:table-cell office:value-type="float" office:value="0.242">
            <text:p>0.242</text:p>
          </table:table-cell>
          <table:table-cell office:value-type="float" office:value="0.357">
            <text:p>0.357</text:p>
          </table:table-cell>
          <table:table-cell office:value-type="float" office:value="0.45">
            <text:p>0.45</text:p>
          </table:table-cell>
          <table:table-cell office:value-type="float" office:value="0.68">
            <text:p>0.68</text:p>
          </table:table-cell>
          <table:table-cell office:value-type="float" office:value="1.245">
            <text:p>1.245</text:p>
          </table:table-cell>
          <table:table-cell office:value-type="float" office:value="1.124">
            <text:p>1.124</text:p>
          </table:table-cell>
          <table:table-cell office:value-type="float" office:value="1.093">
            <text:p>1.093</text:p>
          </table:table-cell>
          <table:table-cell office:value-type="float" office:value="1.72">
            <text:p>1.72</text:p>
          </table:table-cell>
          <table:table-cell office:value-type="float" office:value="2.217">
            <text:p>2.217</text:p>
          </table:table-cell>
          <table:table-cell office:value-type="float" office:value="2.854">
            <text:p>2.854</text:p>
          </table:table-cell>
          <table:table-cell office:value-type="float" office:value="0">
            <text:p>0</text:p>
          </table:table-cell>
          <table:table-cell office:value-type="float" office:value="3.426">
            <text:p>3.4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0.013">
            <text:p>0.013</text:p>
          </table:table-cell>
          <table:table-cell office:value-type="float" office:value="0.125">
            <text:p>0.125</text:p>
          </table:table-cell>
          <table:table-cell office:value-type="float" office:value="0.225">
            <text:p>0.225</text:p>
          </table:table-cell>
          <table:table-cell office:value-type="float" office:value="0.402">
            <text:p>0.402</text:p>
          </table:table-cell>
          <table:table-cell office:value-type="float" office:value="0.512">
            <text:p>0.512</text:p>
          </table:table-cell>
          <table:table-cell office:value-type="float" office:value="0.589">
            <text:p>0.589</text:p>
          </table:table-cell>
          <table:table-cell office:value-type="float" office:value="0.922">
            <text:p>0.922</text:p>
          </table:table-cell>
          <table:table-cell office:value-type="float" office:value="1.933">
            <text:p>1.933</text:p>
          </table:table-cell>
          <table:table-cell office:value-type="float" office:value="1.784">
            <text:p>1.784</text:p>
          </table:table-cell>
          <table:table-cell office:value-type="float" office:value="1.306">
            <text:p>1.306</text:p>
          </table:table-cell>
          <table:table-cell office:value-type="float" office:value="2.425">
            <text:p>2.425</text:p>
          </table:table-cell>
          <table:table-cell office:value-type="float" office:value="2.528">
            <text:p>2.52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0.019">
            <text:p>0.019</text:p>
          </table:table-cell>
          <table:table-cell office:value-type="float" office:value="0.109">
            <text:p>0.109</text:p>
          </table:table-cell>
          <table:table-cell office:value-type="float" office:value="0.243">
            <text:p>0.243</text:p>
          </table:table-cell>
          <table:table-cell office:value-type="float" office:value="0.347">
            <text:p>0.347</text:p>
          </table:table-cell>
          <table:table-cell office:value-type="float" office:value="0.602">
            <text:p>0.602</text:p>
          </table:table-cell>
          <table:table-cell office:value-type="float" office:value="0.614">
            <text:p>0.614</text:p>
          </table:table-cell>
          <table:table-cell office:value-type="float" office:value="0.803">
            <text:p>0.803</text:p>
          </table:table-cell>
          <table:table-cell office:value-type="float" office:value="1.181">
            <text:p>1.181</text:p>
          </table:table-cell>
          <table:table-cell office:value-type="float" office:value="1.943">
            <text:p>1.943</text:p>
          </table:table-cell>
          <table:table-cell office:value-type="float" office:value="2.322">
            <text:p>2.322</text:p>
          </table:table-cell>
          <table:table-cell office:value-type="float" office:value="1.78">
            <text:p>1.78</text:p>
          </table:table-cell>
          <table:table-cell office:value-type="float" office:value="3.189">
            <text:p>3.189</text:p>
          </table:table-cell>
          <table:table-cell office:value-type="float" office:value="0">
            <text:p>0</text:p>
          </table:table-cell>
          <table:table-cell office:value-type="float" office:value="4.119">
            <text:p>4.1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0.011">
            <text:p>0.011</text:p>
          </table:table-cell>
          <table:table-cell office:value-type="float" office:value="0.144">
            <text:p>0.144</text:p>
          </table:table-cell>
          <table:table-cell office:value-type="float" office:value="0.256">
            <text:p>0.256</text:p>
          </table:table-cell>
          <table:table-cell office:value-type="float" office:value="0.42">
            <text:p>0.42</text:p>
          </table:table-cell>
          <table:table-cell office:value-type="float" office:value="0.443">
            <text:p>0.443</text:p>
          </table:table-cell>
          <table:table-cell office:value-type="float" office:value="0.719">
            <text:p>0.719</text:p>
          </table:table-cell>
          <table:table-cell office:value-type="float" office:value="0.745">
            <text:p>0.745</text:p>
          </table:table-cell>
          <table:table-cell office:value-type="float" office:value="0.955">
            <text:p>0.955</text:p>
          </table:table-cell>
          <table:table-cell office:value-type="float" office:value="1.398">
            <text:p>1.398</text:p>
          </table:table-cell>
          <table:table-cell office:value-type="float" office:value="2.124">
            <text:p>2.124</text:p>
          </table:table-cell>
          <table:table-cell office:value-type="float" office:value="2.868">
            <text:p>2.868</text:p>
          </table:table-cell>
          <table:table-cell office:value-type="float" office:value="1.849">
            <text:p>1.849</text:p>
          </table:table-cell>
          <table:table-cell office:value-type="float" office:value="2.454">
            <text:p>2.454</text:p>
          </table:table-cell>
          <table:table-cell office:value-type="float" office:value="4.782">
            <text:p>4.7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0.009">
            <text:p>0.009</text:p>
          </table:table-cell>
          <table:table-cell office:value-type="float" office:value="0.096">
            <text:p>0.096</text:p>
          </table:table-cell>
          <table:table-cell office:value-type="float" office:value="0.292">
            <text:p>0.292</text:p>
          </table:table-cell>
          <table:table-cell office:value-type="float" office:value="0.444">
            <text:p>0.444</text:p>
          </table:table-cell>
          <table:table-cell office:value-type="float" office:value="0.637">
            <text:p>0.637</text:p>
          </table:table-cell>
          <table:table-cell office:value-type="float" office:value="0.664">
            <text:p>0.664</text:p>
          </table:table-cell>
          <table:table-cell office:value-type="float" office:value="0.934">
            <text:p>0.934</text:p>
          </table:table-cell>
          <table:table-cell table:number-columns-repeated="2" office:value-type="float" office:value="1.187">
            <text:p>1.187</text:p>
          </table:table-cell>
          <table:table-cell office:value-type="float" office:value="1.468">
            <text:p>1.468</text:p>
          </table:table-cell>
          <table:table-cell office:value-type="float" office:value="2.679">
            <text:p>2.679</text:p>
          </table:table-cell>
          <table:table-cell office:value-type="float" office:value="1.624">
            <text:p>1.624</text:p>
          </table:table-cell>
          <table:table-cell office:value-type="float" office:value="1.76">
            <text:p>1.76</text:p>
          </table:table-cell>
          <table:table-cell office:value-type="float" office:value="1.643">
            <text:p>1.6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0.012">
            <text:p>0.012</text:p>
          </table:table-cell>
          <table:table-cell office:value-type="float" office:value="0.104">
            <text:p>0.104</text:p>
          </table:table-cell>
          <table:table-cell office:value-type="float" office:value="0.286">
            <text:p>0.286</text:p>
          </table:table-cell>
          <table:table-cell office:value-type="float" office:value="0.488">
            <text:p>0.488</text:p>
          </table:table-cell>
          <table:table-cell office:value-type="float" office:value="0.733">
            <text:p>0.733</text:p>
          </table:table-cell>
          <table:table-cell office:value-type="float" office:value="1.046">
            <text:p>1.046</text:p>
          </table:table-cell>
          <table:table-cell office:value-type="float" office:value="0.936">
            <text:p>0.936</text:p>
          </table:table-cell>
          <table:table-cell office:value-type="float" office:value="1.394">
            <text:p>1.394</text:p>
          </table:table-cell>
          <table:table-cell office:value-type="float" office:value="1.599">
            <text:p>1.599</text:p>
          </table:table-cell>
          <table:table-cell office:value-type="float" office:value="1.593">
            <text:p>1.593</text:p>
          </table:table-cell>
          <table:table-cell office:value-type="float" office:value="1.726">
            <text:p>1.726</text:p>
          </table:table-cell>
          <table:table-cell office:value-type="float" office:value="3.328">
            <text:p>3.328</text:p>
          </table:table-cell>
          <table:table-cell office:value-type="float" office:value="1.119">
            <text:p>1.119</text:p>
          </table:table-cell>
          <table:table-cell office:value-type="float" office:value="3.071">
            <text:p>3.071</text:p>
          </table:table-cell>
          <table:table-cell office:value-type="float" office:value="3.111">
            <text:p>3.1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0.009">
            <text:p>0.009</text:p>
          </table:table-cell>
          <table:table-cell office:value-type="float" office:value="0.074">
            <text:p>0.074</text:p>
          </table:table-cell>
          <table:table-cell office:value-type="float" office:value="0.265">
            <text:p>0.265</text:p>
          </table:table-cell>
          <table:table-cell office:value-type="float" office:value="0.477">
            <text:p>0.477</text:p>
          </table:table-cell>
          <table:table-cell office:value-type="float" office:value="0.745">
            <text:p>0.745</text:p>
          </table:table-cell>
          <table:table-cell office:value-type="float" office:value="1.148">
            <text:p>1.148</text:p>
          </table:table-cell>
          <table:table-cell office:value-type="float" office:value="1.48">
            <text:p>1.48</text:p>
          </table:table-cell>
          <table:table-cell office:value-type="float" office:value="1.18">
            <text:p>1.18</text:p>
          </table:table-cell>
          <table:table-cell office:value-type="float" office:value="1.634">
            <text:p>1.634</text:p>
          </table:table-cell>
          <table:table-cell office:value-type="float" office:value="1.764">
            <text:p>1.764</text:p>
          </table:table-cell>
          <table:table-cell office:value-type="float" office:value="1.554">
            <text:p>1.554</text:p>
          </table:table-cell>
          <table:table-cell office:value-type="float" office:value="1.492">
            <text:p>1.492</text:p>
          </table:table-cell>
          <table:table-cell office:value-type="float" office:value="3.389">
            <text:p>3.389</text:p>
          </table:table-cell>
          <table:table-cell office:value-type="float" office:value="4.273">
            <text:p>4.273</text:p>
          </table:table-cell>
          <table:table-cell office:value-type="float" office:value="1.981">
            <text:p>1.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0.011">
            <text:p>0.011</text:p>
          </table:table-cell>
          <table:table-cell office:value-type="float" office:value="0.1">
            <text:p>0.1</text:p>
          </table:table-cell>
          <table:table-cell office:value-type="float" office:value="0.293">
            <text:p>0.293</text:p>
          </table:table-cell>
          <table:table-cell office:value-type="float" office:value="0.462">
            <text:p>0.462</text:p>
          </table:table-cell>
          <table:table-cell office:value-type="float" office:value="0.785">
            <text:p>0.785</text:p>
          </table:table-cell>
          <table:table-cell office:value-type="float" office:value="1.17">
            <text:p>1.17</text:p>
          </table:table-cell>
          <table:table-cell office:value-type="float" office:value="1.441">
            <text:p>1.441</text:p>
          </table:table-cell>
          <table:table-cell office:value-type="float" office:value="1.672">
            <text:p>1.672</text:p>
          </table:table-cell>
          <table:table-cell office:value-type="float" office:value="1.456">
            <text:p>1.456</text:p>
          </table:table-cell>
          <table:table-cell office:value-type="float" office:value="2.634">
            <text:p>2.634</text:p>
          </table:table-cell>
          <table:table-cell office:value-type="float" office:value="2.164">
            <text:p>2.164</text:p>
          </table:table-cell>
          <table:table-cell office:value-type="float" office:value="1.924">
            <text:p>1.924</text:p>
          </table:table-cell>
          <table:table-cell office:value-type="float" office:value="1.886">
            <text:p>1.886</text:p>
          </table:table-cell>
          <table:table-cell office:value-type="float" office:value="3.179">
            <text:p>3.1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0.022">
            <text:p>0.022</text:p>
          </table:table-cell>
          <table:table-cell office:value-type="float" office:value="0.136">
            <text:p>0.136</text:p>
          </table:table-cell>
          <table:table-cell office:value-type="float" office:value="0.298">
            <text:p>0.298</text:p>
          </table:table-cell>
          <table:table-cell office:value-type="float" office:value="0.449">
            <text:p>0.449</text:p>
          </table:table-cell>
          <table:table-cell office:value-type="float" office:value="0.651">
            <text:p>0.651</text:p>
          </table:table-cell>
          <table:table-cell office:value-type="float" office:value="0.916">
            <text:p>0.916</text:p>
          </table:table-cell>
          <table:table-cell office:value-type="float" office:value="1.215">
            <text:p>1.215</text:p>
          </table:table-cell>
          <table:table-cell office:value-type="float" office:value="1.162">
            <text:p>1.162</text:p>
          </table:table-cell>
          <table:table-cell office:value-type="float" office:value="1.92">
            <text:p>1.92</text:p>
          </table:table-cell>
          <table:table-cell office:value-type="float" office:value="1.376">
            <text:p>1.376</text:p>
          </table:table-cell>
          <table:table-cell office:value-type="float" office:value="1.395">
            <text:p>1.395</text:p>
          </table:table-cell>
          <table:table-cell office:value-type="float" office:value="1.907">
            <text:p>1.907</text:p>
          </table:table-cell>
          <table:table-cell office:value-type="float" office:value="2.853">
            <text:p>2.853</text:p>
          </table:table-cell>
          <table:table-cell office:value-type="float" office:value="4.689">
            <text:p>4.6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0.01">
            <text:p>0.01</text:p>
          </table:table-cell>
          <table:table-cell office:value-type="float" office:value="0.141">
            <text:p>0.141</text:p>
          </table:table-cell>
          <table:table-cell office:value-type="float" office:value="0.302">
            <text:p>0.302</text:p>
          </table:table-cell>
          <table:table-cell office:value-type="float" office:value="0.489">
            <text:p>0.489</text:p>
          </table:table-cell>
          <table:table-cell office:value-type="float" office:value="0.671">
            <text:p>0.671</text:p>
          </table:table-cell>
          <table:table-cell office:value-type="float" office:value="0.805">
            <text:p>0.805</text:p>
          </table:table-cell>
          <table:table-cell office:value-type="float" office:value="1.097">
            <text:p>1.097</text:p>
          </table:table-cell>
          <table:table-cell office:value-type="float" office:value="1.1">
            <text:p>1.1</text:p>
          </table:table-cell>
          <table:table-cell office:value-type="float" office:value="1.868">
            <text:p>1.868</text:p>
          </table:table-cell>
          <table:table-cell office:value-type="float" office:value="2.425">
            <text:p>2.425</text:p>
          </table:table-cell>
          <table:table-cell office:value-type="float" office:value="1.972">
            <text:p>1.972</text:p>
          </table:table-cell>
          <table:table-cell office:value-type="float" office:value="2.247">
            <text:p>2.247</text:p>
          </table:table-cell>
          <table:table-cell office:value-type="float" office:value="2.422">
            <text:p>2.422</text:p>
          </table:table-cell>
          <table:table-cell office:value-type="float" office:value="2.822">
            <text:p>2.822</text:p>
          </table:table-cell>
          <table:table-cell office:value-type="float" office:value="4.995">
            <text:p>4.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0.013">
            <text:p>0.013</text:p>
          </table:table-cell>
          <table:table-cell office:value-type="float" office:value="0.149">
            <text:p>0.149</text:p>
          </table:table-cell>
          <table:table-cell office:value-type="float" office:value="0.28">
            <text:p>0.28</text:p>
          </table:table-cell>
          <table:table-cell office:value-type="float" office:value="0.481">
            <text:p>0.481</text:p>
          </table:table-cell>
          <table:table-cell office:value-type="float" office:value="0.668">
            <text:p>0.668</text:p>
          </table:table-cell>
          <table:table-cell office:value-type="float" office:value="0.858">
            <text:p>0.858</text:p>
          </table:table-cell>
          <table:table-cell office:value-type="float" office:value="1.049">
            <text:p>1.049</text:p>
          </table:table-cell>
          <table:table-cell office:value-type="float" office:value="1.459">
            <text:p>1.459</text:p>
          </table:table-cell>
          <table:table-cell office:value-type="float" office:value="1.833">
            <text:p>1.833</text:p>
          </table:table-cell>
          <table:table-cell office:value-type="float" office:value="2.124">
            <text:p>2.124</text:p>
          </table:table-cell>
          <table:table-cell office:value-type="float" office:value="2.145">
            <text:p>2.145</text:p>
          </table:table-cell>
          <table:table-cell office:value-type="float" office:value="2.003">
            <text:p>2.003</text:p>
          </table:table-cell>
          <table:table-cell office:value-type="float" office:value="2.387">
            <text:p>2.387</text:p>
          </table:table-cell>
          <table:table-cell office:value-type="float" office:value="2.471">
            <text:p>2.471</text:p>
          </table:table-cell>
          <table:table-cell office:value-type="float" office:value="2.721">
            <text:p>2.721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0.025">
            <text:p>0.025</text:p>
          </table:table-cell>
          <table:table-cell office:value-type="float" office:value="0.124">
            <text:p>0.124</text:p>
          </table:table-cell>
          <table:table-cell office:value-type="float" office:value="0.242">
            <text:p>0.242</text:p>
          </table:table-cell>
          <table:table-cell office:value-type="float" office:value="0.397">
            <text:p>0.397</text:p>
          </table:table-cell>
          <table:table-cell office:value-type="float" office:value="0.613">
            <text:p>0.613</text:p>
          </table:table-cell>
          <table:table-cell office:value-type="float" office:value="0.863">
            <text:p>0.863</text:p>
          </table:table-cell>
          <table:table-cell office:value-type="float" office:value="1.257">
            <text:p>1.257</text:p>
          </table:table-cell>
          <table:table-cell office:value-type="float" office:value="1.195">
            <text:p>1.195</text:p>
          </table:table-cell>
          <table:table-cell office:value-type="float" office:value="1.715">
            <text:p>1.715</text:p>
          </table:table-cell>
          <table:table-cell office:value-type="float" office:value="1.525">
            <text:p>1.525</text:p>
          </table:table-cell>
          <table:table-cell office:value-type="float" office:value="2.484">
            <text:p>2.484</text:p>
          </table:table-cell>
          <table:table-cell office:value-type="float" office:value="2.653">
            <text:p>2.653</text:p>
          </table:table-cell>
          <table:table-cell office:value-type="float" office:value="2.538">
            <text:p>2.538</text:p>
          </table:table-cell>
          <table:table-cell office:value-type="float" office:value="3.075">
            <text:p>3.075</text:p>
          </table:table-cell>
          <table:table-cell office:value-type="float" office:value="2.778">
            <text:p>2.778</text:p>
          </table:table-cell>
          <table:table-cell office:value-type="float" office:value="2.894">
            <text:p>2.89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0.008">
            <text:p>0.008</text:p>
          </table:table-cell>
          <table:table-cell office:value-type="float" office:value="0.126">
            <text:p>0.126</text:p>
          </table:table-cell>
          <table:table-cell office:value-type="float" office:value="0.267">
            <text:p>0.267</text:p>
          </table:table-cell>
          <table:table-cell office:value-type="float" office:value="0.406">
            <text:p>0.406</text:p>
          </table:table-cell>
          <table:table-cell office:value-type="float" office:value="0.615">
            <text:p>0.615</text:p>
          </table:table-cell>
          <table:table-cell office:value-type="float" office:value="1.029">
            <text:p>1.029</text:p>
          </table:table-cell>
          <table:table-cell office:value-type="float" office:value="1.276">
            <text:p>1.276</text:p>
          </table:table-cell>
          <table:table-cell office:value-type="float" office:value="1.433">
            <text:p>1.433</text:p>
          </table:table-cell>
          <table:table-cell office:value-type="float" office:value="1.529">
            <text:p>1.529</text:p>
          </table:table-cell>
          <table:table-cell office:value-type="float" office:value="1.877">
            <text:p>1.877</text:p>
          </table:table-cell>
          <table:table-cell office:value-type="float" office:value="2.054">
            <text:p>2.054</text:p>
          </table:table-cell>
          <table:table-cell office:value-type="float" office:value="1.94">
            <text:p>1.94</text:p>
          </table:table-cell>
          <table:table-cell office:value-type="float" office:value="2.471">
            <text:p>2.471</text:p>
          </table:table-cell>
          <table:table-cell office:value-type="float" office:value="2.411">
            <text:p>2.411</text:p>
          </table:table-cell>
          <table:table-cell office:value-type="float" office:value="2.996">
            <text:p>2.996</text:p>
          </table:table-cell>
          <table:table-cell office:value-type="float" office:value="2.638">
            <text:p>2.638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0.024">
            <text:p>0.024</text:p>
          </table:table-cell>
          <table:table-cell office:value-type="float" office:value="0.166">
            <text:p>0.166</text:p>
          </table:table-cell>
          <table:table-cell office:value-type="float" office:value="0.217">
            <text:p>0.217</text:p>
          </table:table-cell>
          <table:table-cell office:value-type="float" office:value="0.418">
            <text:p>0.418</text:p>
          </table:table-cell>
          <table:table-cell office:value-type="float" office:value="0.59">
            <text:p>0.59</text:p>
          </table:table-cell>
          <table:table-cell office:value-type="float" office:value="0.748">
            <text:p>0.748</text:p>
          </table:table-cell>
          <table:table-cell office:value-type="float" office:value="1.284">
            <text:p>1.284</text:p>
          </table:table-cell>
          <table:table-cell office:value-type="float" office:value="1.424">
            <text:p>1.424</text:p>
          </table:table-cell>
          <table:table-cell office:value-type="float" office:value="1.551">
            <text:p>1.551</text:p>
          </table:table-cell>
          <table:table-cell office:value-type="float" office:value="1.627">
            <text:p>1.627</text:p>
          </table:table-cell>
          <table:table-cell office:value-type="float" office:value="1.68">
            <text:p>1.68</text:p>
          </table:table-cell>
          <table:table-cell office:value-type="float" office:value="3.068">
            <text:p>3.068</text:p>
          </table:table-cell>
          <table:table-cell office:value-type="float" office:value="2.468">
            <text:p>2.468</text:p>
          </table:table-cell>
          <table:table-cell office:value-type="float" office:value="2.885">
            <text:p>2.885</text:p>
          </table:table-cell>
          <table:table-cell office:value-type="float" office:value="3.337">
            <text:p>3.337</text:p>
          </table:table-cell>
          <table:table-cell office:value-type="float" office:value="2.863">
            <text:p>2.863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0.027">
            <text:p>0.027</text:p>
          </table:table-cell>
          <table:table-cell office:value-type="float" office:value="0.198">
            <text:p>0.198</text:p>
          </table:table-cell>
          <table:table-cell office:value-type="float" office:value="0.304">
            <text:p>0.304</text:p>
          </table:table-cell>
          <table:table-cell office:value-type="float" office:value="0.372">
            <text:p>0.372</text:p>
          </table:table-cell>
          <table:table-cell office:value-type="float" office:value="0.606">
            <text:p>0.606</text:p>
          </table:table-cell>
          <table:table-cell office:value-type="float" office:value="0.811">
            <text:p>0.811</text:p>
          </table:table-cell>
          <table:table-cell office:value-type="float" office:value="0.982">
            <text:p>0.982</text:p>
          </table:table-cell>
          <table:table-cell office:value-type="float" office:value="1.364">
            <text:p>1.364</text:p>
          </table:table-cell>
          <table:table-cell office:value-type="float" office:value="1.655">
            <text:p>1.655</text:p>
          </table:table-cell>
          <table:table-cell office:value-type="float" office:value="1.684">
            <text:p>1.684</text:p>
          </table:table-cell>
          <table:table-cell office:value-type="float" office:value="2.248">
            <text:p>2.248</text:p>
          </table:table-cell>
          <table:table-cell office:value-type="float" office:value="2.166">
            <text:p>2.166</text:p>
          </table:table-cell>
          <table:table-cell office:value-type="float" office:value="2.364">
            <text:p>2.364</text:p>
          </table:table-cell>
          <table:table-cell office:value-type="float" office:value="2.389">
            <text:p>2.389</text:p>
          </table:table-cell>
          <table:table-cell office:value-type="float" office:value="2.307">
            <text:p>2.307</text:p>
          </table:table-cell>
          <table:table-cell office:value-type="float" office:value="1.146">
            <text:p>1.14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0.044">
            <text:p>0.044</text:p>
          </table:table-cell>
          <table:table-cell office:value-type="float" office:value="0.195">
            <text:p>0.195</text:p>
          </table:table-cell>
          <table:table-cell office:value-type="float" office:value="0.293">
            <text:p>0.293</text:p>
          </table:table-cell>
          <table:table-cell office:value-type="float" office:value="0.434">
            <text:p>0.434</text:p>
          </table:table-cell>
          <table:table-cell office:value-type="float" office:value="0.474">
            <text:p>0.474</text:p>
          </table:table-cell>
          <table:table-cell office:value-type="float" office:value="0.772">
            <text:p>0.772</text:p>
          </table:table-cell>
          <table:table-cell office:value-type="float" office:value="0.971">
            <text:p>0.971</text:p>
          </table:table-cell>
          <table:table-cell office:value-type="float" office:value="1.168">
            <text:p>1.168</text:p>
          </table:table-cell>
          <table:table-cell office:value-type="float" office:value="1.53">
            <text:p>1.53</text:p>
          </table:table-cell>
          <table:table-cell office:value-type="float" office:value="2.037">
            <text:p>2.037</text:p>
          </table:table-cell>
          <table:table-cell office:value-type="float" office:value="2.653">
            <text:p>2.653</text:p>
          </table:table-cell>
          <table:table-cell office:value-type="float" office:value="2.53">
            <text:p>2.53</text:p>
          </table:table-cell>
          <table:table-cell office:value-type="float" office:value="2.392">
            <text:p>2.392</text:p>
          </table:table-cell>
          <table:table-cell office:value-type="float" office:value="3.444">
            <text:p>3.444</text:p>
          </table:table-cell>
          <table:table-cell office:value-type="float" office:value="1.852">
            <text:p>1.852</text:p>
          </table:table-cell>
          <table:table-cell office:value-type="float" office:value="4.731">
            <text:p>4.73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0.029">
            <text:p>0.029</text:p>
          </table:table-cell>
          <table:table-cell office:value-type="float" office:value="0.179">
            <text:p>0.179</text:p>
          </table:table-cell>
          <table:table-cell office:value-type="float" office:value="0.322">
            <text:p>0.322</text:p>
          </table:table-cell>
          <table:table-cell office:value-type="float" office:value="0.473">
            <text:p>0.473</text:p>
          </table:table-cell>
          <table:table-cell office:value-type="float" office:value="0.64">
            <text:p>0.64</text:p>
          </table:table-cell>
          <table:table-cell office:value-type="float" office:value="0.651">
            <text:p>0.651</text:p>
          </table:table-cell>
          <table:table-cell office:value-type="float" office:value="1.042">
            <text:p>1.042</text:p>
          </table:table-cell>
          <table:table-cell office:value-type="float" office:value="1.232">
            <text:p>1.232</text:p>
          </table:table-cell>
          <table:table-cell office:value-type="float" office:value="1.481">
            <text:p>1.481</text:p>
          </table:table-cell>
          <table:table-cell office:value-type="float" office:value="1.776">
            <text:p>1.776</text:p>
          </table:table-cell>
          <table:table-cell office:value-type="float" office:value="1.996">
            <text:p>1.996</text:p>
          </table:table-cell>
          <table:table-cell office:value-type="float" office:value="2.253">
            <text:p>2.253</text:p>
          </table:table-cell>
          <table:table-cell office:value-type="float" office:value="2.404">
            <text:p>2.404</text:p>
          </table:table-cell>
          <table:table-cell office:value-type="float" office:value="1.07">
            <text:p>1.07</text:p>
          </table:table-cell>
          <table:table-cell office:value-type="float" office:value="3.509">
            <text:p>3.509</text:p>
          </table:table-cell>
          <table:table-cell office:value-type="float" office:value="2.936">
            <text:p>2.936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0.018">
            <text:p>0.018</text:p>
          </table:table-cell>
          <table:table-cell office:value-type="float" office:value="0.108">
            <text:p>0.108</text:p>
          </table:table-cell>
          <table:table-cell office:value-type="float" office:value="0.307">
            <text:p>0.307</text:p>
          </table:table-cell>
          <table:table-cell office:value-type="float" office:value="0.486">
            <text:p>0.486</text:p>
          </table:table-cell>
          <table:table-cell office:value-type="float" office:value="0.748">
            <text:p>0.748</text:p>
          </table:table-cell>
          <table:table-cell office:value-type="float" office:value="1.016">
            <text:p>1.016</text:p>
          </table:table-cell>
          <table:table-cell office:value-type="float" office:value="0.896">
            <text:p>0.896</text:p>
          </table:table-cell>
          <table:table-cell office:value-type="float" office:value="1.395">
            <text:p>1.395</text:p>
          </table:table-cell>
          <table:table-cell office:value-type="float" office:value="1.537">
            <text:p>1.537</text:p>
          </table:table-cell>
          <table:table-cell office:value-type="float" office:value="1.912">
            <text:p>1.912</text:p>
          </table:table-cell>
          <table:table-cell office:value-type="float" office:value="1.997">
            <text:p>1.997</text:p>
          </table:table-cell>
          <table:table-cell office:value-type="float" office:value="2.067">
            <text:p>2.067</text:p>
          </table:table-cell>
          <table:table-cell office:value-type="float" office:value="2.441">
            <text:p>2.441</text:p>
          </table:table-cell>
          <table:table-cell office:value-type="float" office:value="1.781">
            <text:p>1.7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0.01">
            <text:p>0.01</text:p>
          </table:table-cell>
          <table:table-cell office:value-type="float" office:value="0.116">
            <text:p>0.116</text:p>
          </table:table-cell>
          <table:table-cell office:value-type="float" office:value="0.282">
            <text:p>0.282</text:p>
          </table:table-cell>
          <table:table-cell office:value-type="float" office:value="0.447">
            <text:p>0.447</text:p>
          </table:table-cell>
          <table:table-cell office:value-type="float" office:value="0.68">
            <text:p>0.68</text:p>
          </table:table-cell>
          <table:table-cell office:value-type="float" office:value="0.894">
            <text:p>0.894</text:p>
          </table:table-cell>
          <table:table-cell office:value-type="float" office:value="1.173">
            <text:p>1.173</text:p>
          </table:table-cell>
          <table:table-cell office:value-type="float" office:value="1.102">
            <text:p>1.102</text:p>
          </table:table-cell>
          <table:table-cell office:value-type="float" office:value="1.592">
            <text:p>1.592</text:p>
          </table:table-cell>
          <table:table-cell office:value-type="float" office:value="1.737">
            <text:p>1.737</text:p>
          </table:table-cell>
          <table:table-cell office:value-type="float" office:value="1.92">
            <text:p>1.92</text:p>
          </table:table-cell>
          <table:table-cell office:value-type="float" office:value="1.718">
            <text:p>1.718</text:p>
          </table:table-cell>
          <table:table-cell office:value-type="float" office:value="2.274">
            <text:p>2.274</text:p>
          </table:table-cell>
          <table:table-cell office:value-type="float" office:value="2.516">
            <text:p>2.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0.017">
            <text:p>0.017</text:p>
          </table:table-cell>
          <table:table-cell office:value-type="float" office:value="0.116">
            <text:p>0.116</text:p>
          </table:table-cell>
          <table:table-cell office:value-type="float" office:value="0.251">
            <text:p>0.251</text:p>
          </table:table-cell>
          <table:table-cell office:value-type="float" office:value="0.42">
            <text:p>0.42</text:p>
          </table:table-cell>
          <table:table-cell office:value-type="float" office:value="0.597">
            <text:p>0.597</text:p>
          </table:table-cell>
          <table:table-cell office:value-type="float" office:value="0.943">
            <text:p>0.943</text:p>
          </table:table-cell>
          <table:table-cell office:value-type="float" office:value="1.209">
            <text:p>1.209</text:p>
          </table:table-cell>
          <table:table-cell office:value-type="float" office:value="1.57">
            <text:p>1.57</text:p>
          </table:table-cell>
          <table:table-cell office:value-type="float" office:value="1.469">
            <text:p>1.469</text:p>
          </table:table-cell>
          <table:table-cell office:value-type="float" office:value="1.62">
            <text:p>1.62</text:p>
          </table:table-cell>
          <table:table-cell office:value-type="float" office:value="2.418">
            <text:p>2.418</text:p>
          </table:table-cell>
          <table:table-cell office:value-type="float" office:value="2.108">
            <text:p>2.108</text:p>
          </table:table-cell>
          <table:table-cell office:value-type="float" office:value="2.849">
            <text:p>2.849</text:p>
          </table:table-cell>
          <table:table-cell office:value-type="float" office:value="2.403">
            <text:p>2.403</text:p>
          </table:table-cell>
          <table:table-cell office:value-type="float" office:value="2.58">
            <text:p>2.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0.013">
            <text:p>0.013</text:p>
          </table:table-cell>
          <table:table-cell office:value-type="float" office:value="0.102">
            <text:p>0.102</text:p>
          </table:table-cell>
          <table:table-cell office:value-type="float" office:value="0.301">
            <text:p>0.301</text:p>
          </table:table-cell>
          <table:table-cell office:value-type="float" office:value="0.366">
            <text:p>0.366</text:p>
          </table:table-cell>
          <table:table-cell office:value-type="float" office:value="0.597">
            <text:p>0.597</text:p>
          </table:table-cell>
          <table:table-cell office:value-type="float" office:value="0.768">
            <text:p>0.768</text:p>
          </table:table-cell>
          <table:table-cell office:value-type="float" office:value="1.118">
            <text:p>1.118</text:p>
          </table:table-cell>
          <table:table-cell office:value-type="float" office:value="1.444">
            <text:p>1.444</text:p>
          </table:table-cell>
          <table:table-cell office:value-type="float" office:value="1.761">
            <text:p>1.761</text:p>
          </table:table-cell>
          <table:table-cell office:value-type="float" office:value="1.873">
            <text:p>1.873</text:p>
          </table:table-cell>
          <table:table-cell office:value-type="float" office:value="1.881">
            <text:p>1.881</text:p>
          </table:table-cell>
          <table:table-cell office:value-type="float" office:value="2.508">
            <text:p>2.508</text:p>
          </table:table-cell>
          <table:table-cell office:value-type="float" office:value="1.674">
            <text:p>1.674</text:p>
          </table:table-cell>
          <table:table-cell office:value-type="float" office:value="1.699">
            <text:p>1.699</text:p>
          </table:table-cell>
          <table:table-cell office:value-type="float" office:value="2.243">
            <text:p>2.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0.019">
            <text:p>0.019</text:p>
          </table:table-cell>
          <table:table-cell office:value-type="float" office:value="0.128">
            <text:p>0.128</text:p>
          </table:table-cell>
          <table:table-cell office:value-type="float" office:value="0.248">
            <text:p>0.248</text:p>
          </table:table-cell>
          <table:table-cell office:value-type="float" office:value="0.398">
            <text:p>0.398</text:p>
          </table:table-cell>
          <table:table-cell office:value-type="float" office:value="0.491">
            <text:p>0.491</text:p>
          </table:table-cell>
          <table:table-cell office:value-type="float" office:value="0.795">
            <text:p>0.795</text:p>
          </table:table-cell>
          <table:table-cell office:value-type="float" office:value="0.879">
            <text:p>0.879</text:p>
          </table:table-cell>
          <table:table-cell office:value-type="float" office:value="0.855">
            <text:p>0.855</text:p>
          </table:table-cell>
          <table:table-cell office:value-type="float" office:value="1.833">
            <text:p>1.833</text:p>
          </table:table-cell>
          <table:table-cell office:value-type="float" office:value="2.018">
            <text:p>2.018</text:p>
          </table:table-cell>
          <table:table-cell office:value-type="float" office:value="1.623">
            <text:p>1.623</text:p>
          </table:table-cell>
          <table:table-cell office:value-type="float" office:value="2.393">
            <text:p>2.393</text:p>
          </table:table-cell>
          <table:table-cell office:value-type="float" office:value="2.369">
            <text:p>2.369</text:p>
          </table:table-cell>
          <table:table-cell office:value-type="float" office:value="2.598">
            <text:p>2.598</text:p>
          </table:table-cell>
          <table:table-cell office:value-type="float" office:value="3.439">
            <text:p>3.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0.021">
            <text:p>0.021</text:p>
          </table:table-cell>
          <table:table-cell office:value-type="float" office:value="0.134">
            <text:p>0.134</text:p>
          </table:table-cell>
          <table:table-cell office:value-type="float" office:value="0.286">
            <text:p>0.286</text:p>
          </table:table-cell>
          <table:table-cell office:value-type="float" office:value="0.362">
            <text:p>0.362</text:p>
          </table:table-cell>
          <table:table-cell office:value-type="float" office:value="0.591">
            <text:p>0.591</text:p>
          </table:table-cell>
          <table:table-cell office:value-type="float" office:value="0.621">
            <text:p>0.621</text:p>
          </table:table-cell>
          <table:table-cell office:value-type="float" office:value="0.921">
            <text:p>0.921</text:p>
          </table:table-cell>
          <table:table-cell office:value-type="float" office:value="0.974">
            <text:p>0.974</text:p>
          </table:table-cell>
          <table:table-cell office:value-type="float" office:value="1.647">
            <text:p>1.647</text:p>
          </table:table-cell>
          <table:table-cell office:value-type="float" office:value="2.209">
            <text:p>2.209</text:p>
          </table:table-cell>
          <table:table-cell office:value-type="float" office:value="2.146">
            <text:p>2.146</text:p>
          </table:table-cell>
          <table:table-cell office:value-type="float" office:value="2.032">
            <text:p>2.032</text:p>
          </table:table-cell>
          <table:table-cell office:value-type="float" office:value="2.757">
            <text:p>2.757</text:p>
          </table:table-cell>
          <table:table-cell office:value-type="float" office:value="2.262">
            <text:p>2.262</text:p>
          </table:table-cell>
          <table:table-cell office:value-type="float" office:value="2.867">
            <text:p>2.867</text:p>
          </table:table-cell>
          <table:table-cell office:value-type="float" office:value="2.782">
            <text:p>2.78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0.023">
            <text:p>0.023</text:p>
          </table:table-cell>
          <table:table-cell office:value-type="float" office:value="0.154">
            <text:p>0.154</text:p>
          </table:table-cell>
          <table:table-cell office:value-type="float" office:value="0.258">
            <text:p>0.258</text:p>
          </table:table-cell>
          <table:table-cell office:value-type="float" office:value="0.405">
            <text:p>0.405</text:p>
          </table:table-cell>
          <table:table-cell office:value-type="float" office:value="0.442">
            <text:p>0.442</text:p>
          </table:table-cell>
          <table:table-cell office:value-type="float" office:value="0.66">
            <text:p>0.66</text:p>
          </table:table-cell>
          <table:table-cell office:value-type="float" office:value="0.769">
            <text:p>0.769</text:p>
          </table:table-cell>
          <table:table-cell office:value-type="float" office:value="1.113">
            <text:p>1.113</text:p>
          </table:table-cell>
          <table:table-cell office:value-type="float" office:value="1.2">
            <text:p>1.2</text:p>
          </table:table-cell>
          <table:table-cell office:value-type="float" office:value="1.834">
            <text:p>1.834</text:p>
          </table:table-cell>
          <table:table-cell office:value-type="float" office:value="2.34">
            <text:p>2.34</text:p>
          </table:table-cell>
          <table:table-cell office:value-type="float" office:value="2.15">
            <text:p>2.15</text:p>
          </table:table-cell>
          <table:table-cell office:value-type="float" office:value="1.115">
            <text:p>1.115</text:p>
          </table:table-cell>
          <table:table-cell office:value-type="float" office:value="2.423">
            <text:p>2.423</text:p>
          </table:table-cell>
          <table:table-cell office:value-type="float" office:value="2.085">
            <text:p>2.085</text:p>
          </table:table-cell>
          <table:table-cell office:value-type="float" office:value="2.509">
            <text:p>2.50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0.023">
            <text:p>0.023</text:p>
          </table:table-cell>
          <table:table-cell office:value-type="float" office:value="0.168">
            <text:p>0.168</text:p>
          </table:table-cell>
          <table:table-cell office:value-type="float" office:value="0.244">
            <text:p>0.244</text:p>
          </table:table-cell>
          <table:table-cell office:value-type="float" office:value="0.365">
            <text:p>0.365</text:p>
          </table:table-cell>
          <table:table-cell office:value-type="float" office:value="0.48">
            <text:p>0.48</text:p>
          </table:table-cell>
          <table:table-cell office:value-type="float" office:value="0.5">
            <text:p>0.5</text:p>
          </table:table-cell>
          <table:table-cell office:value-type="float" office:value="0.691">
            <text:p>0.691</text:p>
          </table:table-cell>
          <table:table-cell office:value-type="float" office:value="0.785">
            <text:p>0.785</text:p>
          </table:table-cell>
          <table:table-cell office:value-type="float" office:value="0.758">
            <text:p>0.758</text:p>
          </table:table-cell>
          <table:table-cell office:value-type="float" office:value="1.258">
            <text:p>1.258</text:p>
          </table:table-cell>
          <table:table-cell office:value-type="float" office:value="1.559">
            <text:p>1.559</text:p>
          </table:table-cell>
          <table:table-cell office:value-type="float" office:value="1.913">
            <text:p>1.913</text:p>
          </table:table-cell>
          <table:table-cell office:value-type="float" office:value="2.232">
            <text:p>2.232</text:p>
          </table:table-cell>
          <table:table-cell office:value-type="float" office:value="2.392">
            <text:p>2.392</text:p>
          </table:table-cell>
          <table:table-cell office:value-type="float" office:value="2.912">
            <text:p>2.912</text:p>
          </table:table-cell>
          <table:table-cell office:value-type="float" office:value="2.225">
            <text:p>2.22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48">
            <text:p>0.048</text:p>
          </table:table-cell>
          <table:table-cell office:value-type="float" office:value="0.12">
            <text:p>0.12</text:p>
          </table:table-cell>
          <table:table-cell office:value-type="float" office:value="0.256">
            <text:p>0.256</text:p>
          </table:table-cell>
          <table:table-cell office:value-type="float" office:value="0.37">
            <text:p>0.37</text:p>
          </table:table-cell>
          <table:table-cell office:value-type="float" office:value="0.501">
            <text:p>0.501</text:p>
          </table:table-cell>
          <table:table-cell office:value-type="float" office:value="0.618">
            <text:p>0.618</text:p>
          </table:table-cell>
          <table:table-cell office:value-type="float" office:value="0.653">
            <text:p>0.653</text:p>
          </table:table-cell>
          <table:table-cell office:value-type="float" office:value="1.104">
            <text:p>1.104</text:p>
          </table:table-cell>
          <table:table-cell office:value-type="float" office:value="1.1">
            <text:p>1.1</text:p>
          </table:table-cell>
          <table:table-cell office:value-type="float" office:value="1.757">
            <text:p>1.757</text:p>
          </table:table-cell>
          <table:table-cell office:value-type="float" office:value="1.963">
            <text:p>1.963</text:p>
          </table:table-cell>
          <table:table-cell office:value-type="float" office:value="2.323">
            <text:p>2.323</text:p>
          </table:table-cell>
          <table:table-cell office:value-type="float" office:value="2.385">
            <text:p>2.385</text:p>
          </table:table-cell>
          <table:table-cell office:value-type="float" office:value="2.315">
            <text:p>2.315</text:p>
          </table:table-cell>
          <table:table-cell office:value-type="float" office:value="3.595">
            <text:p>3.595</text:p>
          </table:table-cell>
          <table:table-cell office:value-type="float" office:value="1.843">
            <text:p>1.84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0.021">
            <text:p>0.021</text:p>
          </table:table-cell>
          <table:table-cell office:value-type="float" office:value="0.11">
            <text:p>0.11</text:p>
          </table:table-cell>
          <table:table-cell office:value-type="float" office:value="0.217">
            <text:p>0.217</text:p>
          </table:table-cell>
          <table:table-cell office:value-type="float" office:value="0.315">
            <text:p>0.315</text:p>
          </table:table-cell>
          <table:table-cell office:value-type="float" office:value="0.472">
            <text:p>0.472</text:p>
          </table:table-cell>
          <table:table-cell office:value-type="float" office:value="0.706">
            <text:p>0.706</text:p>
          </table:table-cell>
          <table:table-cell office:value-type="float" office:value="0.762">
            <text:p>0.762</text:p>
          </table:table-cell>
          <table:table-cell office:value-type="float" office:value="0.975">
            <text:p>0.975</text:p>
          </table:table-cell>
          <table:table-cell office:value-type="float" office:value="1.892">
            <text:p>1.892</text:p>
          </table:table-cell>
          <table:table-cell office:value-type="float" office:value="1.216">
            <text:p>1.216</text:p>
          </table:table-cell>
          <table:table-cell office:value-type="float" office:value="2.144">
            <text:p>2.144</text:p>
          </table:table-cell>
          <table:table-cell office:value-type="float" office:value="2.891">
            <text:p>2.891</text:p>
          </table:table-cell>
          <table:table-cell office:value-type="float" office:value="3.237">
            <text:p>3.237</text:p>
          </table:table-cell>
          <table:table-cell office:value-type="float" office:value="2.534">
            <text:p>2.534</text:p>
          </table:table-cell>
          <table:table-cell office:value-type="float" office:value="1.239">
            <text:p>1.239</text:p>
          </table:table-cell>
          <table:table-cell office:value-type="float" office:value="3.425">
            <text:p>3.42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0.016">
            <text:p>0.016</text:p>
          </table:table-cell>
          <table:table-cell office:value-type="float" office:value="0.1">
            <text:p>0.1</text:p>
          </table:table-cell>
          <table:table-cell office:value-type="float" office:value="0.27">
            <text:p>0.27</text:p>
          </table:table-cell>
          <table:table-cell office:value-type="float" office:value="0.329">
            <text:p>0.329</text:p>
          </table:table-cell>
          <table:table-cell office:value-type="float" office:value="0.541">
            <text:p>0.541</text:p>
          </table:table-cell>
          <table:table-cell office:value-type="float" office:value="0.745">
            <text:p>0.745</text:p>
          </table:table-cell>
          <table:table-cell office:value-type="float" office:value="0.931">
            <text:p>0.931</text:p>
          </table:table-cell>
          <table:table-cell office:value-type="float" office:value="0.849">
            <text:p>0.849</text:p>
          </table:table-cell>
          <table:table-cell office:value-type="float" office:value="1.426">
            <text:p>1.426</text:p>
          </table:table-cell>
          <table:table-cell office:value-type="float" office:value="1.942">
            <text:p>1.942</text:p>
          </table:table-cell>
          <table:table-cell office:value-type="float" office:value="2.346">
            <text:p>2.346</text:p>
          </table:table-cell>
          <table:table-cell office:value-type="float" office:value="1.84">
            <text:p>1.84</text:p>
          </table:table-cell>
          <table:table-cell office:value-type="float" office:value="2.349">
            <text:p>2.349</text:p>
          </table:table-cell>
          <table:table-cell office:value-type="float" office:value="2.762">
            <text:p>2.7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0.03">
            <text:p>0.03</text:p>
          </table:table-cell>
          <table:table-cell office:value-type="float" office:value="0.097">
            <text:p>0.097</text:p>
          </table:table-cell>
          <table:table-cell office:value-type="float" office:value="0.214">
            <text:p>0.214</text:p>
          </table:table-cell>
          <table:table-cell office:value-type="float" office:value="0.329">
            <text:p>0.329</text:p>
          </table:table-cell>
          <table:table-cell office:value-type="float" office:value="0.406">
            <text:p>0.406</text:p>
          </table:table-cell>
          <table:table-cell office:value-type="float" office:value="0.682">
            <text:p>0.682</text:p>
          </table:table-cell>
          <table:table-cell office:value-type="float" office:value="0.791">
            <text:p>0.791</text:p>
          </table:table-cell>
          <table:table-cell office:value-type="float" office:value="1.158">
            <text:p>1.158</text:p>
          </table:table-cell>
          <table:table-cell office:value-type="float" office:value="1.384">
            <text:p>1.384</text:p>
          </table:table-cell>
          <table:table-cell office:value-type="float" office:value="1.657">
            <text:p>1.657</text:p>
          </table:table-cell>
          <table:table-cell office:value-type="float" office:value="2.181">
            <text:p>2.181</text:p>
          </table:table-cell>
          <table:table-cell office:value-type="float" office:value="2.209">
            <text:p>2.209</text:p>
          </table:table-cell>
          <table:table-cell office:value-type="float" office:value="2.506">
            <text:p>2.506</text:p>
          </table:table-cell>
          <table:table-cell office:value-type="float" office:value="2.606">
            <text:p>2.606</text:p>
          </table:table-cell>
          <table:table-cell office:value-type="float" office:value="1.981">
            <text:p>1.981</text:p>
          </table:table-cell>
          <table:table-cell office:value-type="float" office:value="3.092">
            <text:p>3.09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0.053">
            <text:p>0.053</text:p>
          </table:table-cell>
          <table:table-cell office:value-type="float" office:value="0.177">
            <text:p>0.177</text:p>
          </table:table-cell>
          <table:table-cell office:value-type="float" office:value="0.256">
            <text:p>0.256</text:p>
          </table:table-cell>
          <table:table-cell office:value-type="float" office:value="0.41">
            <text:p>0.41</text:p>
          </table:table-cell>
          <table:table-cell office:value-type="float" office:value="0.404">
            <text:p>0.404</text:p>
          </table:table-cell>
          <table:table-cell office:value-type="float" office:value="0.445">
            <text:p>0.445</text:p>
          </table:table-cell>
          <table:table-cell office:value-type="float" office:value="0.744">
            <text:p>0.744</text:p>
          </table:table-cell>
          <table:table-cell office:value-type="float" office:value="1.07">
            <text:p>1.07</text:p>
          </table:table-cell>
          <table:table-cell office:value-type="float" office:value="1.372">
            <text:p>1.372</text:p>
          </table:table-cell>
          <table:table-cell office:value-type="float" office:value="1.741">
            <text:p>1.741</text:p>
          </table:table-cell>
          <table:table-cell office:value-type="float" office:value="1.777">
            <text:p>1.777</text:p>
          </table:table-cell>
          <table:table-cell office:value-type="float" office:value="2.355">
            <text:p>2.355</text:p>
          </table:table-cell>
          <table:table-cell office:value-type="float" office:value="2.172">
            <text:p>2.1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0.055">
            <text:p>0.055</text:p>
          </table:table-cell>
          <table:table-cell office:value-type="float" office:value="0.2">
            <text:p>0.2</text:p>
          </table:table-cell>
          <table:table-cell office:value-type="float" office:value="0.295">
            <text:p>0.295</text:p>
          </table:table-cell>
          <table:table-cell office:value-type="float" office:value="0.387">
            <text:p>0.387</text:p>
          </table:table-cell>
          <table:table-cell office:value-type="float" office:value="0.522">
            <text:p>0.522</text:p>
          </table:table-cell>
          <table:table-cell office:value-type="float" office:value="0.484">
            <text:p>0.484</text:p>
          </table:table-cell>
          <table:table-cell office:value-type="float" office:value="0.521">
            <text:p>0.521</text:p>
          </table:table-cell>
          <table:table-cell office:value-type="float" office:value="0.882">
            <text:p>0.882</text:p>
          </table:table-cell>
          <table:table-cell office:value-type="float" office:value="1.119">
            <text:p>1.119</text:p>
          </table:table-cell>
          <table:table-cell office:value-type="float" office:value="1.36">
            <text:p>1.36</text:p>
          </table:table-cell>
          <table:table-cell office:value-type="float" office:value="1.835">
            <text:p>1.835</text:p>
          </table:table-cell>
          <table:table-cell office:value-type="float" office:value="2.682">
            <text:p>2.682</text:p>
          </table:table-cell>
          <table:table-cell office:value-type="float" office:value="2.553">
            <text:p>2.553</text:p>
          </table:table-cell>
          <table:table-cell office:value-type="float" office:value="2.319">
            <text:p>2.319</text:p>
          </table:table-cell>
          <table:table-cell office:value-type="float" office:value="3.431">
            <text:p>3.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0.048">
            <text:p>0.048</text:p>
          </table:table-cell>
          <table:table-cell office:value-type="float" office:value="0.122">
            <text:p>0.122</text:p>
          </table:table-cell>
          <table:table-cell office:value-type="float" office:value="0.289">
            <text:p>0.289</text:p>
          </table:table-cell>
          <table:table-cell office:value-type="float" office:value="0.358">
            <text:p>0.358</text:p>
          </table:table-cell>
          <table:table-cell office:value-type="float" office:value="0.47">
            <text:p>0.47</text:p>
          </table:table-cell>
          <table:table-cell office:value-type="float" office:value="0.545">
            <text:p>0.545</text:p>
          </table:table-cell>
          <table:table-cell office:value-type="float" office:value="0.546">
            <text:p>0.546</text:p>
          </table:table-cell>
          <table:table-cell office:value-type="float" office:value="0.549">
            <text:p>0.549</text:p>
          </table:table-cell>
          <table:table-cell office:value-type="float" office:value="0.997">
            <text:p>0.997</text:p>
          </table:table-cell>
          <table:table-cell office:value-type="float" office:value="1.584">
            <text:p>1.584</text:p>
          </table:table-cell>
          <table:table-cell office:value-type="float" office:value="2.13">
            <text:p>2.13</text:p>
          </table:table-cell>
          <table:table-cell office:value-type="float" office:value="2.516">
            <text:p>2.516</text:p>
          </table:table-cell>
          <table:table-cell office:value-type="float" office:value="1.834">
            <text:p>1.834</text:p>
          </table:table-cell>
          <table:table-cell office:value-type="float" office:value="2.878">
            <text:p>2.878</text:p>
          </table:table-cell>
          <table:table-cell office:value-type="float" office:value="2.764">
            <text:p>2.764</text:p>
          </table:table-cell>
          <table:table-cell office:value-type="float" office:value="2.58">
            <text:p>2.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0.039">
            <text:p>0.039</text:p>
          </table:table-cell>
          <table:table-cell office:value-type="float" office:value="0.163">
            <text:p>0.163</text:p>
          </table:table-cell>
          <table:table-cell office:value-type="float" office:value="0.227">
            <text:p>0.227</text:p>
          </table:table-cell>
          <table:table-cell office:value-type="float" office:value="0.423">
            <text:p>0.423</text:p>
          </table:table-cell>
          <table:table-cell office:value-type="float" office:value="0.498">
            <text:p>0.498</text:p>
          </table:table-cell>
          <table:table-cell office:value-type="float" office:value="0.624">
            <text:p>0.624</text:p>
          </table:table-cell>
          <table:table-cell office:value-type="float" office:value="0.718">
            <text:p>0.718</text:p>
          </table:table-cell>
          <table:table-cell office:value-type="float" office:value="0.716">
            <text:p>0.716</text:p>
          </table:table-cell>
          <table:table-cell office:value-type="float" office:value="0.749">
            <text:p>0.749</text:p>
          </table:table-cell>
          <table:table-cell office:value-type="float" office:value="0.909">
            <text:p>0.909</text:p>
          </table:table-cell>
          <table:table-cell office:value-type="float" office:value="2.278">
            <text:p>2.278</text:p>
          </table:table-cell>
          <table:table-cell office:value-type="float" office:value="0.954">
            <text:p>0.954</text:p>
          </table:table-cell>
          <table:table-cell office:value-type="float" office:value="1.712">
            <text:p>1.712</text:p>
          </table:table-cell>
          <table:table-cell office:value-type="float" office:value="2.348">
            <text:p>2.348</text:p>
          </table:table-cell>
          <table:table-cell office:value-type="float" office:value="4.244">
            <text:p>4.2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0.038">
            <text:p>0.038</text:p>
          </table:table-cell>
          <table:table-cell office:value-type="float" office:value="0.181">
            <text:p>0.181</text:p>
          </table:table-cell>
          <table:table-cell office:value-type="float" office:value="0.257">
            <text:p>0.257</text:p>
          </table:table-cell>
          <table:table-cell office:value-type="float" office:value="0.365">
            <text:p>0.365</text:p>
          </table:table-cell>
          <table:table-cell office:value-type="float" office:value="0.607">
            <text:p>0.607</text:p>
          </table:table-cell>
          <table:table-cell office:value-type="float" office:value="0.701">
            <text:p>0.701</text:p>
          </table:table-cell>
          <table:table-cell office:value-type="float" office:value="0.842">
            <text:p>0.842</text:p>
          </table:table-cell>
          <table:table-cell office:value-type="float" office:value="1.109">
            <text:p>1.109</text:p>
          </table:table-cell>
          <table:table-cell office:value-type="float" office:value="0.947">
            <text:p>0.947</text:p>
          </table:table-cell>
          <table:table-cell office:value-type="float" office:value="0.877">
            <text:p>0.877</text:p>
          </table:table-cell>
          <table:table-cell office:value-type="float" office:value="1.681">
            <text:p>1.681</text:p>
          </table:table-cell>
          <table:table-cell office:value-type="float" office:value="1.969">
            <text:p>1.969</text:p>
          </table:table-cell>
          <table:table-cell office:value-type="float" office:value="0.914">
            <text:p>0.914</text:p>
          </table:table-cell>
          <table:table-cell office:value-type="float" office:value="0.224">
            <text:p>0.224</text:p>
          </table:table-cell>
          <table:table-cell office:value-type="float" office:value="3.792">
            <text:p>3.792</text:p>
          </table:table-cell>
          <table:table-cell office:value-type="float" office:value="3.024">
            <text:p>3.02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0.048">
            <text:p>0.048</text:p>
          </table:table-cell>
          <table:table-cell office:value-type="float" office:value="0.208">
            <text:p>0.208</text:p>
          </table:table-cell>
          <table:table-cell office:value-type="float" office:value="0.306">
            <text:p>0.306</text:p>
          </table:table-cell>
          <table:table-cell office:value-type="float" office:value="0.323">
            <text:p>0.323</text:p>
          </table:table-cell>
          <table:table-cell office:value-type="float" office:value="0.386">
            <text:p>0.386</text:p>
          </table:table-cell>
          <table:table-cell office:value-type="float" office:value="0.718">
            <text:p>0.718</text:p>
          </table:table-cell>
          <table:table-cell office:value-type="float" office:value="0.908">
            <text:p>0.908</text:p>
          </table:table-cell>
          <table:table-cell office:value-type="float" office:value="1.008">
            <text:p>1.008</text:p>
          </table:table-cell>
          <table:table-cell office:value-type="float" office:value="1.509">
            <text:p>1.509</text:p>
          </table:table-cell>
          <table:table-cell office:value-type="float" office:value="1.366">
            <text:p>1.366</text:p>
          </table:table-cell>
          <table:table-cell office:value-type="float" office:value="1.013">
            <text:p>1.013</text:p>
          </table:table-cell>
          <table:table-cell office:value-type="float" office:value="0.983">
            <text:p>0.983</text:p>
          </table:table-cell>
          <table:table-cell office:value-type="float" office:value="1.15">
            <text:p>1.15</text:p>
          </table:table-cell>
          <table:table-cell office:value-type="float" office:value="3.158">
            <text:p>3.158</text:p>
          </table:table-cell>
          <table:table-cell office:value-type="float" office:value="2.115">
            <text:p>2.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0.03">
            <text:p>0.03</text:p>
          </table:table-cell>
          <table:table-cell office:value-type="float" office:value="0.084">
            <text:p>0.084</text:p>
          </table:table-cell>
          <table:table-cell office:value-type="float" office:value="0.302">
            <text:p>0.302</text:p>
          </table:table-cell>
          <table:table-cell office:value-type="float" office:value="0.412">
            <text:p>0.412</text:p>
          </table:table-cell>
          <table:table-cell office:value-type="float" office:value="0.457">
            <text:p>0.457</text:p>
          </table:table-cell>
          <table:table-cell office:value-type="float" office:value="0.467">
            <text:p>0.467</text:p>
          </table:table-cell>
          <table:table-cell office:value-type="float" office:value="0.704">
            <text:p>0.704</text:p>
          </table:table-cell>
          <table:table-cell office:value-type="float" office:value="0.987">
            <text:p>0.987</text:p>
          </table:table-cell>
          <table:table-cell office:value-type="float" office:value="1.549">
            <text:p>1.549</text:p>
          </table:table-cell>
          <table:table-cell office:value-type="float" office:value="1.937">
            <text:p>1.937</text:p>
          </table:table-cell>
          <table:table-cell office:value-type="float" office:value="1.649">
            <text:p>1.649</text:p>
          </table:table-cell>
          <table:table-cell office:value-type="float" office:value="1.474">
            <text:p>1.474</text:p>
          </table:table-cell>
          <table:table-cell office:value-type="float" office:value="2.766">
            <text:p>2.766</text:p>
          </table:table-cell>
          <table:table-cell office:value-type="float" office:value="2.214">
            <text:p>2.214</text:p>
          </table:table-cell>
          <table:table-cell office:value-type="float" office:value="2.677">
            <text:p>2.677</text:p>
          </table:table-cell>
          <table:table-cell office:value-type="float" office:value="2.588">
            <text:p>2.58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0.017">
            <text:p>0.017</text:p>
          </table:table-cell>
          <table:table-cell office:value-type="float" office:value="0.174">
            <text:p>0.174</text:p>
          </table:table-cell>
          <table:table-cell office:value-type="float" office:value="0.26">
            <text:p>0.26</text:p>
          </table:table-cell>
          <table:table-cell office:value-type="float" office:value="0.4">
            <text:p>0.4</text:p>
          </table:table-cell>
          <table:table-cell office:value-type="float" office:value="0.433">
            <text:p>0.433</text:p>
          </table:table-cell>
          <table:table-cell office:value-type="float" office:value="0.466">
            <text:p>0.466</text:p>
          </table:table-cell>
          <table:table-cell office:value-type="float" office:value="0.527">
            <text:p>0.527</text:p>
          </table:table-cell>
          <table:table-cell office:value-type="float" office:value="0.637">
            <text:p>0.637</text:p>
          </table:table-cell>
          <table:table-cell office:value-type="float" office:value="0.802">
            <text:p>0.802</text:p>
          </table:table-cell>
          <table:table-cell office:value-type="float" office:value="0.559">
            <text:p>0.559</text:p>
          </table:table-cell>
          <table:table-cell office:value-type="float" office:value="1.484">
            <text:p>1.484</text:p>
          </table:table-cell>
          <table:table-cell office:value-type="float" office:value="1.787">
            <text:p>1.787</text:p>
          </table:table-cell>
          <table:table-cell office:value-type="float" office:value="1.593">
            <text:p>1.59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Prop F M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>
            <text:p>Proportion F before spawni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oportion M before spawning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lay Scott</meta:initial-creator>
    <meta:creation-date>2013-03-15T14:45:47</meta:creation-date>
    <dc:date>2013-03-15T15:15:27</dc:date>
    <dc:creator>Finlay Scott</dc:creator>
    <meta:editing-duration>PT11M10S</meta:editing-duration>
    <meta:editing-cycles>10</meta:editing-cycles>
    <meta:generator>LibreOffice/3.5$Linux_X86_64 LibreOffice_project/350m1$Build-2</meta:generator>
    <meta:document-statistic meta:table-count="8" meta:cell-count="3800" meta:object-count="0"/>
  </office:meta>
</office:document-meta>
</file>